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35.087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0.372cm"/>
    </style:style>
    <style:style style:name="co12" style:family="table-column">
      <style:table-column-properties fo:break-before="auto" style:column-width="8.16cm"/>
    </style:style>
    <style:style style:name="co13" style:family="table-column">
      <style:table-column-properties fo:break-before="auto" style:column-width="5.396cm"/>
    </style:style>
    <style:style style:name="co14" style:family="table-column">
      <style:table-column-properties fo:break-before="auto" style:column-width="3.323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1.386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637cm"/>
    </style:style>
    <style:style style:name="co24" style:family="table-column">
      <style:table-column-properties fo:break-before="auto" style:column-width="1.166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18" table:visibility="collapse" table:default-cell-style-name="Default"/>
        <table:table-column table:style-name="co4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/>
        </table:table-row>
        <table:table-row table:style-name="ro1">
          <table:table-cell office:value-type="float" office:value="717540">
            <text:p>717540</text:p>
          </table:table-cell>
          <table:table-cell office:value-type="float" office:value="131562594">
            <text:p>131562594</text:p>
          </table:table-cell>
          <table:table-cell office:value-type="string">
            <text:p>2012-06-28</text:p>
          </table:table-cell>
          <table:table-cell office:value-type="string">
            <text:p>S</text:p>
          </table:table-cell>
          <table:table-cell office:value-type="string">
            <text:p>2012-06-13</text:p>
          </table:table-cell>
          <table:table-cell office:value-type="float" office:value="29300677980">
            <text:p>2930067798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11 ( 6.68 . 25.7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11">
            <text:p>0,11</text:p>
          </table:table-cell>
          <table:table-cell office:value-type="string">
            <text:p>6.68</text:p>
          </table:table-cell>
          <table:table-cell table:style-name="ce1" office:value-type="string">
            <text:p>25.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112031">
            <text:p>9112031</text:p>
          </table:table-cell>
          <table:table-cell office:value-type="float" office:value="216232884">
            <text:p>216232884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0-22</text:p>
          </table:table-cell>
          <table:table-cell office:value-type="float" office:value="673030458626">
            <text:p>673030458626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5-OH ) 53.4 ↓ ( &gt; 75 nmol/L ) , Testosteroon 0.11 </text:p>
          </table:table-cell>
          <table:table-cell office:value-type="string">
            <text:p>Testosteroon 0.11 </text:p>
          </table:table-cell>
          <table:table-cell office:value-type="string">
            <text:p>↓ ( 9.47 . 28.30 nmol/L )</text:p>
          </table:table-cell>
          <table:table-cell office:value-type="string">
            <text:p>Testosteroon</text:p>
          </table:table-cell>
          <table:table-cell office:value-type="float" office:value="0.11">
            <text:p>0,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täpsus</text:p>
          </table:table-cell>
        </table:table-row>
        <table:table-row table:style-name="ro1">
          <table:table-cell office:value-type="float" office:value="22191785">
            <text:p>22191785</text:p>
          </table:table-cell>
          <table:table-cell office:value-type="float" office:value="203845999">
            <text:p>203845999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office:value-type="string">
            <text:p>2013-10-14</text:p>
          </table:table-cell>
          <table:table-cell office:value-type="float" office:value="56843152771">
            <text:p>568431527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11 ( 0.10 . 2.37 nmol/L )</text:p>
          </table:table-cell>
          <table:table-cell/>
          <table:table-cell office:value-type="string">
            <text:p>Testosteroon</text:p>
          </table:table-cell>
          <table:table-cell office:value-type="float" office:value="0.11">
            <text:p>0,11</text:p>
          </table:table-cell>
          <table:table-cell office:value-type="string">
            <text:p>0.1</text:p>
          </table:table-cell>
          <table:table-cell office:value-type="string">
            <text:p>2.3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formula="of:=500/500*100" office:value-type="float" office:value="100">
            <text:p>100</text:p>
          </table:table-cell>
        </table:table-row>
        <table:table-row table:style-name="ro1">
          <table:table-cell office:value-type="float" office:value="4479875">
            <text:p>4479875</text:p>
          </table:table-cell>
          <table:table-cell office:value-type="float" office:value="83062836">
            <text:p>83062836</text:p>
          </table:table-cell>
          <table:table-cell office:value-type="string">
            <text:p>2012-01-30</text:p>
          </table:table-cell>
          <table:table-cell office:value-type="string">
            <text:p>A</text:p>
          </table:table-cell>
          <table:table-cell office:value-type="string">
            <text:p>2012-01-24</text:p>
          </table:table-cell>
          <table:table-cell office:value-type="float" office:value="16372892192">
            <text:p>1637289219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, P-LH 0.64 ( 0.31 . 5.29 U/L ) S , P-Testosteroon 0.15 ( 0.98 .</text:p>
          </table:table-cell>
          <table:table-cell office:value-type="string">
            <text:p>S , P-Testosteroon 0.15 ( 0.98 . 38.50 nmol/L )</text:p>
          </table:table-cell>
          <table:table-cell office:value-type="string">
            <text:p><text:s/>S-IGF-1160 ( 215 . 1026 µg/L )</text:p>
          </table:table-cell>
          <table:table-cell office:value-type="string">
            <text:p>S , P-Testosteroon</text:p>
          </table:table-cell>
          <table:table-cell office:value-type="float" office:value="0.15">
            <text:p>0,15</text:p>
          </table:table-cell>
          <table:table-cell office:value-type="string">
            <text:p>0.98</text:p>
          </table:table-cell>
          <table:table-cell office:value-type="string">
            <text:p>38.5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91283">
            <text:p>23291283</text:p>
          </table:table-cell>
          <table:table-cell office:value-type="float" office:value="194181593">
            <text:p>194181593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48975240990">
            <text:p>489752409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18 ( nmol/L</text:p>
          </table:table-cell>
          <table:table-cell office:value-type="string">
            <text:p><text:s/>)</text:p>
          </table:table-cell>
          <table:table-cell office:value-type="string">
            <text:p>Testosteroon</text:p>
          </table:table-cell>
          <table:table-cell office:value-type="float" office:value="0.18">
            <text:p>0,18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43565">
            <text:p>11143565</text:p>
          </table:table-cell>
          <table:table-cell office:value-type="float" office:value="183211716">
            <text:p>183211716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6-12</text:p>
          </table:table-cell>
          <table:table-cell office:value-type="float" office:value="673030433647">
            <text:p>6730304336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L ) Östradiool 197.4 ( pmol/L ) Testosteroon 0.22 ( nmol/L</text:p>
          </table:table-cell>
          <table:table-cell office:value-type="string">
            <text:p>Testosteroon 0.22 ( nmol/L</text:p>
          </table:table-cell>
          <table:table-cell office:value-type="string">
            <text:p><text:s/>) DHEAS 5.36 ( 0.92 . 7.60 µmol</text:p>
          </table:table-cell>
          <table:table-cell office:value-type="string">
            <text:p>Testosteroon</text:p>
          </table:table-cell>
          <table:table-cell office:value-type="float" office:value="0.22">
            <text:p>0,22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35572">
            <text:p>21835572</text:p>
          </table:table-cell>
          <table:table-cell office:value-type="float" office:value="194005437">
            <text:p>194005437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0441692972">
            <text:p>504416929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24 </text:p>
          </table:table-cell>
          <table:table-cell office:value-type="string">
            <text:p>↓ ( 0.28 . 1.73 nmol/L )</text:p>
          </table:table-cell>
          <table:table-cell office:value-type="string">
            <text:p>Testosteroon</text:p>
          </table:table-cell>
          <table:table-cell office:value-type="float" office:value="0.24">
            <text:p>0,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22890">
            <text:p>13422890</text:p>
          </table:table-cell>
          <table:table-cell office:value-type="float" office:value="157198923">
            <text:p>157198923</text:p>
          </table:table-cell>
          <table:table-cell office:value-type="string">
            <text:p>2012-06-19</text:p>
          </table:table-cell>
          <table:table-cell office:value-type="string">
            <text:p>A</text:p>
          </table:table-cell>
          <table:table-cell office:value-type="string">
            <text:p>2012-05-21</text:p>
          </table:table-cell>
          <table:table-cell office:value-type="float" office:value="62252648393">
            <text:p>6225264839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24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24">
            <text:p>0,24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1667">
            <text:p>671667</text:p>
          </table:table-cell>
          <table:table-cell office:value-type="float" office:value="123371880">
            <text:p>123371880</text:p>
          </table:table-cell>
          <table:table-cell office:value-type="string">
            <text:p>2012-05-24</text:p>
          </table:table-cell>
          <table:table-cell office:value-type="string">
            <text:p>S</text:p>
          </table:table-cell>
          <table:table-cell office:value-type="string">
            <text:p>2012-05-17</text:p>
          </table:table-cell>
          <table:table-cell office:value-type="float" office:value="50822851659">
            <text:p>5082285165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24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24">
            <text:p>0,24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64264">
            <text:p>23564264</text:p>
          </table:table-cell>
          <table:table-cell office:value-type="float" office:value="158172468">
            <text:p>158172468</text:p>
          </table:table-cell>
          <table:table-cell office:value-type="string">
            <text:p>2013-01-08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673036660667">
            <text:p>6730366606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28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0.28">
            <text:p>0,28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33315">
            <text:p>8233315</text:p>
          </table:table-cell>
          <table:table-cell office:value-type="float" office:value="135246061">
            <text:p>135246061</text:p>
          </table:table-cell>
          <table:table-cell office:value-type="string">
            <text:p>2012-08-23</text:p>
          </table:table-cell>
          <table:table-cell office:value-type="string">
            <text:p>A</text:p>
          </table:table-cell>
          <table:table-cell office:value-type="string">
            <text:p>2011-09-29</text:p>
          </table:table-cell>
          <table:table-cell office:value-type="float" office:value="39158156954">
            <text:p>3915815695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29.09.2011 VASTUSED : S , P-Testosteroon 0.29 ( 6.68 . 25.70 nmo</text:p>
          </table:table-cell>
          <table:table-cell office:value-type="string">
            <text:p>S , P-Testosteroon 0.29 ( 6.68 . 25.70 nmol/L )</text:p>
          </table:table-cell>
          <table:table-cell office:value-type="string">
            <text:p><text:s/>, S , P-Vaba PSA % 24.0 ( &gt; 15.</text:p>
          </table:table-cell>
          <table:table-cell office:value-type="string">
            <text:p>S , P-Testosteroon</text:p>
          </table:table-cell>
          <table:table-cell office:value-type="float" office:value="0.29">
            <text:p>0,29</text:p>
          </table:table-cell>
          <table:table-cell office:value-type="string">
            <text:p>6.68</text:p>
          </table:table-cell>
          <table:table-cell table:style-name="ce1" office:value-type="string">
            <text:p>25.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93981">
            <text:p>12193981</text:p>
          </table:table-cell>
          <table:table-cell office:value-type="float" office:value="158124127">
            <text:p>158124127</text:p>
          </table:table-cell>
          <table:table-cell office:value-type="string">
            <text:p>2012-10-17</text:p>
          </table:table-cell>
          <table:table-cell office:value-type="string">
            <text:p>A</text:p>
          </table:table-cell>
          <table:table-cell office:value-type="string">
            <text:p>2012-10-01</text:p>
          </table:table-cell>
          <table:table-cell office:value-type="float" office:value="85020581920">
            <text:p>850205819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33 ( 0.28 . 1.73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33">
            <text:p>0,33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45214">
            <text:p>22945214</text:p>
          </table:table-cell>
          <table:table-cell office:value-type="float" office:value="158160027">
            <text:p>158160027</text:p>
          </table:table-cell>
          <table:table-cell office:value-type="string">
            <text:p>2012-12-27</text:p>
          </table:table-cell>
          <table:table-cell office:value-type="string">
            <text:p>A</text:p>
          </table:table-cell>
          <table:table-cell office:value-type="string">
            <text:p>2012-12-07</text:p>
          </table:table-cell>
          <table:table-cell office:value-type="float" office:value="673046784340">
            <text:p>6730467843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40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0.4">
            <text:p>0,4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39242">
            <text:p>14539242</text:p>
          </table:table-cell>
          <table:table-cell office:value-type="float" office:value="158160008">
            <text:p>158160008</text:p>
          </table:table-cell>
          <table:table-cell office:value-type="string">
            <text:p>2012-12-27</text:p>
          </table:table-cell>
          <table:table-cell office:value-type="string">
            <text:p>A</text:p>
          </table:table-cell>
          <table:table-cell office:value-type="string">
            <text:p>2012-12-07</text:p>
          </table:table-cell>
          <table:table-cell office:value-type="float" office:value="673046784340">
            <text:p>6730467843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40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0.4">
            <text:p>0,4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31545">
            <text:p>22031545</text:p>
          </table:table-cell>
          <table:table-cell office:value-type="float" office:value="166188375">
            <text:p>166188375</text:p>
          </table:table-cell>
          <table:table-cell office:value-type="string">
            <text:p>2013-03-07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673030485701">
            <text:p>6730304857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42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0.42">
            <text:p>0,42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61605">
            <text:p>24261605</text:p>
          </table:table-cell>
          <table:table-cell office:value-type="float" office:value="158020686">
            <text:p>158020686</text:p>
          </table:table-cell>
          <table:table-cell office:value-type="string">
            <text:p>2012-12-06</text:p>
          </table:table-cell>
          <table:table-cell office:value-type="string">
            <text:p>A</text:p>
          </table:table-cell>
          <table:table-cell office:value-type="string">
            <text:p>2012-12-03</text:p>
          </table:table-cell>
          <table:table-cell office:value-type="float" office:value="673043994588">
            <text:p>6730439945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44 ( 0.28 . 1.73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44">
            <text:p>0,44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61811">
            <text:p>11861811</text:p>
          </table:table-cell>
          <table:table-cell office:value-type="float" office:value="172018668">
            <text:p>172018668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3-04-15</text:p>
          </table:table-cell>
          <table:table-cell office:value-type="float" office:value="84134235347">
            <text:p>841342353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45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0.45">
            <text:p>0,45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39698">
            <text:p>11339698</text:p>
          </table:table-cell>
          <table:table-cell office:value-type="float" office:value="164473883">
            <text:p>164473883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3-02-13</text:p>
          </table:table-cell>
          <table:table-cell office:value-type="float" office:value="673042283103">
            <text:p>67304228310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46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0.46">
            <text:p>0,46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62973">
            <text:p>11262973</text:p>
          </table:table-cell>
          <table:table-cell office:value-type="float" office:value="183728311">
            <text:p>183728311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673030334998">
            <text:p>6730303349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46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0.46">
            <text:p>0,46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44944">
            <text:p>12344944</text:p>
          </table:table-cell>
          <table:table-cell office:value-type="float" office:value="215910316">
            <text:p>215910316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2013-12-11</text:p>
          </table:table-cell>
          <table:table-cell office:value-type="float" office:value="10677387989">
            <text:p>106773879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49 ( 0.10 . 1.39 nmol/L )</text:p>
          </table:table-cell>
          <table:table-cell/>
          <table:table-cell office:value-type="string">
            <text:p>Testosteroon</text:p>
          </table:table-cell>
          <table:table-cell office:value-type="float" office:value="0.49">
            <text:p>0,49</text:p>
          </table:table-cell>
          <table:table-cell office:value-type="string">
            <text:p>0.1</text:p>
          </table:table-cell>
          <table:table-cell office:value-type="string">
            <text:p>1.3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07515">
            <text:p>23307515</text:p>
          </table:table-cell>
          <table:table-cell office:value-type="float" office:value="215174711">
            <text:p>215174711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3-11-29</text:p>
          </table:table-cell>
          <table:table-cell office:value-type="float" office:value="673033344448">
            <text:p>6730333444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50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0.5">
            <text:p>0,5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60663">
            <text:p>4060663</text:p>
          </table:table-cell>
          <table:table-cell office:value-type="float" office:value="123503814">
            <text:p>123503814</text:p>
          </table:table-cell>
          <table:table-cell office:value-type="string">
            <text:p>2012-05-17</text:p>
          </table:table-cell>
          <table:table-cell office:value-type="string">
            <text:p>A</text:p>
          </table:table-cell>
          <table:table-cell office:value-type="string">
            <text:p>2011-05-31</text:p>
          </table:table-cell>
          <table:table-cell office:value-type="float" office:value="98603416234">
            <text:p>986034162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, P-Östradiool 143.1 ( pmol/L ) S , P-Testosteroon 0.52 ( 0.29 .</text:p>
          </table:table-cell>
          <table:table-cell office:value-type="string">
            <text:p>S , P-Testosteroon 0.52 ( 0.29 . 1.67 nmol/L )</text:p>
          </table:table-cell>
          <table:table-cell office:value-type="string">
            <text:p><text:s/>S , P-SHBG 68.3 ( 26.1 . 110.0 </text:p>
          </table:table-cell>
          <table:table-cell office:value-type="string">
            <text:p>S , P-Testosteroon</text:p>
          </table:table-cell>
          <table:table-cell office:value-type="float" office:value="0.52">
            <text:p>0,52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15980">
            <text:p>22915980</text:p>
          </table:table-cell>
          <table:table-cell office:value-type="float" office:value="158055373">
            <text:p>158055373</text:p>
          </table:table-cell>
          <table:table-cell office:value-type="string">
            <text:p>2012-10-29</text:p>
          </table:table-cell>
          <table:table-cell office:value-type="string">
            <text:p>A</text:p>
          </table:table-cell>
          <table:table-cell office:value-type="string">
            <text:p>2012-10-12</text:p>
          </table:table-cell>
          <table:table-cell office:value-type="float" office:value="74382596275">
            <text:p>743825962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56 ( 0.28 . 1.73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56">
            <text:p>0,56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48094">
            <text:p>23548094</text:p>
          </table:table-cell>
          <table:table-cell office:value-type="float" office:value="177862255">
            <text:p>177862255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office:value-type="string">
            <text:p>2013-04-26</text:p>
          </table:table-cell>
          <table:table-cell office:value-type="float" office:value="37166834855">
            <text:p>371668348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56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0.56">
            <text:p>0,56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21442">
            <text:p>24421442</text:p>
          </table:table-cell>
          <table:table-cell office:value-type="float" office:value="156402476">
            <text:p>156402476</text:p>
          </table:table-cell>
          <table:table-cell office:value-type="string">
            <text:p>2012-01-10</text:p>
          </table:table-cell>
          <table:table-cell office:value-type="string">
            <text:p>A</text:p>
          </table:table-cell>
          <table:table-cell office:value-type="string">
            <text:p>2011-12-19</text:p>
          </table:table-cell>
          <table:table-cell office:value-type="float" office:value="48182580671">
            <text:p>481825806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<text:s/>P-Östradiool 1364.0 ( pmol/L ) S , P-Testosteroon 0.60 ( 0.29 .</text:p>
          </table:table-cell>
          <table:table-cell office:value-type="string">
            <text:p>S , P-Testosteroon 0.60 ( 0.29 . 1.67 nmol/L )</text:p>
          </table:table-cell>
          <table:table-cell office:value-type="string">
            <text:p><text:s/>Menstr tsükli faas Ei tea</text:p>
          </table:table-cell>
          <table:table-cell office:value-type="string">
            <text:p>S , P-Testosteroon</text:p>
          </table:table-cell>
          <table:table-cell office:value-type="float" office:value="0.6">
            <text:p>0,6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47798">
            <text:p>23147798</text:p>
          </table:table-cell>
          <table:table-cell office:value-type="float" office:value="157135082">
            <text:p>157135082</text:p>
          </table:table-cell>
          <table:table-cell office:value-type="string">
            <text:p>2012-04-03</text:p>
          </table:table-cell>
          <table:table-cell office:value-type="string">
            <text:p>A</text:p>
          </table:table-cell>
          <table:table-cell office:value-type="string">
            <text:p>2012-03-14</text:p>
          </table:table-cell>
          <table:table-cell office:value-type="float" office:value="673037171658">
            <text:p>6730371716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61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61">
            <text:p>0,61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42672">
            <text:p>21842672</text:p>
          </table:table-cell>
          <table:table-cell office:value-type="float" office:value="180148176">
            <text:p>180148176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30299392627">
            <text:p>302993926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) Östradiool 165.3 ( pmol/L ) Testosteroon 0.61 ( 0.28 . 1.73 </text:p>
          </table:table-cell>
          <table:table-cell office:value-type="string">
            <text:p>Testosteroon 0.61 ( 0.28 . 1.73 nmol/L )</text:p>
          </table:table-cell>
          <table:table-cell office:value-type="string">
            <text:p><text:s/>IGF-1222.1 ( 106 . 277 µg/L ) T</text:p>
          </table:table-cell>
          <table:table-cell office:value-type="string">
            <text:p>Testosteroon</text:p>
          </table:table-cell>
          <table:table-cell office:value-type="float" office:value="0.61">
            <text:p>0,61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39845">
            <text:p>14039845</text:p>
          </table:table-cell>
          <table:table-cell office:value-type="float" office:value="158031447">
            <text:p>158031447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9-17</text:p>
          </table:table-cell>
          <table:table-cell office:value-type="float" office:value="27392766100">
            <text:p>2739276610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61 ( 0.28 . 1.73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61">
            <text:p>0,61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26666">
            <text:p>16426666</text:p>
          </table:table-cell>
          <table:table-cell office:value-type="float" office:value="202057625">
            <text:p>202057625</text:p>
          </table:table-cell>
          <table:table-cell office:value-type="string">
            <text:p>2013-10-09</text:p>
          </table:table-cell>
          <table:table-cell office:value-type="string">
            <text:p>S</text:p>
          </table:table-cell>
          <table:table-cell office:value-type="string">
            <text:p>2013-10-08</text:p>
          </table:table-cell>
          <table:table-cell office:value-type="float" office:value="673033704192">
            <text:p>67303370419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63 </text:p>
          </table:table-cell>
          <table:table-cell office:value-type="string">
            <text:p>↓ ( 9.47 . 28.30 nmol/L ) , fPSA</text:p>
          </table:table-cell>
          <table:table-cell office:value-type="string">
            <text:p>Testosteroon</text:p>
          </table:table-cell>
          <table:table-cell office:value-type="float" office:value="0.63">
            <text:p>0,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20993">
            <text:p>14620993</text:p>
          </table:table-cell>
          <table:table-cell office:value-type="float" office:value="157048143">
            <text:p>157048143</text:p>
          </table:table-cell>
          <table:table-cell office:value-type="string">
            <text:p>2012-04-09</text:p>
          </table:table-cell>
          <table:table-cell office:value-type="string">
            <text:p>A</text:p>
          </table:table-cell>
          <table:table-cell office:value-type="string">
            <text:p>2012-02-03</text:p>
          </table:table-cell>
          <table:table-cell office:value-type="float" office:value="83015530265">
            <text:p>8301553026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63 ( nmol/L</text:p>
          </table:table-cell>
          <table:table-cell office:value-type="string">
            <text:p><text:s/>)</text:p>
          </table:table-cell>
          <table:table-cell office:value-type="string">
            <text:p>S , P-Testosteroon</text:p>
          </table:table-cell>
          <table:table-cell office:value-type="float" office:value="0.63">
            <text:p>0,63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58162">
            <text:p>22458162</text:p>
          </table:table-cell>
          <table:table-cell office:value-type="float" office:value="156414334">
            <text:p>156414334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office:value-type="string">
            <text:p>2012-02-14</text:p>
          </table:table-cell>
          <table:table-cell office:value-type="float" office:value="673039484178">
            <text:p>6730394841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64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64">
            <text:p>0,64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50768">
            <text:p>11650768</text:p>
          </table:table-cell>
          <table:table-cell office:value-type="float" office:value="156459067">
            <text:p>156459067</text:p>
          </table:table-cell>
          <table:table-cell office:value-type="string">
            <text:p>2012-02-07</text:p>
          </table:table-cell>
          <table:table-cell office:value-type="string">
            <text:p>A</text:p>
          </table:table-cell>
          <table:table-cell office:value-type="string">
            <text:p>2012-01-27</text:p>
          </table:table-cell>
          <table:table-cell office:value-type="float" office:value="673031107652">
            <text:p>6730311076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64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64">
            <text:p>0,64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84581">
            <text:p>11984581</text:p>
          </table:table-cell>
          <table:table-cell office:value-type="float" office:value="156414334">
            <text:p>156414334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office:value-type="string">
            <text:p>2012-02-14</text:p>
          </table:table-cell>
          <table:table-cell office:value-type="float" office:value="673039484178">
            <text:p>6730394841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64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64">
            <text:p>0,64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40897">
            <text:p>23940897</text:p>
          </table:table-cell>
          <table:table-cell office:value-type="float" office:value="157252695">
            <text:p>157252695</text:p>
          </table:table-cell>
          <table:table-cell office:value-type="string">
            <text:p>2012-06-26</text:p>
          </table:table-cell>
          <table:table-cell office:value-type="string">
            <text:p>A</text:p>
          </table:table-cell>
          <table:table-cell office:value-type="string">
            <text:p>2012-06-14</text:p>
          </table:table-cell>
          <table:table-cell office:value-type="float" office:value="673040910219">
            <text:p>6730409102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66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66">
            <text:p>0,66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27258">
            <text:p>4327258</text:p>
          </table:table-cell>
          <table:table-cell office:value-type="float" office:value="96104792">
            <text:p>96104792</text:p>
          </table:table-cell>
          <table:table-cell office:value-type="string">
            <text:p>2012-04-20</text:p>
          </table:table-cell>
          <table:table-cell office:value-type="string">
            <text:p>A</text:p>
          </table:table-cell>
          <table:table-cell office:value-type="string">
            <text:p>2012-04-20</text:p>
          </table:table-cell>
          <table:table-cell office:value-type="float" office:value="37981530328">
            <text:p>3798153032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, P-LH 0.80 ( 0.15 . 5.33 U/L ) S , P-Testosteroon 0.66 ( 0.98 .</text:p>
          </table:table-cell>
          <table:table-cell office:value-type="string">
            <text:p>S , P-Testosteroon 0.66 ( 0.98 . 38.50 nmol/L )</text:p>
          </table:table-cell>
          <table:table-cell office:value-type="string">
            <text:p><text:s/>S , P-SHBG 92.2 ( 17.8 . 142.7 </text:p>
          </table:table-cell>
          <table:table-cell office:value-type="string">
            <text:p>S , P-Testosteroon</text:p>
          </table:table-cell>
          <table:table-cell office:value-type="float" office:value="0.66">
            <text:p>0,66</text:p>
          </table:table-cell>
          <table:table-cell office:value-type="string">
            <text:p>0.98</text:p>
          </table:table-cell>
          <table:table-cell office:value-type="string">
            <text:p>38.5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43394">
            <text:p>21643394</text:p>
          </table:table-cell>
          <table:table-cell office:value-type="float" office:value="157703939">
            <text:p>157703939</text:p>
          </table:table-cell>
          <table:table-cell office:value-type="string">
            <text:p>2012-07-05</text:p>
          </table:table-cell>
          <table:table-cell office:value-type="string">
            <text:p>A</text:p>
          </table:table-cell>
          <table:table-cell office:value-type="string">
            <text:p>2012-02-20</text:p>
          </table:table-cell>
          <table:table-cell office:value-type="float" office:value="673039552694">
            <text:p>6730395526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67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67">
            <text:p>0,67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38785">
            <text:p>12838785</text:p>
          </table:table-cell>
          <table:table-cell office:value-type="float" office:value="195520011">
            <text:p>195520011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3-08-09</text:p>
          </table:table-cell>
          <table:table-cell office:value-type="float" office:value="58464813357">
            <text:p>5846481335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68 ( nmol/L</text:p>
          </table:table-cell>
          <table:table-cell office:value-type="string">
            <text:p><text:s/>)</text:p>
          </table:table-cell>
          <table:table-cell office:value-type="string">
            <text:p>Testosteroon</text:p>
          </table:table-cell>
          <table:table-cell office:value-type="float" office:value="0.68">
            <text:p>0,68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75997">
            <text:p>14875997</text:p>
          </table:table-cell>
          <table:table-cell office:value-type="float" office:value="207373685">
            <text:p>207373685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2013-09-27</text:p>
          </table:table-cell>
          <table:table-cell office:value-type="float" office:value="26120818246">
            <text:p>261208182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70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0.7">
            <text:p>0,7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09357">
            <text:p>23509357</text:p>
          </table:table-cell>
          <table:table-cell office:value-type="float" office:value="157166982">
            <text:p>157166982</text:p>
          </table:table-cell>
          <table:table-cell office:value-type="string">
            <text:p>2012-04-17</text:p>
          </table:table-cell>
          <table:table-cell office:value-type="string">
            <text:p>A</text:p>
          </table:table-cell>
          <table:table-cell office:value-type="string">
            <text:p>2012-03-28</text:p>
          </table:table-cell>
          <table:table-cell office:value-type="float" office:value="88976773347">
            <text:p>889767733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70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7">
            <text:p>0,7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06199">
            <text:p>11306199</text:p>
          </table:table-cell>
          <table:table-cell office:value-type="float" office:value="196482466">
            <text:p>196482466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office:value-type="string">
            <text:p>2013-06-21</text:p>
          </table:table-cell>
          <table:table-cell office:value-type="float" office:value="673030344578">
            <text:p>6730303445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a 125 - 12,5 ; prolaktiin 187 ; testosteroon 0,7 </text:p>
          </table:table-cell>
          <table:table-cell office:value-type="string">
            <text:p>testosteroon 0,7 </text:p>
          </table:table-cell>
          <table:table-cell office:value-type="string">
            <text:p>; TSH 1,24</text:p>
          </table:table-cell>
          <table:table-cell office:value-type="string">
            <text:p>testosteroon</text:p>
          </table:table-cell>
          <table:table-cell office:value-type="float" office:value="0.7">
            <text:p>0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73424">
            <text:p>7273424</text:p>
          </table:table-cell>
          <table:table-cell office:value-type="float" office:value="127093092">
            <text:p>127093092</text:p>
          </table:table-cell>
          <table:table-cell office:value-type="string">
            <text:p>2012-06-15</text:p>
          </table:table-cell>
          <table:table-cell office:value-type="string">
            <text:p>A</text:p>
          </table:table-cell>
          <table:table-cell office:value-type="string">
            <text:p>2012-06-08</text:p>
          </table:table-cell>
          <table:table-cell office:value-type="float" office:value="94279174921">
            <text:p>9427917492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<text:s/>, P-Östradiool 76.0 ( pmol/L ) S , P-Testosteroon 0.71 ( 0.29 .</text:p>
          </table:table-cell>
          <table:table-cell office:value-type="string">
            <text:p>S , P-Testosteroon 0.71 ( 0.29 . 1.67 nmol/L )</text:p>
          </table:table-cell>
          <table:table-cell office:value-type="string">
            <text:p><text:s/>Menstr tsükli faas Ei tea</text:p>
          </table:table-cell>
          <table:table-cell office:value-type="string">
            <text:p>S , P-Testosteroon</text:p>
          </table:table-cell>
          <table:table-cell office:value-type="float" office:value="0.71">
            <text:p>0,71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08713">
            <text:p>21708713</text:p>
          </table:table-cell>
          <table:table-cell office:value-type="float" office:value="203641597">
            <text:p>203641597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37727659209">
            <text:p>377276592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72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0.72">
            <text:p>0,72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57558">
            <text:p>22457558</text:p>
          </table:table-cell>
          <table:table-cell office:value-type="float" office:value="158124172">
            <text:p>158124172</text:p>
          </table:table-cell>
          <table:table-cell office:value-type="string">
            <text:p>2012-11-08</text:p>
          </table:table-cell>
          <table:table-cell office:value-type="string">
            <text:p>A</text:p>
          </table:table-cell>
          <table:table-cell office:value-type="string">
            <text:p>2012-10-12</text:p>
          </table:table-cell>
          <table:table-cell office:value-type="float" office:value="55573558258">
            <text:p>555735582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74 ( nmol/L</text:p>
          </table:table-cell>
          <table:table-cell office:value-type="string">
            <text:p><text:s/>)</text:p>
          </table:table-cell>
          <table:table-cell office:value-type="string">
            <text:p>S , P-Testosteroon</text:p>
          </table:table-cell>
          <table:table-cell office:value-type="float" office:value="0.74">
            <text:p>0,74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48550">
            <text:p>11748550</text:p>
          </table:table-cell>
          <table:table-cell office:value-type="float" office:value="199287874">
            <text:p>199287874</text:p>
          </table:table-cell>
          <table:table-cell office:value-type="string">
            <text:p>2013-09-24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29683194739">
            <text:p>296831947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5-OH ) 72.4 ↓ ( &gt; 75 nmol/L ) , Testosteroon 0.75 </text:p>
          </table:table-cell>
          <table:table-cell office:value-type="string">
            <text:p>Testosteroon 0.75 </text:p>
          </table:table-cell>
          <table:table-cell office:value-type="string">
            <text:p>↓ ( 9.47 . 28.30 nmol/L )</text:p>
          </table:table-cell>
          <table:table-cell office:value-type="string">
            <text:p>Testosteroon</text:p>
          </table:table-cell>
          <table:table-cell office:value-type="float" office:value="0.75">
            <text:p>0,7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51405">
            <text:p>12951405</text:p>
          </table:table-cell>
          <table:table-cell office:value-type="float" office:value="157194775">
            <text:p>157194775</text:p>
          </table:table-cell>
          <table:table-cell office:value-type="string">
            <text:p>2012-05-21</text:p>
          </table:table-cell>
          <table:table-cell office:value-type="string">
            <text:p>A</text:p>
          </table:table-cell>
          <table:table-cell office:value-type="string">
            <text:p>2012-05-02</text:p>
          </table:table-cell>
          <table:table-cell office:value-type="float" office:value="89825279016">
            <text:p>898252790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75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75">
            <text:p>0,75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85218">
            <text:p>4185218</text:p>
          </table:table-cell>
          <table:table-cell office:value-type="float" office:value="124572485">
            <text:p>124572485</text:p>
          </table:table-cell>
          <table:table-cell office:value-type="string">
            <text:p>2012-03-09</text:p>
          </table:table-cell>
          <table:table-cell office:value-type="string">
            <text:p>A</text:p>
          </table:table-cell>
          <table:table-cell office:value-type="string">
            <text:p>2012-03-08</text:p>
          </table:table-cell>
          <table:table-cell office:value-type="float" office:value="93448376708">
            <text:p>934483767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75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75">
            <text:p>0,75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37899">
            <text:p>22837899</text:p>
          </table:table-cell>
          <table:table-cell office:value-type="float" office:value="188559148">
            <text:p>188559148</text:p>
          </table:table-cell>
          <table:table-cell office:value-type="string">
            <text:p>2013-07-17</text:p>
          </table:table-cell>
          <table:table-cell office:value-type="string">
            <text:p>A</text:p>
          </table:table-cell>
          <table:table-cell office:value-type="string">
            <text:p>2013-07-10</text:p>
          </table:table-cell>
          <table:table-cell office:value-type="float" office:value="92337433275">
            <text:p>923374332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76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0.76">
            <text:p>0,76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52297">
            <text:p>11752297</text:p>
          </table:table-cell>
          <table:table-cell office:value-type="float" office:value="158091488">
            <text:p>158091488</text:p>
          </table:table-cell>
          <table:table-cell office:value-type="string">
            <text:p>2012-12-06</text:p>
          </table:table-cell>
          <table:table-cell office:value-type="string">
            <text:p>A</text:p>
          </table:table-cell>
          <table:table-cell office:value-type="string">
            <text:p>2012-11-16</text:p>
          </table:table-cell>
          <table:table-cell office:value-type="float" office:value="83418827105">
            <text:p>834188271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76 ( 0.28 . 1.73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76">
            <text:p>0,76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77785">
            <text:p>13577785</text:p>
          </table:table-cell>
          <table:table-cell office:value-type="float" office:value="213958881">
            <text:p>213958881</text:p>
          </table:table-cell>
          <table:table-cell office:value-type="string">
            <text:p>2013-12-06</text:p>
          </table:table-cell>
          <table:table-cell office:value-type="string">
            <text:p>A</text:p>
          </table:table-cell>
          <table:table-cell office:value-type="string">
            <text:p>2013-11-21</text:p>
          </table:table-cell>
          <table:table-cell office:value-type="float" office:value="50618146216">
            <text:p>506181462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77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0.77">
            <text:p>0,77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26643">
            <text:p>8726643</text:p>
          </table:table-cell>
          <table:table-cell office:value-type="float" office:value="142452584">
            <text:p>142452584</text:p>
          </table:table-cell>
          <table:table-cell office:value-type="string">
            <text:p>2012-10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1403651439">
            <text:p>1140365143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tsütol , testosteroon -0,8 nmol/l</text:p>
          </table:table-cell>
          <table:table-cell office:value-type="string">
            <text:p>testosteroon -0,8 nmol/l</text:p>
          </table:table-cell>
          <table:table-cell office:value-type="string">
            <text:p><text:s/>, FSH - 15.26IU/l</text:p>
          </table:table-cell>
          <table:table-cell office:value-type="string">
            <text:p>testosteroon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17792">
            <text:p>24317792</text:p>
          </table:table-cell>
          <table:table-cell office:value-type="float" office:value="184374119">
            <text:p>184374119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office:value-type="string">
            <text:p>2013-06-04</text:p>
          </table:table-cell>
          <table:table-cell office:value-type="float" office:value="38517566462">
            <text:p>385175664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83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0.83">
            <text:p>0,83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23951">
            <text:p>14723951</text:p>
          </table:table-cell>
          <table:table-cell office:value-type="float" office:value="188238897">
            <text:p>188238897</text:p>
          </table:table-cell>
          <table:table-cell office:value-type="string">
            <text:p>2013-07-15</text:p>
          </table:table-cell>
          <table:table-cell office:value-type="string">
            <text:p>A</text:p>
          </table:table-cell>
          <table:table-cell office:value-type="string">
            <text:p>2013-07-11</text:p>
          </table:table-cell>
          <table:table-cell office:value-type="float" office:value="76319872520">
            <text:p>763198725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83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0.83">
            <text:p>0,83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84114">
            <text:p>10884114</text:p>
          </table:table-cell>
          <table:table-cell office:value-type="float" office:value="157242322">
            <text:p>157242322</text:p>
          </table:table-cell>
          <table:table-cell office:value-type="string">
            <text:p>2012-07-04</text:p>
          </table:table-cell>
          <table:table-cell office:value-type="string">
            <text:p>A</text:p>
          </table:table-cell>
          <table:table-cell office:value-type="string">
            <text:p>2012-06-14</text:p>
          </table:table-cell>
          <table:table-cell office:value-type="float" office:value="62562179605">
            <text:p>625621796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83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83">
            <text:p>0,83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72910">
            <text:p>24372910</text:p>
          </table:table-cell>
          <table:table-cell office:value-type="float" office:value="157184646">
            <text:p>157184646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office:value-type="string">
            <text:p>2012-04-26</text:p>
          </table:table-cell>
          <table:table-cell office:value-type="float" office:value="93806385711">
            <text:p>938063857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83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83">
            <text:p>0,83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95814">
            <text:p>23095814</text:p>
          </table:table-cell>
          <table:table-cell office:value-type="float" office:value="206123965">
            <text:p>206123965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2013-10-04</text:p>
          </table:table-cell>
          <table:table-cell office:value-type="float" office:value="41476330369">
            <text:p>414763303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84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0.84">
            <text:p>0,84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14942">
            <text:p>11614942</text:p>
          </table:table-cell>
          <table:table-cell office:value-type="float" office:value="157790685">
            <text:p>157790685</text:p>
          </table:table-cell>
          <table:table-cell office:value-type="string">
            <text:p>2012-09-06</text:p>
          </table:table-cell>
          <table:table-cell office:value-type="string">
            <text:p>A</text:p>
          </table:table-cell>
          <table:table-cell office:value-type="string">
            <text:p>2012-08-27</text:p>
          </table:table-cell>
          <table:table-cell office:value-type="float" office:value="673044622479">
            <text:p>6730446224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86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86">
            <text:p>0,86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23436">
            <text:p>23023436</text:p>
          </table:table-cell>
          <table:table-cell office:value-type="float" office:value="190433487">
            <text:p>190433487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673035266681">
            <text:p>6730352666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88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0.88">
            <text:p>0,88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89679">
            <text:p>23889679</text:p>
          </table:table-cell>
          <table:table-cell office:value-type="float" office:value="194897718">
            <text:p>194897718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8-22</text:p>
          </table:table-cell>
          <table:table-cell office:value-type="float" office:value="51622869311">
            <text:p>516228693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88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0.88">
            <text:p>0,88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69371">
            <text:p>24469371</text:p>
          </table:table-cell>
          <table:table-cell office:value-type="float" office:value="160313345">
            <text:p>160313345</text:p>
          </table:table-cell>
          <table:table-cell office:value-type="string">
            <text:p>2012-10-26</text:p>
          </table:table-cell>
          <table:table-cell office:value-type="string">
            <text:p>A</text:p>
          </table:table-cell>
          <table:table-cell office:value-type="string">
            <text:p>2012-10-08</text:p>
          </table:table-cell>
          <table:table-cell office:value-type="float" office:value="41476330369">
            <text:p>414763303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88 ( 0.28 . 1.73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88">
            <text:p>0,88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24854">
            <text:p>5424854</text:p>
          </table:table-cell>
          <table:table-cell office:value-type="float" office:value="95366073">
            <text:p>95366073</text:p>
          </table:table-cell>
          <table:table-cell office:value-type="string">
            <text:p>2012-03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1885565524">
            <text:p>1188556552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-0,881 </text:p>
          </table:table-cell>
          <table:table-cell office:value-type="string">
            <text:p>; DHEAS-1,72 ; ACTH-9,67</text:p>
          </table:table-cell>
          <table:table-cell office:value-type="string">
            <text:p>Testo</text:p>
          </table:table-cell>
          <table:table-cell office:value-type="float" office:value="0.881">
            <text:p>0,8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79077">
            <text:p>14579077</text:p>
          </table:table-cell>
          <table:table-cell office:value-type="float" office:value="156413659">
            <text:p>156413659</text:p>
          </table:table-cell>
          <table:table-cell office:value-type="string">
            <text:p>2012-02-29</text:p>
          </table:table-cell>
          <table:table-cell office:value-type="string">
            <text:p>A</text:p>
          </table:table-cell>
          <table:table-cell office:value-type="string">
            <text:p>2012-02-08</text:p>
          </table:table-cell>
          <table:table-cell office:value-type="float" office:value="36830152343">
            <text:p>368301523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89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89">
            <text:p>0,89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09730">
            <text:p>21609730</text:p>
          </table:table-cell>
          <table:table-cell office:value-type="float" office:value="192225574">
            <text:p>192225574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3-08-09</text:p>
          </table:table-cell>
          <table:table-cell office:value-type="float" office:value="64934230004">
            <text:p>649342300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VASTUSED : Testosteroon 0.90 </text:p>
          </table:table-cell>
          <table:table-cell office:value-type="string">
            <text:p>Testosteroon 0.90 </text:p>
          </table:table-cell>
          <table:table-cell office:value-type="string">
            <text:p>↓ ( 9.47 . 28.30 nmol/L )</text:p>
          </table:table-cell>
          <table:table-cell office:value-type="string">
            <text:p>Testosteroon</text:p>
          </table:table-cell>
          <table:table-cell office:value-type="float" office:value="0.9">
            <text:p>0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80146">
            <text:p>22680146</text:p>
          </table:table-cell>
          <table:table-cell office:value-type="float" office:value="158144278">
            <text:p>158144278</text:p>
          </table:table-cell>
          <table:table-cell office:value-type="string">
            <text:p>2013-01-03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27013099428">
            <text:p>270130994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<text:s/>päeval hormoonid prog &lt;0,64 ja testosteroon 0,905 </text:p>
          </table:table-cell>
          <table:table-cell office:value-type="string">
            <text:p>testosteroon 0,905 </text:p>
          </table:table-cell>
          <table:table-cell office:value-type="string">
            <text:p>Vm 1 dets 2012 , seega täna 33 p</text:p>
          </table:table-cell>
          <table:table-cell office:value-type="string">
            <text:p>testosteroon</text:p>
          </table:table-cell>
          <table:table-cell office:value-type="float" office:value="0.905">
            <text:p>0,90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54455">
            <text:p>23654455</text:p>
          </table:table-cell>
          <table:table-cell office:value-type="float" office:value="158013735">
            <text:p>158013735</text:p>
          </table:table-cell>
          <table:table-cell office:value-type="string">
            <text:p>2012-08-21</text:p>
          </table:table-cell>
          <table:table-cell office:value-type="string">
            <text:p>A</text:p>
          </table:table-cell>
          <table:table-cell office:value-type="string">
            <text:p>2012-07-10</text:p>
          </table:table-cell>
          <table:table-cell office:value-type="float" office:value="673044143482">
            <text:p>6730441434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91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91">
            <text:p>0,91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06703">
            <text:p>13606703</text:p>
          </table:table-cell>
          <table:table-cell office:value-type="float" office:value="182768504">
            <text:p>182768504</text:p>
          </table:table-cell>
          <table:table-cell office:value-type="string">
            <text:p>2012-08-21</text:p>
          </table:table-cell>
          <table:table-cell office:value-type="string">
            <text:p>A</text:p>
          </table:table-cell>
          <table:table-cell office:value-type="string">
            <text:p>2012-03-26</text:p>
          </table:table-cell>
          <table:table-cell office:value-type="float" office:value="44942097713">
            <text:p>449420977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92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92">
            <text:p>0,92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44232">
            <text:p>10644232</text:p>
          </table:table-cell>
          <table:table-cell office:value-type="float" office:value="160311175">
            <text:p>160311175</text:p>
          </table:table-cell>
          <table:table-cell office:value-type="string">
            <text:p>2012-09-13</text:p>
          </table:table-cell>
          <table:table-cell office:value-type="string">
            <text:p>A</text:p>
          </table:table-cell>
          <table:table-cell office:value-type="string">
            <text:p>2011-02-03</text:p>
          </table:table-cell>
          <table:table-cell office:value-type="float" office:value="56651630644">
            <text:p>5665163064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926 ( </text:p>
          </table:table-cell>
          <table:table-cell office:value-type="string">
            <text:p>&lt;2,5 premenop nmol/L )</text:p>
          </table:table-cell>
          <table:table-cell office:value-type="string">
            <text:p>Testosteroon</text:p>
          </table:table-cell>
          <table:table-cell office:value-type="float" office:value="0.926">
            <text:p>0,9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63826">
            <text:p>23363826</text:p>
          </table:table-cell>
          <table:table-cell office:value-type="float" office:value="202451338">
            <text:p>202451338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09-27</text:p>
          </table:table-cell>
          <table:table-cell office:value-type="float" office:value="29495191609">
            <text:p>294951916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93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0.93">
            <text:p>0,93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15755">
            <text:p>23515755</text:p>
          </table:table-cell>
          <table:table-cell office:value-type="float" office:value="156388206">
            <text:p>156388206</text:p>
          </table:table-cell>
          <table:table-cell office:value-type="string">
            <text:p>2012-01-16</text:p>
          </table:table-cell>
          <table:table-cell office:value-type="string">
            <text:p>A</text:p>
          </table:table-cell>
          <table:table-cell office:value-type="string">
            <text:p>2012-01-05</text:p>
          </table:table-cell>
          <table:table-cell office:value-type="float" office:value="673033991194">
            <text:p>6730339911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93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93">
            <text:p>0,93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18554">
            <text:p>13418554</text:p>
          </table:table-cell>
          <table:table-cell office:value-type="float" office:value="157735486">
            <text:p>157735486</text:p>
          </table:table-cell>
          <table:table-cell office:value-type="string">
            <text:p>2012-07-19</text:p>
          </table:table-cell>
          <table:table-cell office:value-type="string">
            <text:p>A</text:p>
          </table:table-cell>
          <table:table-cell office:value-type="string">
            <text:p>2012-07-17</text:p>
          </table:table-cell>
          <table:table-cell office:value-type="float" office:value="68967071612">
            <text:p>689670716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93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93">
            <text:p>0,93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40227">
            <text:p>23140227</text:p>
          </table:table-cell>
          <table:table-cell office:value-type="float" office:value="157204692">
            <text:p>157204692</text:p>
          </table:table-cell>
          <table:table-cell office:value-type="string">
            <text:p>2012-06-08</text:p>
          </table:table-cell>
          <table:table-cell office:value-type="string">
            <text:p>A</text:p>
          </table:table-cell>
          <table:table-cell office:value-type="string">
            <text:p>2012-05-18</text:p>
          </table:table-cell>
          <table:table-cell office:value-type="float" office:value="90411225342">
            <text:p>904112253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93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93">
            <text:p>0,93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42269">
            <text:p>12542269</text:p>
          </table:table-cell>
          <table:table-cell office:value-type="float" office:value="157096422">
            <text:p>157096422</text:p>
          </table:table-cell>
          <table:table-cell office:value-type="string">
            <text:p>2012-03-27</text:p>
          </table:table-cell>
          <table:table-cell office:value-type="string">
            <text:p>A</text:p>
          </table:table-cell>
          <table:table-cell office:value-type="string">
            <text:p>2012-03-26</text:p>
          </table:table-cell>
          <table:table-cell office:value-type="float" office:value="673045185089">
            <text:p>6730451850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95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95">
            <text:p>0,95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17955">
            <text:p>20217955</text:p>
          </table:table-cell>
          <table:table-cell office:value-type="float" office:value="210090001">
            <text:p>210090001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2013-10-25</text:p>
          </table:table-cell>
          <table:table-cell office:value-type="float" office:value="32531321359">
            <text:p>325313213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1314 : 11 Testosteroon seerumis S-Testo 0,957 nmol/l</text:p>
          </table:table-cell>
          <table:table-cell office:value-type="string">
            <text:p>S-Testo 0,957 nmol/l</text:p>
          </table:table-cell>
          <table:table-cell office:value-type="string">
            <text:p><text:s/>Fert : &lt;=2,53 ; Postm : &lt;=1,49 </text:p>
          </table:table-cell>
          <table:table-cell office:value-type="string">
            <text:p>S-Testo</text:p>
          </table:table-cell>
          <table:table-cell office:value-type="float" office:value="0.957">
            <text:p>0,957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96080">
            <text:p>10796080</text:p>
          </table:table-cell>
          <table:table-cell office:value-type="float" office:value="157271304">
            <text:p>157271304</text:p>
          </table:table-cell>
          <table:table-cell office:value-type="string">
            <text:p>2012-07-05</text:p>
          </table:table-cell>
          <table:table-cell office:value-type="string">
            <text:p>A</text:p>
          </table:table-cell>
          <table:table-cell office:value-type="string">
            <text:p>2012-06-19</text:p>
          </table:table-cell>
          <table:table-cell office:value-type="float" office:value="673037114318">
            <text:p>6730371143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96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96">
            <text:p>0,96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51821">
            <text:p>21551821</text:p>
          </table:table-cell>
          <table:table-cell office:value-type="float" office:value="157271304">
            <text:p>157271304</text:p>
          </table:table-cell>
          <table:table-cell office:value-type="string">
            <text:p>2012-07-05</text:p>
          </table:table-cell>
          <table:table-cell office:value-type="string">
            <text:p>A</text:p>
          </table:table-cell>
          <table:table-cell office:value-type="string">
            <text:p>2012-06-19</text:p>
          </table:table-cell>
          <table:table-cell office:value-type="float" office:value="673037114318">
            <text:p>6730371143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96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96">
            <text:p>0,96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99556">
            <text:p>14099556</text:p>
          </table:table-cell>
          <table:table-cell office:value-type="float" office:value="160406289">
            <text:p>160406289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3-01-29</text:p>
          </table:table-cell>
          <table:table-cell office:value-type="float" office:value="673046057699">
            <text:p>6730460576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96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0.96">
            <text:p>0,96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56487">
            <text:p>12156487</text:p>
          </table:table-cell>
          <table:table-cell office:value-type="float" office:value="193307755">
            <text:p>193307755</text:p>
          </table:table-cell>
          <table:table-cell office:value-type="string">
            <text:p>2013-08-16</text:p>
          </table:table-cell>
          <table:table-cell office:value-type="string">
            <text:p>A</text:p>
          </table:table-cell>
          <table:table-cell office:value-type="string">
            <text:p>2013-08-16</text:p>
          </table:table-cell>
          <table:table-cell office:value-type="float" office:value="75105839174">
            <text:p>751058391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96 ( nmol/L</text:p>
          </table:table-cell>
          <table:table-cell office:value-type="string">
            <text:p><text:s/>)</text:p>
          </table:table-cell>
          <table:table-cell office:value-type="string">
            <text:p>Testosteroon</text:p>
          </table:table-cell>
          <table:table-cell office:value-type="float" office:value="0.96">
            <text:p>0,96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03769">
            <text:p>24603769</text:p>
          </table:table-cell>
          <table:table-cell office:value-type="float" office:value="195558870">
            <text:p>195558870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3-08-23</text:p>
          </table:table-cell>
          <table:table-cell office:value-type="float" office:value="673037496630">
            <text:p>6730374966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0.98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0.98">
            <text:p>0,98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76472">
            <text:p>22176472</text:p>
          </table:table-cell>
          <table:table-cell office:value-type="float" office:value="157790685">
            <text:p>157790685</text:p>
          </table:table-cell>
          <table:table-cell office:value-type="string">
            <text:p>2012-09-06</text:p>
          </table:table-cell>
          <table:table-cell office:value-type="string">
            <text:p>A</text:p>
          </table:table-cell>
          <table:table-cell office:value-type="string">
            <text:p>2012-09-04</text:p>
          </table:table-cell>
          <table:table-cell office:value-type="float" office:value="673044622479">
            <text:p>6730446224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0.99 ( 0.28 . 1.73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0.99">
            <text:p>0,99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18320">
            <text:p>23818320</text:p>
          </table:table-cell>
          <table:table-cell office:value-type="float" office:value="165566854">
            <text:p>165566854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673031378322">
            <text:p>6730313783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00 ( 0.28 . 1.73 nmol/L )</text:p>
          </table:table-cell>
          <table:table-cell office:value-type="string">
            <text:p><text:s/>Pts sooviks IVF , vajalik eelne</text:p>
          </table:table-cell>
          <table:table-cell office:value-type="string">
            <text:p>Testosteroon</text:p>
          </table:table-cell>
          <table:table-cell office:value-type="float" office:value="1">
            <text:p>1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70037">
            <text:p>16770037</text:p>
          </table:table-cell>
          <table:table-cell office:value-type="float" office:value="172815708">
            <text:p>172815708</text:p>
          </table:table-cell>
          <table:table-cell office:value-type="string">
            <text:p>2013-04-16</text:p>
          </table:table-cell>
          <table:table-cell office:value-type="string">
            <text:p>S</text:p>
          </table:table-cell>
          <table:table-cell office:value-type="string">
            <text:p>2013-03-22</text:p>
          </table:table-cell>
          <table:table-cell office:value-type="float" office:value="19417955960">
            <text:p>1941795596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00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1">
            <text:p>1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27501">
            <text:p>24327501</text:p>
          </table:table-cell>
          <table:table-cell office:value-type="float" office:value="204834977">
            <text:p>204834977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office:value-type="string">
            <text:p>2013-10-03</text:p>
          </table:table-cell>
          <table:table-cell office:value-type="float" office:value="52906664152">
            <text:p>529066641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04 ( 0.28 . 1.73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.04">
            <text:p>1,04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09943">
            <text:p>12609943</text:p>
          </table:table-cell>
          <table:table-cell office:value-type="float" office:value="158019588">
            <text:p>158019588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office:value-type="string">
            <text:p>2012-08-29</text:p>
          </table:table-cell>
          <table:table-cell office:value-type="float" office:value="26015326258">
            <text:p>260153262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04 ( 0.29 . 1.67 nmol/L )</text:p>
          </table:table-cell>
          <table:table-cell/>
          <table:table-cell office:value-type="string">
            <text:p>S , P-Testosteroon</text:p>
          </table:table-cell>
          <table:table-cell table:style-name="ce1" office:value-type="float" office:value="1.04">
            <text:p>1,04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01110">
            <text:p>21501110</text:p>
          </table:table-cell>
          <table:table-cell office:value-type="float" office:value="157679541">
            <text:p>157679541</text:p>
          </table:table-cell>
          <table:table-cell office:value-type="string">
            <text:p>2013-01-11</text:p>
          </table:table-cell>
          <table:table-cell office:value-type="string">
            <text:p>A</text:p>
          </table:table-cell>
          <table:table-cell office:value-type="string">
            <text:p>2012-12-20</text:p>
          </table:table-cell>
          <table:table-cell office:value-type="float" office:value="70114771273">
            <text:p>701147712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04 ( 0.28 . 1.73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.04">
            <text:p>1,04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44096">
            <text:p>14444096</text:p>
          </table:table-cell>
          <table:table-cell office:value-type="float" office:value="157195907">
            <text:p>157195907</text:p>
          </table:table-cell>
          <table:table-cell office:value-type="string">
            <text:p>2012-05-03</text:p>
          </table:table-cell>
          <table:table-cell office:value-type="string">
            <text:p>A</text:p>
          </table:table-cell>
          <table:table-cell office:value-type="string">
            <text:p>2012-04-27</text:p>
          </table:table-cell>
          <table:table-cell office:value-type="float" office:value="16005843362">
            <text:p>160058433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05 ( 0.29 . 1.67 nmol/L )</text:p>
          </table:table-cell>
          <table:table-cell/>
          <table:table-cell office:value-type="string">
            <text:p>S , P-Testosteroon</text:p>
          </table:table-cell>
          <table:table-cell table:style-name="ce1" office:value-type="float" office:value="1.05">
            <text:p>1,05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70843">
            <text:p>13570843</text:p>
          </table:table-cell>
          <table:table-cell office:value-type="float" office:value="159029792">
            <text:p>159029792</text:p>
          </table:table-cell>
          <table:table-cell office:value-type="string">
            <text:p>2013-01-18</text:p>
          </table:table-cell>
          <table:table-cell office:value-type="string">
            <text:p>A</text:p>
          </table:table-cell>
          <table:table-cell office:value-type="string">
            <text:p>2013-01-18</text:p>
          </table:table-cell>
          <table:table-cell office:value-type="float" office:value="62005536897">
            <text:p>620055368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-OHP 2.6 ( 0,1 . 1,0 nmol/L ) , Testosteroon 1.08 ( 0.10 . 2.37 </text:p>
          </table:table-cell>
          <table:table-cell office:value-type="string">
            <text:p>Testosteroon 1.08 ( 0.10 . 2.37 nmol/L )</text:p>
          </table:table-cell>
          <table:table-cell office:value-type="string">
            <text:p><text:s/>Androsteendioon 1.46 ( &lt;7,8 nmo</text:p>
          </table:table-cell>
          <table:table-cell office:value-type="string">
            <text:p>Testosteroon</text:p>
          </table:table-cell>
          <table:table-cell table:style-name="ce1" office:value-type="float" office:value="1.08">
            <text:p>1,08</text:p>
          </table:table-cell>
          <table:table-cell office:value-type="string">
            <text:p>0.1</text:p>
          </table:table-cell>
          <table:table-cell office:value-type="string">
            <text:p>2.3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65693">
            <text:p>23265693</text:p>
          </table:table-cell>
          <table:table-cell office:value-type="float" office:value="157749377">
            <text:p>157749377</text:p>
          </table:table-cell>
          <table:table-cell office:value-type="string">
            <text:p>2012-08-29</text:p>
          </table:table-cell>
          <table:table-cell office:value-type="string">
            <text:p>A</text:p>
          </table:table-cell>
          <table:table-cell office:value-type="string">
            <text:p>2012-08-23</text:p>
          </table:table-cell>
          <table:table-cell office:value-type="float" office:value="11946090981">
            <text:p>119460909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13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13">
            <text:p>1,13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17202">
            <text:p>22817202</text:p>
          </table:table-cell>
          <table:table-cell office:value-type="float" office:value="158095444">
            <text:p>158095444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office:value-type="string">
            <text:p>2012-11-14</text:p>
          </table:table-cell>
          <table:table-cell office:value-type="float" office:value="673040238643">
            <text:p>6730402386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15 ( 0.28 . 1.73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15">
            <text:p>1,15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37406">
            <text:p>24337406</text:p>
          </table:table-cell>
          <table:table-cell office:value-type="float" office:value="157123428">
            <text:p>157123428</text:p>
          </table:table-cell>
          <table:table-cell office:value-type="string">
            <text:p>2012-05-02</text:p>
          </table:table-cell>
          <table:table-cell office:value-type="string">
            <text:p>A</text:p>
          </table:table-cell>
          <table:table-cell office:value-type="string">
            <text:p>2012-04-10</text:p>
          </table:table-cell>
          <table:table-cell office:value-type="float" office:value="97216165703">
            <text:p>972161657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16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16">
            <text:p>1,16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64235">
            <text:p>24364235</text:p>
          </table:table-cell>
          <table:table-cell office:value-type="float" office:value="156403367">
            <text:p>156403367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office:value-type="string">
            <text:p>2012-01-05</text:p>
          </table:table-cell>
          <table:table-cell office:value-type="float" office:value="673041607308">
            <text:p>6730416073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18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18">
            <text:p>1,18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33615">
            <text:p>21633615</text:p>
          </table:table-cell>
          <table:table-cell office:value-type="float" office:value="213993642">
            <text:p>213993642</text:p>
          </table:table-cell>
          <table:table-cell office:value-type="string">
            <text:p>2013-12-06</text:p>
          </table:table-cell>
          <table:table-cell office:value-type="string">
            <text:p>A</text:p>
          </table:table-cell>
          <table:table-cell office:value-type="string">
            <text:p>2013-11-29</text:p>
          </table:table-cell>
          <table:table-cell office:value-type="float" office:value="19278641942">
            <text:p>192786419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19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1.19">
            <text:p>1,19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00140">
            <text:p>23400140</text:p>
          </table:table-cell>
          <table:table-cell office:value-type="float" office:value="199483487">
            <text:p>199483487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2013-08-27</text:p>
          </table:table-cell>
          <table:table-cell office:value-type="float" office:value="23271311237">
            <text:p>232713112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21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1.21">
            <text:p>1,21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19768">
            <text:p>11419768</text:p>
          </table:table-cell>
          <table:table-cell office:value-type="float" office:value="168508514">
            <text:p>168508514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96241185931">
            <text:p>962411859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22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1.22">
            <text:p>1,22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60387">
            <text:p>12360387</text:p>
          </table:table-cell>
          <table:table-cell office:value-type="float" office:value="185478302">
            <text:p>185478302</text:p>
          </table:table-cell>
          <table:table-cell office:value-type="string">
            <text:p>2013-06-27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96241185931">
            <text:p>962411859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22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1.22">
            <text:p>1,22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12094">
            <text:p>23112094</text:p>
          </table:table-cell>
          <table:table-cell office:value-type="float" office:value="157165933">
            <text:p>157165933</text:p>
          </table:table-cell>
          <table:table-cell office:value-type="string">
            <text:p>2012-03-23</text:p>
          </table:table-cell>
          <table:table-cell office:value-type="string">
            <text:p>A</text:p>
          </table:table-cell>
          <table:table-cell office:value-type="string">
            <text:p>2012-03-09</text:p>
          </table:table-cell>
          <table:table-cell office:value-type="float" office:value="60441069907">
            <text:p>604410699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25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25">
            <text:p>1,25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96966">
            <text:p>23096966</text:p>
          </table:table-cell>
          <table:table-cell office:value-type="float" office:value="156427714">
            <text:p>156427714</text:p>
          </table:table-cell>
          <table:table-cell office:value-type="string">
            <text:p>2012-01-26</text:p>
          </table:table-cell>
          <table:table-cell office:value-type="string">
            <text:p>A</text:p>
          </table:table-cell>
          <table:table-cell office:value-type="string">
            <text:p>2012-01-13</text:p>
          </table:table-cell>
          <table:table-cell office:value-type="float" office:value="26146250057">
            <text:p>261462500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29 ( nmol/L</text:p>
          </table:table-cell>
          <table:table-cell office:value-type="string">
            <text:p><text:s/>)</text:p>
          </table:table-cell>
          <table:table-cell office:value-type="string">
            <text:p>S , P-Testosteroon</text:p>
          </table:table-cell>
          <table:table-cell office:value-type="float" office:value="1.29">
            <text:p>1,29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24209">
            <text:p>23424209</text:p>
          </table:table-cell>
          <table:table-cell office:value-type="float" office:value="157169693">
            <text:p>157169693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office:value-type="string">
            <text:p>2012-05-18</text:p>
          </table:table-cell>
          <table:table-cell office:value-type="float" office:value="98501043771">
            <text:p>985010437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30 ( 0.29 . 1.67 nmol/L )</text:p>
          </table:table-cell>
          <table:table-cell/>
          <table:table-cell office:value-type="string">
            <text:p>S , P-Testosteroon</text:p>
          </table:table-cell>
          <table:table-cell table:style-name="ce1" office:value-type="float" office:value="1.3">
            <text:p>1,3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87822">
            <text:p>14987822</text:p>
          </table:table-cell>
          <table:table-cell office:value-type="float" office:value="158152202">
            <text:p>158152202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office:value-type="string">
            <text:p>2012-11-21</text:p>
          </table:table-cell>
          <table:table-cell office:value-type="float" office:value="18557237964">
            <text:p>185572379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31 ( 0.28 . 1.73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31">
            <text:p>1,31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02760">
            <text:p>22802760</text:p>
          </table:table-cell>
          <table:table-cell office:value-type="float" office:value="159016230">
            <text:p>159016230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office:value-type="string">
            <text:p>2013-01-14</text:p>
          </table:table-cell>
          <table:table-cell office:value-type="float" office:value="37678567328">
            <text:p>376785673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32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1.32">
            <text:p>1,32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30619">
            <text:p>13030619</text:p>
          </table:table-cell>
          <table:table-cell office:value-type="float" office:value="160376327">
            <text:p>160376327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13-01-25</text:p>
          </table:table-cell>
          <table:table-cell office:value-type="float" office:value="71856841899">
            <text:p>718568418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32 ( nmol/L</text:p>
          </table:table-cell>
          <table:table-cell office:value-type="string">
            <text:p><text:s/>)</text:p>
          </table:table-cell>
          <table:table-cell office:value-type="string">
            <text:p>Testosteroon</text:p>
          </table:table-cell>
          <table:table-cell office:value-type="float" office:value="1.32">
            <text:p>1,32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57592">
            <text:p>22857592</text:p>
          </table:table-cell>
          <table:table-cell office:value-type="float" office:value="191672042">
            <text:p>191672042</text:p>
          </table:table-cell>
          <table:table-cell office:value-type="string">
            <text:p>2013-08-08</text:p>
          </table:table-cell>
          <table:table-cell office:value-type="string">
            <text:p>A</text:p>
          </table:table-cell>
          <table:table-cell office:value-type="string">
            <text:p>2013-06-03</text:p>
          </table:table-cell>
          <table:table-cell office:value-type="float" office:value="81608626665">
            <text:p>816086266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33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1.33">
            <text:p>1,33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66072">
            <text:p>21466072</text:p>
          </table:table-cell>
          <table:table-cell office:value-type="float" office:value="158047419">
            <text:p>158047419</text:p>
          </table:table-cell>
          <table:table-cell office:value-type="string">
            <text:p>2012-10-11</text:p>
          </table:table-cell>
          <table:table-cell office:value-type="string">
            <text:p>A</text:p>
          </table:table-cell>
          <table:table-cell office:value-type="string">
            <text:p>2012-09-07</text:p>
          </table:table-cell>
          <table:table-cell office:value-type="float" office:value="27293979204">
            <text:p>272939792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34 ( nmol/L</text:p>
          </table:table-cell>
          <table:table-cell office:value-type="string">
            <text:p><text:s/>)</text:p>
          </table:table-cell>
          <table:table-cell office:value-type="string">
            <text:p>S , P-Testosteroon</text:p>
          </table:table-cell>
          <table:table-cell office:value-type="float" office:value="1.34">
            <text:p>1,34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30732">
            <text:p>13630732</text:p>
          </table:table-cell>
          <table:table-cell office:value-type="float" office:value="158043481">
            <text:p>158043481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2012-09-17</text:p>
          </table:table-cell>
          <table:table-cell office:value-type="float" office:value="11525187562">
            <text:p>115251875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35 ( 0.28 . 1.73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35">
            <text:p>1,35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93314">
            <text:p>14093314</text:p>
          </table:table-cell>
          <table:table-cell office:value-type="float" office:value="181569583">
            <text:p>181569583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673035475459">
            <text:p>67303547545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36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1.36">
            <text:p>1,36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02486">
            <text:p>23302486</text:p>
          </table:table-cell>
          <table:table-cell office:value-type="float" office:value="158040536">
            <text:p>158040536</text:p>
          </table:table-cell>
          <table:table-cell office:value-type="string">
            <text:p>2012-10-16</text:p>
          </table:table-cell>
          <table:table-cell office:value-type="string">
            <text:p>A</text:p>
          </table:table-cell>
          <table:table-cell office:value-type="string">
            <text:p>2012-08-22</text:p>
          </table:table-cell>
          <table:table-cell office:value-type="float" office:value="673038062468">
            <text:p>6730380624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37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37">
            <text:p>1,37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44485">
            <text:p>12344485</text:p>
          </table:table-cell>
          <table:table-cell office:value-type="float" office:value="160881660">
            <text:p>160881660</text:p>
          </table:table-cell>
          <table:table-cell office:value-type="string">
            <text:p>2013-02-04</text:p>
          </table:table-cell>
          <table:table-cell office:value-type="string">
            <text:p>A</text:p>
          </table:table-cell>
          <table:table-cell office:value-type="string">
            <text:p>2012-10-02</text:p>
          </table:table-cell>
          <table:table-cell office:value-type="float" office:value="96720160549">
            <text:p>967201605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39 ( nmol/L</text:p>
          </table:table-cell>
          <table:table-cell office:value-type="string">
            <text:p><text:s/>)</text:p>
          </table:table-cell>
          <table:table-cell office:value-type="string">
            <text:p>S , P-Testosteroon</text:p>
          </table:table-cell>
          <table:table-cell office:value-type="float" office:value="1.39">
            <text:p>1,39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52722">
            <text:p>11452722</text:p>
          </table:table-cell>
          <table:table-cell office:value-type="float" office:value="206974072">
            <text:p>206974072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3-08-03</text:p>
          </table:table-cell>
          <table:table-cell office:value-type="float" office:value="673030394630">
            <text:p>6730303946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39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1.39">
            <text:p>1,39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94110">
            <text:p>7894110</text:p>
          </table:table-cell>
          <table:table-cell office:value-type="float" office:value="140917436">
            <text:p>140917436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office:value-type="string">
            <text:p>2012-09-19</text:p>
          </table:table-cell>
          <table:table-cell office:value-type="float" office:value="29619875359">
            <text:p>2961987535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40 ( 0.28 . 1.73 nmol/L )</text:p>
          </table:table-cell>
          <table:table-cell/>
          <table:table-cell office:value-type="string">
            <text:p>S , P-Testosteroon</text:p>
          </table:table-cell>
          <table:table-cell table:style-name="ce1" office:value-type="float" office:value="1.4">
            <text:p>1,4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35929">
            <text:p>22135929</text:p>
          </table:table-cell>
          <table:table-cell office:value-type="float" office:value="157116082">
            <text:p>157116082</text:p>
          </table:table-cell>
          <table:table-cell office:value-type="string">
            <text:p>2012-03-15</text:p>
          </table:table-cell>
          <table:table-cell office:value-type="string">
            <text:p>A</text:p>
          </table:table-cell>
          <table:table-cell office:value-type="string">
            <text:p>2012-03-06</text:p>
          </table:table-cell>
          <table:table-cell office:value-type="float" office:value="19025081854">
            <text:p>190250818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40 ( 0.29 . 1.67 nmol/L )</text:p>
          </table:table-cell>
          <table:table-cell/>
          <table:table-cell office:value-type="string">
            <text:p>S , P-Testosteroon</text:p>
          </table:table-cell>
          <table:table-cell table:style-name="ce1" office:value-type="float" office:value="1.4">
            <text:p>1,4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03159">
            <text:p>23103159</text:p>
          </table:table-cell>
          <table:table-cell office:value-type="float" office:value="167748903">
            <text:p>167748903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2013-03-19</text:p>
          </table:table-cell>
          <table:table-cell office:value-type="float" office:value="23721793937">
            <text:p>237217939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44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1.44">
            <text:p>1,44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88917">
            <text:p>14288917</text:p>
          </table:table-cell>
          <table:table-cell office:value-type="float" office:value="172046198">
            <text:p>172046198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80745619208">
            <text:p>807456192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44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1.44">
            <text:p>1,44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66115">
            <text:p>24766115</text:p>
          </table:table-cell>
          <table:table-cell office:value-type="float" office:value="156416135">
            <text:p>156416135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office:value-type="string">
            <text:p>2012-01-19</text:p>
          </table:table-cell>
          <table:table-cell office:value-type="float" office:value="29574256115">
            <text:p>295742561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45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45">
            <text:p>1,45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95290">
            <text:p>24495290</text:p>
          </table:table-cell>
          <table:table-cell office:value-type="float" office:value="207805070">
            <text:p>207805070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11-01</text:p>
          </table:table-cell>
          <table:table-cell office:value-type="float" office:value="12230428104">
            <text:p>122304281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45 ( nmol/L</text:p>
          </table:table-cell>
          <table:table-cell office:value-type="string">
            <text:p><text:s/>)</text:p>
          </table:table-cell>
          <table:table-cell office:value-type="string">
            <text:p>Testosteroon</text:p>
          </table:table-cell>
          <table:table-cell office:value-type="float" office:value="1.45">
            <text:p>1,45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66424">
            <text:p>21466424</text:p>
          </table:table-cell>
          <table:table-cell office:value-type="float" office:value="212784615">
            <text:p>212784615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11-14</text:p>
          </table:table-cell>
          <table:table-cell office:value-type="float" office:value="81608626665">
            <text:p>816086266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<text:s/>12.11.201300 : 00 ) VASTUSED : Testosteroon 1.48 ( 0.28 . 1.73 </text:p>
          </table:table-cell>
          <table:table-cell office:value-type="string">
            <text:p>Testosteroon 1.48 ( 0.28 . 1.73 nmol/L )</text:p>
          </table:table-cell>
          <table:table-cell office:value-type="string">
            <text:p><text:s/>Suguhormoone siduv globuliin 58</text:p>
          </table:table-cell>
          <table:table-cell office:value-type="string">
            <text:p>Testosteroon</text:p>
          </table:table-cell>
          <table:table-cell office:value-type="float" office:value="1.48">
            <text:p>1,48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57243">
            <text:p>5157243</text:p>
          </table:table-cell>
          <table:table-cell office:value-type="float" office:value="141760011">
            <text:p>141760011</text:p>
          </table:table-cell>
          <table:table-cell office:value-type="string">
            <text:p>2012-10-05</text:p>
          </table:table-cell>
          <table:table-cell office:value-type="string">
            <text:p>A</text:p>
          </table:table-cell>
          <table:table-cell office:value-type="string">
            <text:p>2012-09-20</text:p>
          </table:table-cell>
          <table:table-cell office:value-type="float" office:value="74427048191">
            <text:p>7442704819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48 ( 0.28 . 1.73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48">
            <text:p>1,48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84561">
            <text:p>11584561</text:p>
          </table:table-cell>
          <table:table-cell office:value-type="float" office:value="158091439">
            <text:p>158091439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office:value-type="string">
            <text:p>2012-11-02</text:p>
          </table:table-cell>
          <table:table-cell office:value-type="float" office:value="76846283733">
            <text:p>768462837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50 ( 0.28 . 1.73 nmol/L )</text:p>
          </table:table-cell>
          <table:table-cell/>
          <table:table-cell office:value-type="string">
            <text:p>S , P-Testosteroon</text:p>
          </table:table-cell>
          <table:table-cell table:style-name="ce1" office:value-type="float" office:value="1.5">
            <text:p>1,5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58966">
            <text:p>13458966</text:p>
          </table:table-cell>
          <table:table-cell office:value-type="float" office:value="157172005">
            <text:p>157172005</text:p>
          </table:table-cell>
          <table:table-cell office:value-type="string">
            <text:p>2012-03-26</text:p>
          </table:table-cell>
          <table:table-cell office:value-type="string">
            <text:p>A</text:p>
          </table:table-cell>
          <table:table-cell office:value-type="string">
            <text:p>2012-03-13</text:p>
          </table:table-cell>
          <table:table-cell office:value-type="float" office:value="91899688456">
            <text:p>9189968845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52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52">
            <text:p>1,52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57747">
            <text:p>22457747</text:p>
          </table:table-cell>
          <table:table-cell office:value-type="float" office:value="167731651">
            <text:p>167731651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2013-03-07</text:p>
          </table:table-cell>
          <table:table-cell office:value-type="float" office:value="41751583676">
            <text:p>417515836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52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1.52">
            <text:p>1,52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31165">
            <text:p>23331165</text:p>
          </table:table-cell>
          <table:table-cell office:value-type="float" office:value="187331140">
            <text:p>187331140</text:p>
          </table:table-cell>
          <table:table-cell office:value-type="string">
            <text:p>2013-07-08</text:p>
          </table:table-cell>
          <table:table-cell office:value-type="string">
            <text:p>A</text:p>
          </table:table-cell>
          <table:table-cell office:value-type="string">
            <text:p>2013-07-04</text:p>
          </table:table-cell>
          <table:table-cell office:value-type="float" office:value="44942097713">
            <text:p>449420977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53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1.53">
            <text:p>1,53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60102">
            <text:p>13860102</text:p>
          </table:table-cell>
          <table:table-cell office:value-type="float" office:value="186766660">
            <text:p>186766660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office:value-type="string">
            <text:p>2013-06-26</text:p>
          </table:table-cell>
          <table:table-cell office:value-type="float" office:value="89451064000">
            <text:p>8945106400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55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1.55">
            <text:p>1,55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45134">
            <text:p>4445134</text:p>
          </table:table-cell>
          <table:table-cell office:value-type="float" office:value="86488181">
            <text:p>86488181</text:p>
          </table:table-cell>
          <table:table-cell office:value-type="string">
            <text:p>2012-03-07</text:p>
          </table:table-cell>
          <table:table-cell office:value-type="string">
            <text:p>A</text:p>
          </table:table-cell>
          <table:table-cell office:value-type="string">
            <text:p>2012-03-05</text:p>
          </table:table-cell>
          <table:table-cell office:value-type="float" office:value="22089690400">
            <text:p>2208969040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57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57">
            <text:p>1,57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64284">
            <text:p>24464284</text:p>
          </table:table-cell>
          <table:table-cell office:value-type="float" office:value="166472460">
            <text:p>166472460</text:p>
          </table:table-cell>
          <table:table-cell office:value-type="string">
            <text:p>2013-02-13</text:p>
          </table:table-cell>
          <table:table-cell office:value-type="string">
            <text:p>A</text:p>
          </table:table-cell>
          <table:table-cell office:value-type="string">
            <text:p>2013-02-13</text:p>
          </table:table-cell>
          <table:table-cell office:value-type="float" office:value="36480155090">
            <text:p>364801550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58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1.58">
            <text:p>1,58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79490">
            <text:p>21479490</text:p>
          </table:table-cell>
          <table:table-cell office:value-type="float" office:value="183477505">
            <text:p>183477505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4-19</text:p>
          </table:table-cell>
          <table:table-cell office:value-type="float" office:value="89389123123">
            <text:p>893891231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63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1.63">
            <text:p>1,63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39579">
            <text:p>21539579</text:p>
          </table:table-cell>
          <table:table-cell office:value-type="float" office:value="165177147">
            <text:p>165177147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673030444056">
            <text:p>6730304440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63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1.63">
            <text:p>1,63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24271">
            <text:p>23924271</text:p>
          </table:table-cell>
          <table:table-cell office:value-type="float" office:value="157198557">
            <text:p>157198557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office:value-type="string">
            <text:p>2012-06-13</text:p>
          </table:table-cell>
          <table:table-cell office:value-type="float" office:value="23721793937">
            <text:p>237217939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64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64">
            <text:p>1,64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63311">
            <text:p>13063311</text:p>
          </table:table-cell>
          <table:table-cell office:value-type="float" office:value="203357998">
            <text:p>203357998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58750394455">
            <text:p>587503944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65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1.65">
            <text:p>1,65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32907">
            <text:p>21032907</text:p>
          </table:table-cell>
          <table:table-cell office:value-type="float" office:value="183918346">
            <text:p>183918346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5-06</text:p>
          </table:table-cell>
          <table:table-cell office:value-type="float" office:value="23140446099">
            <text:p>231404460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<text:s/>mikrmol/l , AKTH 9,68 pmol/l , testosteroon 1,7 nmol/l</text:p>
          </table:table-cell>
          <table:table-cell office:value-type="string">
            <text:p>testosteroon 1,7 nmol/l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.7">
            <text:p>1,7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89876">
            <text:p>11689876</text:p>
          </table:table-cell>
          <table:table-cell office:value-type="float" office:value="157730312">
            <text:p>157730312</text:p>
          </table:table-cell>
          <table:table-cell office:value-type="string">
            <text:p>2012-08-29</text:p>
          </table:table-cell>
          <table:table-cell office:value-type="string">
            <text:p>A</text:p>
          </table:table-cell>
          <table:table-cell office:value-type="string">
            <text:p>2012-07-23</text:p>
          </table:table-cell>
          <table:table-cell office:value-type="float" office:value="673040027484">
            <text:p>67304002748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71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71">
            <text:p>1,71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99507">
            <text:p>22299507</text:p>
          </table:table-cell>
          <table:table-cell office:value-type="float" office:value="204940014">
            <text:p>204940014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office:value-type="string">
            <text:p>2013-10-07</text:p>
          </table:table-cell>
          <table:table-cell office:value-type="float" office:value="673030325076">
            <text:p>6730303250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71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1.71">
            <text:p>1,71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25870">
            <text:p>24125870</text:p>
          </table:table-cell>
          <table:table-cell office:value-type="float" office:value="160901180">
            <text:p>160901180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office:value-type="string">
            <text:p>2013-02-01</text:p>
          </table:table-cell>
          <table:table-cell office:value-type="float" office:value="62644963061">
            <text:p>626449630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71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1.71">
            <text:p>1,71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71669">
            <text:p>22871669</text:p>
          </table:table-cell>
          <table:table-cell office:value-type="float" office:value="202595633">
            <text:p>202595633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2013-09-12</text:p>
          </table:table-cell>
          <table:table-cell office:value-type="float" office:value="12430172752">
            <text:p>124301727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74 </text:p>
          </table:table-cell>
          <table:table-cell office:value-type="string">
            <text:p>↑ ( 0.28 . 1.73 nmol/L )</text:p>
          </table:table-cell>
          <table:table-cell office:value-type="string">
            <text:p>Testosteroon</text:p>
          </table:table-cell>
          <table:table-cell office:value-type="float" office:value="1.74">
            <text:p>1,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58970">
            <text:p>14558970</text:p>
          </table:table-cell>
          <table:table-cell office:value-type="float" office:value="157746426">
            <text:p>157746426</text:p>
          </table:table-cell>
          <table:table-cell office:value-type="string">
            <text:p>2012-08-16</text:p>
          </table:table-cell>
          <table:table-cell office:value-type="string">
            <text:p>A</text:p>
          </table:table-cell>
          <table:table-cell office:value-type="string">
            <text:p>2012-07-06</text:p>
          </table:table-cell>
          <table:table-cell office:value-type="float" office:value="673044158525">
            <text:p>67304415852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75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75">
            <text:p>1,75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00188">
            <text:p>21600188</text:p>
          </table:table-cell>
          <table:table-cell office:value-type="float" office:value="157063331">
            <text:p>157063331</text:p>
          </table:table-cell>
          <table:table-cell office:value-type="string">
            <text:p>2012-03-08</text:p>
          </table:table-cell>
          <table:table-cell office:value-type="string">
            <text:p>A</text:p>
          </table:table-cell>
          <table:table-cell office:value-type="string">
            <text:p>2012-02-14</text:p>
          </table:table-cell>
          <table:table-cell office:value-type="float" office:value="97453996174">
            <text:p>974539961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77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77">
            <text:p>1,77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92351">
            <text:p>22592351</text:p>
          </table:table-cell>
          <table:table-cell office:value-type="float" office:value="163334056">
            <text:p>163334056</text:p>
          </table:table-cell>
          <table:table-cell office:value-type="string">
            <text:p>2013-02-19</text:p>
          </table:table-cell>
          <table:table-cell office:value-type="string">
            <text:p>A</text:p>
          </table:table-cell>
          <table:table-cell office:value-type="string">
            <text:p>2013-01-26</text:p>
          </table:table-cell>
          <table:table-cell office:value-type="float" office:value="43146165790">
            <text:p>431461657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78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1.78">
            <text:p>1,78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60135">
            <text:p>23360135</text:p>
          </table:table-cell>
          <table:table-cell office:value-type="float" office:value="156454905">
            <text:p>156454905</text:p>
          </table:table-cell>
          <table:table-cell office:value-type="string">
            <text:p>2012-02-10</text:p>
          </table:table-cell>
          <table:table-cell office:value-type="string">
            <text:p>A</text:p>
          </table:table-cell>
          <table:table-cell office:value-type="string">
            <text:p>2012-01-24</text:p>
          </table:table-cell>
          <table:table-cell office:value-type="float" office:value="673038062468">
            <text:p>6730380624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80 ( 0.29 . 1.67 nmol/L )</text:p>
          </table:table-cell>
          <table:table-cell/>
          <table:table-cell office:value-type="string">
            <text:p>S , P-Testosteroon</text:p>
          </table:table-cell>
          <table:table-cell table:style-name="ce1" office:value-type="float" office:value="1.8">
            <text:p>1,8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14430">
            <text:p>14614430</text:p>
          </table:table-cell>
          <table:table-cell office:value-type="float" office:value="157194177">
            <text:p>157194177</text:p>
          </table:table-cell>
          <table:table-cell office:value-type="string">
            <text:p>2012-05-17</text:p>
          </table:table-cell>
          <table:table-cell office:value-type="string">
            <text:p>A</text:p>
          </table:table-cell>
          <table:table-cell office:value-type="string">
            <text:p>2012-04-27</text:p>
          </table:table-cell>
          <table:table-cell office:value-type="float" office:value="673031603748">
            <text:p>6730316037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82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82">
            <text:p>1,82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44273">
            <text:p>14644273</text:p>
          </table:table-cell>
          <table:table-cell office:value-type="float" office:value="157159932">
            <text:p>157159932</text:p>
          </table:table-cell>
          <table:table-cell office:value-type="string">
            <text:p>2012-04-12</text:p>
          </table:table-cell>
          <table:table-cell office:value-type="string">
            <text:p>A</text:p>
          </table:table-cell>
          <table:table-cell office:value-type="string">
            <text:p>2012-03-12</text:p>
          </table:table-cell>
          <table:table-cell office:value-type="float" office:value="673031102583">
            <text:p>6730311025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82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82">
            <text:p>1,82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53399">
            <text:p>11253399</text:p>
          </table:table-cell>
          <table:table-cell office:value-type="float" office:value="158080142">
            <text:p>158080142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office:value-type="string">
            <text:p>2012-11-16</text:p>
          </table:table-cell>
          <table:table-cell office:value-type="float" office:value="92045086742">
            <text:p>920450867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82 ( 0.28 . 1.73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82">
            <text:p>1,82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13980">
            <text:p>24113980</text:p>
          </table:table-cell>
          <table:table-cell office:value-type="float" office:value="185787739">
            <text:p>185787739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office:value-type="string">
            <text:p>2013-06-06</text:p>
          </table:table-cell>
          <table:table-cell office:value-type="float" office:value="48207886843">
            <text:p>482078868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.84 ( nmol/L</text:p>
          </table:table-cell>
          <table:table-cell office:value-type="string">
            <text:p><text:s/>)</text:p>
          </table:table-cell>
          <table:table-cell office:value-type="string">
            <text:p>Testosteroon</text:p>
          </table:table-cell>
          <table:table-cell office:value-type="float" office:value="1.84">
            <text:p>1,84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15498">
            <text:p>13715498</text:p>
          </table:table-cell>
          <table:table-cell office:value-type="float" office:value="156442832">
            <text:p>156442832</text:p>
          </table:table-cell>
          <table:table-cell office:value-type="string">
            <text:p>2012-01-19</text:p>
          </table:table-cell>
          <table:table-cell office:value-type="string">
            <text:p>A</text:p>
          </table:table-cell>
          <table:table-cell office:value-type="string">
            <text:p>2012-01-13</text:p>
          </table:table-cell>
          <table:table-cell office:value-type="float" office:value="673047568000">
            <text:p>67304756800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95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95">
            <text:p>1,95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70002">
            <text:p>4970002</text:p>
          </table:table-cell>
          <table:table-cell office:value-type="float" office:value="139668566">
            <text:p>139668566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9-14</text:p>
          </table:table-cell>
          <table:table-cell office:value-type="float" office:value="56657975123">
            <text:p>5665797512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97 ( 11.40 . 27.9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97">
            <text:p>1,97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96952">
            <text:p>24496952</text:p>
          </table:table-cell>
          <table:table-cell office:value-type="float" office:value="210707549">
            <text:p>210707549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2-02-14</text:p>
          </table:table-cell>
          <table:table-cell office:value-type="float" office:value="673045750801">
            <text:p>6730457508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.98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.98">
            <text:p>1,98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12216">
            <text:p>12512216</text:p>
          </table:table-cell>
          <table:table-cell office:value-type="float" office:value="157792432">
            <text:p>157792432</text:p>
          </table:table-cell>
          <table:table-cell office:value-type="string">
            <text:p>2012-09-20</text:p>
          </table:table-cell>
          <table:table-cell office:value-type="string">
            <text:p>A</text:p>
          </table:table-cell>
          <table:table-cell office:value-type="string">
            <text:p>2012-09-18</text:p>
          </table:table-cell>
          <table:table-cell office:value-type="float" office:value="79533455054">
            <text:p>795334550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2.02 ( 0.28 . 1.73 nmol/L )</text:p>
          </table:table-cell>
          <table:table-cell/>
          <table:table-cell office:value-type="string">
            <text:p>S , P-Testosteroon</text:p>
          </table:table-cell>
          <table:table-cell table:style-name="ce1" office:value-type="float" office:value="2.02">
            <text:p>2,02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58977">
            <text:p>21958977</text:p>
          </table:table-cell>
          <table:table-cell office:value-type="float" office:value="157117475">
            <text:p>157117475</text:p>
          </table:table-cell>
          <table:table-cell office:value-type="string">
            <text:p>2012-03-23</text:p>
          </table:table-cell>
          <table:table-cell office:value-type="string">
            <text:p>A</text:p>
          </table:table-cell>
          <table:table-cell office:value-type="string">
            <text:p>2012-03-23</text:p>
          </table:table-cell>
          <table:table-cell office:value-type="float" office:value="51745271844">
            <text:p>517452718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2.03 ( 0.29 . 1.67 nmol/L )</text:p>
          </table:table-cell>
          <table:table-cell/>
          <table:table-cell office:value-type="string">
            <text:p>S , P-Testosteroon</text:p>
          </table:table-cell>
          <table:table-cell table:style-name="ce1" office:value-type="float" office:value="2.03">
            <text:p>2,03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46831">
            <text:p>14546831</text:p>
          </table:table-cell>
          <table:table-cell office:value-type="float" office:value="189728609">
            <text:p>189728609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office:value-type="string">
            <text:p>2013-05-02</text:p>
          </table:table-cell>
          <table:table-cell office:value-type="float" office:value="89894184972">
            <text:p>898941849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.04 ( 0.28 . 1.73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2.04">
            <text:p>2,04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54874">
            <text:p>23454874</text:p>
          </table:table-cell>
          <table:table-cell office:value-type="float" office:value="158101733">
            <text:p>158101733</text:p>
          </table:table-cell>
          <table:table-cell office:value-type="string">
            <text:p>2012-10-04</text:p>
          </table:table-cell>
          <table:table-cell office:value-type="string">
            <text:p>A</text:p>
          </table:table-cell>
          <table:table-cell office:value-type="string">
            <text:p>2012-09-27</text:p>
          </table:table-cell>
          <table:table-cell office:value-type="float" office:value="99511071703">
            <text:p>995110717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2.05 ( 0.28 . 1.73 nmol/L )</text:p>
          </table:table-cell>
          <table:table-cell/>
          <table:table-cell office:value-type="string">
            <text:p>S , P-Testosteroon</text:p>
          </table:table-cell>
          <table:table-cell table:style-name="ce1" office:value-type="float" office:value="2.05">
            <text:p>2,05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35016">
            <text:p>12035016</text:p>
          </table:table-cell>
          <table:table-cell office:value-type="float" office:value="201187427">
            <text:p>201187427</text:p>
          </table:table-cell>
          <table:table-cell office:value-type="string">
            <text:p>2013-10-03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53978527712">
            <text:p>539785277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.06 </text:p>
          </table:table-cell>
          <table:table-cell office:value-type="string">
            <text:p>↑ ( 0.28 . 1.73 nmol/L )</text:p>
          </table:table-cell>
          <table:table-cell office:value-type="string">
            <text:p>Testosteroon</text:p>
          </table:table-cell>
          <table:table-cell table:style-name="ce1" office:value-type="float" office:value="2.06">
            <text:p>2,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21841">
            <text:p>23221841</text:p>
          </table:table-cell>
          <table:table-cell office:value-type="float" office:value="202593005">
            <text:p>202593005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2013-10-04</text:p>
          </table:table-cell>
          <table:table-cell office:value-type="float" office:value="41608454177">
            <text:p>416084541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.08 ( nmol/L</text:p>
          </table:table-cell>
          <table:table-cell office:value-type="string">
            <text:p><text:s/>)</text:p>
          </table:table-cell>
          <table:table-cell office:value-type="string">
            <text:p>Testosteroon</text:p>
          </table:table-cell>
          <table:table-cell table:style-name="ce1" office:value-type="float" office:value="2.08">
            <text:p>2,08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55560">
            <text:p>21955560</text:p>
          </table:table-cell>
          <table:table-cell office:value-type="float" office:value="213944035">
            <text:p>213944035</text:p>
          </table:table-cell>
          <table:table-cell office:value-type="string">
            <text:p>2013-12-06</text:p>
          </table:table-cell>
          <table:table-cell office:value-type="string">
            <text:p>A</text:p>
          </table:table-cell>
          <table:table-cell office:value-type="string">
            <text:p>2013-11-01</text:p>
          </table:table-cell>
          <table:table-cell office:value-type="float" office:value="25472717330">
            <text:p>254727173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.16 </text:p>
          </table:table-cell>
          <table:table-cell office:value-type="string">
            <text:p>↑ ( 0.28 . 1.73 nmol/L )</text:p>
          </table:table-cell>
          <table:table-cell office:value-type="string">
            <text:p>Testosteroon</text:p>
          </table:table-cell>
          <table:table-cell office:value-type="float" office:value="2.16">
            <text:p>2,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57498">
            <text:p>13057498</text:p>
          </table:table-cell>
          <table:table-cell office:value-type="float" office:value="158065172">
            <text:p>158065172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office:value-type="string">
            <text:p>2012-10-01</text:p>
          </table:table-cell>
          <table:table-cell office:value-type="float" office:value="55317742858">
            <text:p>553177428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2.25 ( nmol/L</text:p>
          </table:table-cell>
          <table:table-cell office:value-type="string">
            <text:p><text:s/>)</text:p>
          </table:table-cell>
          <table:table-cell office:value-type="string">
            <text:p>S , P-Testosteroon</text:p>
          </table:table-cell>
          <table:table-cell office:value-type="float" office:value="2.25">
            <text:p>2,25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44470">
            <text:p>12644470</text:p>
          </table:table-cell>
          <table:table-cell office:value-type="float" office:value="181632382">
            <text:p>181632382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23102393089">
            <text:p>231023930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) Östradiool 587.3 ( pmol/L ) Testosteroon 2.32 ( 0.28 . 1.73 </text:p>
          </table:table-cell>
          <table:table-cell office:value-type="string">
            <text:p>Testosteroon 2.32 ( 0.28 . 1.73 nmol/L )</text:p>
          </table:table-cell>
          <table:table-cell office:value-type="string">
            <text:p><text:s/>Suguhormoone siduv globuliin 20</text:p>
          </table:table-cell>
          <table:table-cell office:value-type="string">
            <text:p>Testosteroon</text:p>
          </table:table-cell>
          <table:table-cell office:value-type="float" office:value="2.32">
            <text:p>2,32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31827">
            <text:p>12631827</text:p>
          </table:table-cell>
          <table:table-cell office:value-type="float" office:value="215500487">
            <text:p>215500487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office:value-type="string">
            <text:p>2013-03-06</text:p>
          </table:table-cell>
          <table:table-cell office:value-type="float" office:value="17028283960">
            <text:p>170282839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.42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2.42">
            <text:p>2,42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31696">
            <text:p>16731696</text:p>
          </table:table-cell>
          <table:table-cell office:value-type="float" office:value="201159533">
            <text:p>201159533</text:p>
          </table:table-cell>
          <table:table-cell office:value-type="string">
            <text:p>2013-10-03</text:p>
          </table:table-cell>
          <table:table-cell office:value-type="string">
            <text:p>S</text:p>
          </table:table-cell>
          <table:table-cell office:value-type="string">
            <text:p>2013-09-20</text:p>
          </table:table-cell>
          <table:table-cell office:value-type="float" office:value="673047123450">
            <text:p>67304712345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.44 </text:p>
          </table:table-cell>
          <table:table-cell office:value-type="string">
            <text:p>↑ ( 0.10 . 1.39 nmol/L )</text:p>
          </table:table-cell>
          <table:table-cell office:value-type="string">
            <text:p>Testosteroon</text:p>
          </table:table-cell>
          <table:table-cell office:value-type="float" office:value="2.44">
            <text:p>2,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41173">
            <text:p>11241173</text:p>
          </table:table-cell>
          <table:table-cell office:value-type="float" office:value="162564731">
            <text:p>162564731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3-02-05</text:p>
          </table:table-cell>
          <table:table-cell office:value-type="float" office:value="98618745101">
            <text:p>9861874510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.61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2.61">
            <text:p>2,61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36793">
            <text:p>13536793</text:p>
          </table:table-cell>
          <table:table-cell office:value-type="float" office:value="201912330">
            <text:p>201912330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office:value-type="string">
            <text:p>2013-08-29</text:p>
          </table:table-cell>
          <table:table-cell office:value-type="float" office:value="92184679809">
            <text:p>921846798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.68 </text:p>
          </table:table-cell>
          <table:table-cell office:value-type="string">
            <text:p>↑ ( 0.28 . 1.73 nmol/L )</text:p>
          </table:table-cell>
          <table:table-cell office:value-type="string">
            <text:p>Testosteroon</text:p>
          </table:table-cell>
          <table:table-cell office:value-type="float" office:value="2.68">
            <text:p>2,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49993">
            <text:p>24549993</text:p>
          </table:table-cell>
          <table:table-cell office:value-type="float" office:value="158153207">
            <text:p>158153207</text:p>
          </table:table-cell>
          <table:table-cell office:value-type="string">
            <text:p>2012-12-03</text:p>
          </table:table-cell>
          <table:table-cell office:value-type="string">
            <text:p>A</text:p>
          </table:table-cell>
          <table:table-cell office:value-type="string">
            <text:p>2012-11-22</text:p>
          </table:table-cell>
          <table:table-cell office:value-type="float" office:value="673040902674">
            <text:p>6730409026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2.69 ( 0.28 . 1.73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2.69">
            <text:p>2,69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17603">
            <text:p>23317603</text:p>
          </table:table-cell>
          <table:table-cell office:value-type="float" office:value="157255053">
            <text:p>157255053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office:value-type="string">
            <text:p>2012-06-13</text:p>
          </table:table-cell>
          <table:table-cell office:value-type="float" office:value="46103855473">
            <text:p>461038554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2.76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2.76">
            <text:p>2,76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74846">
            <text:p>14874846</text:p>
          </table:table-cell>
          <table:table-cell office:value-type="float" office:value="168336817">
            <text:p>168336817</text:p>
          </table:table-cell>
          <table:table-cell office:value-type="string">
            <text:p>2013-03-24</text:p>
          </table:table-cell>
          <table:table-cell office:value-type="string">
            <text:p>A</text:p>
          </table:table-cell>
          <table:table-cell office:value-type="string">
            <text:p>2013-03-24</text:p>
          </table:table-cell>
          <table:table-cell office:value-type="float" office:value="60195832539">
            <text:p>601958325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) LH 1.91 ( 0.31 . 5.29 U/L ) Testosteroon 2.94 ( 0.98 . 38.50</text:p>
          </table:table-cell>
          <table:table-cell office:value-type="string">
            <text:p>Testosteroon 2.94 ( 0.98 . 38.50 nmol/L )</text:p>
          </table:table-cell>
          <table:table-cell office:value-type="string">
            <text:p><text:s/>- analüüsid normis</text:p>
          </table:table-cell>
          <table:table-cell office:value-type="string">
            <text:p>Testosteroon</text:p>
          </table:table-cell>
          <table:table-cell office:value-type="float" office:value="2.94">
            <text:p>2,94</text:p>
          </table:table-cell>
          <table:table-cell office:value-type="string">
            <text:p>0.98</text:p>
          </table:table-cell>
          <table:table-cell office:value-type="string">
            <text:p>38.5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25733">
            <text:p>11825733</text:p>
          </table:table-cell>
          <table:table-cell office:value-type="float" office:value="157077872">
            <text:p>157077872</text:p>
          </table:table-cell>
          <table:table-cell office:value-type="string">
            <text:p>2012-03-22</text:p>
          </table:table-cell>
          <table:table-cell office:value-type="string">
            <text:p>A</text:p>
          </table:table-cell>
          <table:table-cell office:value-type="string">
            <text:p>2012-02-27</text:p>
          </table:table-cell>
          <table:table-cell office:value-type="float" office:value="50859891822">
            <text:p>508598918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2.96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2.96">
            <text:p>2,96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34008">
            <text:p>14834008</text:p>
          </table:table-cell>
          <table:table-cell office:value-type="float" office:value="158032223">
            <text:p>158032223</text:p>
          </table:table-cell>
          <table:table-cell office:value-type="string">
            <text:p>2012-11-10</text:p>
          </table:table-cell>
          <table:table-cell office:value-type="string">
            <text:p>A</text:p>
          </table:table-cell>
          <table:table-cell office:value-type="string">
            <text:p>2012-11-09</text:p>
          </table:table-cell>
          <table:table-cell office:value-type="float" office:value="55077717605">
            <text:p>550777176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3.02 ( 0.28 . 1.73 nmol/L )</text:p>
          </table:table-cell>
          <table:table-cell/>
          <table:table-cell office:value-type="string">
            <text:p>S , P-Testosteroon</text:p>
          </table:table-cell>
          <table:table-cell table:style-name="ce1" office:value-type="float" office:value="3.02">
            <text:p>3,02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65176">
            <text:p>11165176</text:p>
          </table:table-cell>
          <table:table-cell office:value-type="float" office:value="158174686">
            <text:p>158174686</text:p>
          </table:table-cell>
          <table:table-cell office:value-type="string">
            <text:p>2013-01-08</text:p>
          </table:table-cell>
          <table:table-cell office:value-type="string">
            <text:p>A</text:p>
          </table:table-cell>
          <table:table-cell office:value-type="string">
            <text:p>2012-12-05</text:p>
          </table:table-cell>
          <table:table-cell office:value-type="float" office:value="673037846610">
            <text:p>67303784661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3.15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3.15">
            <text:p>3,15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33045">
            <text:p>21833045</text:p>
          </table:table-cell>
          <table:table-cell office:value-type="float" office:value="158174686">
            <text:p>158174686</text:p>
          </table:table-cell>
          <table:table-cell office:value-type="string">
            <text:p>2013-01-08</text:p>
          </table:table-cell>
          <table:table-cell office:value-type="string">
            <text:p>A</text:p>
          </table:table-cell>
          <table:table-cell office:value-type="string">
            <text:p>2012-12-05</text:p>
          </table:table-cell>
          <table:table-cell office:value-type="float" office:value="673037846610">
            <text:p>6730378466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3.15 ( 0.28 . 1.73 nmol/L )</text:p>
          </table:table-cell>
          <table:table-cell/>
          <table:table-cell office:value-type="string">
            <text:p>Testosteroon</text:p>
          </table:table-cell>
          <table:table-cell office:value-type="float" office:value="3.15">
            <text:p>3,15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39303">
            <text:p>12039303</text:p>
          </table:table-cell>
          <table:table-cell office:value-type="float" office:value="157803792">
            <text:p>157803792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office:value-type="string">
            <text:p>2012-09-14</text:p>
          </table:table-cell>
          <table:table-cell office:value-type="float" office:value="27448486851">
            <text:p>274484868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3.19 ( 0.28 . 1.73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3.19">
            <text:p>3,19</text:p>
          </table:table-cell>
          <table:table-cell office:value-type="string">
            <text:p>0.28</text:p>
          </table:table-cell>
          <table:table-cell office:value-type="string">
            <text:p>1.7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16494">
            <text:p>11416494</text:p>
          </table:table-cell>
          <table:table-cell office:value-type="float" office:value="185226029">
            <text:p>185226029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office:value-type="string">
            <text:p>2013-06-21</text:p>
          </table:table-cell>
          <table:table-cell office:value-type="float" office:value="92298923185">
            <text:p>922989231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3.33 </text:p>
          </table:table-cell>
          <table:table-cell office:value-type="string">
            <text:p>↑ ( 0.28 . 1.73 nmol/L )</text:p>
          </table:table-cell>
          <table:table-cell office:value-type="string">
            <text:p>Testosteroon</text:p>
          </table:table-cell>
          <table:table-cell office:value-type="float" office:value="3.33">
            <text:p>3,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54079">
            <text:p>3254079</text:p>
          </table:table-cell>
          <table:table-cell office:value-type="float" office:value="80192091">
            <text:p>80192091</text:p>
          </table:table-cell>
          <table:table-cell office:value-type="string">
            <text:p>2012-01-12</text:p>
          </table:table-cell>
          <table:table-cell office:value-type="string">
            <text:p>A</text:p>
          </table:table-cell>
          <table:table-cell office:value-type="string">
            <text:p>2011-08-30</text:p>
          </table:table-cell>
          <table:table-cell office:value-type="float" office:value="46786622737">
            <text:p>4678662273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 3,36 </text:p>
          </table:table-cell>
          <table:table-cell office:value-type="string">
            <text:p>SHBG 24,4 FAI 13,8 ( ovulats faa</text:p>
          </table:table-cell>
          <table:table-cell office:value-type="string">
            <text:p>Testo</text:p>
          </table:table-cell>
          <table:table-cell office:value-type="float" office:value="3.36">
            <text:p>3,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71635">
            <text:p>5471635</text:p>
          </table:table-cell>
          <table:table-cell office:value-type="float" office:value="86465897">
            <text:p>86465897</text:p>
          </table:table-cell>
          <table:table-cell office:value-type="string">
            <text:p>2012-03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5905389324">
            <text:p>9590538932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- Testosteroon S-Testo 3,57 nmol/L</text:p>
          </table:table-cell>
          <table:table-cell office:value-type="string">
            <text:p>S-Testo 3,57 nmol/L</text:p>
          </table:table-cell>
          <table:table-cell/>
          <table:table-cell office:value-type="string">
            <text:p>S-Testo</text:p>
          </table:table-cell>
          <table:table-cell office:value-type="float" office:value="3.57">
            <text:p>3,57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56497">
            <text:p>21856497</text:p>
          </table:table-cell>
          <table:table-cell office:value-type="float" office:value="211173784">
            <text:p>211173784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2013-11-25</text:p>
          </table:table-cell>
          <table:table-cell office:value-type="float" office:value="90556112690">
            <text:p>905561126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 3,74 </text:p>
          </table:table-cell>
          <table:table-cell office:value-type="string">
            <text:p>, PSA 3,3</text:p>
          </table:table-cell>
          <table:table-cell office:value-type="string">
            <text:p>testo</text:p>
          </table:table-cell>
          <table:table-cell office:value-type="float" office:value="3.74">
            <text:p>3,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01040">
            <text:p>12101040</text:p>
          </table:table-cell>
          <table:table-cell office:value-type="float" office:value="217276702">
            <text:p>217276702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2013-11-21</text:p>
          </table:table-cell>
          <table:table-cell office:value-type="float" office:value="85702774428">
            <text:p>8570277442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3.76 </text:p>
          </table:table-cell>
          <table:table-cell office:value-type="string">
            <text:p>↑ ( 0.28 . 1.73 nmol/L )</text:p>
          </table:table-cell>
          <table:table-cell office:value-type="string">
            <text:p>Testosteroon</text:p>
          </table:table-cell>
          <table:table-cell office:value-type="float" office:value="3.76">
            <text:p>3,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32701">
            <text:p>12832701</text:p>
          </table:table-cell>
          <table:table-cell office:value-type="float" office:value="202122970">
            <text:p>202122970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1-09-20</text:p>
          </table:table-cell>
          <table:table-cell office:value-type="float" office:value="76599767330">
            <text:p>765997673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Teostatud analüüsis : Testosteroon 3.82</text:p>
          </table:table-cell>
          <table:table-cell office:value-type="string">
            <text:p>Testosteroon 3.82</text:p>
          </table:table-cell>
          <table:table-cell office:value-type="string">
            <text:p>Östradiool 64.6 Transaminaasid n</text:p>
          </table:table-cell>
          <table:table-cell office:value-type="string">
            <text:p>Testosteroon</text:p>
          </table:table-cell>
          <table:table-cell office:value-type="float" office:value="3.82">
            <text:p>3,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98487">
            <text:p>22198487</text:p>
          </table:table-cell>
          <table:table-cell office:value-type="float" office:value="201443730">
            <text:p>201443730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office:value-type="string">
            <text:p>2013-07-26</text:p>
          </table:table-cell>
          <table:table-cell office:value-type="float" office:value="673030450868">
            <text:p>6730304508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4.41 </text:p>
          </table:table-cell>
          <table:table-cell office:value-type="string">
            <text:p>↓ ( 11.40 . 27.90 nmol/L )</text:p>
          </table:table-cell>
          <table:table-cell office:value-type="string">
            <text:p>Testosteroon</text:p>
          </table:table-cell>
          <table:table-cell office:value-type="float" office:value="4.41">
            <text:p>4,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87104">
            <text:p>11087104</text:p>
          </table:table-cell>
          <table:table-cell office:value-type="float" office:value="204846217">
            <text:p>204846217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2013-05-23</text:p>
          </table:table-cell>
          <table:table-cell office:value-type="float" office:value="66597392013">
            <text:p>665973920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4.94 </text:p>
          </table:table-cell>
          <table:table-cell office:value-type="string">
            <text:p>↓ ( 9.47 . 28.30 nmol/L )</text:p>
          </table:table-cell>
          <table:table-cell office:value-type="string">
            <text:p>Testosteroon</text:p>
          </table:table-cell>
          <table:table-cell office:value-type="float" office:value="4.94">
            <text:p>4,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09855">
            <text:p>7609855</text:p>
          </table:table-cell>
          <table:table-cell office:value-type="float" office:value="83079421">
            <text:p>83079421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office:value-type="string">
            <text:p>2012-01-31</text:p>
          </table:table-cell>
          <table:table-cell office:value-type="float" office:value="18202415201">
            <text:p>1820241520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5.04 ( 6.68 . 25.70 nmol/L )</text:p>
          </table:table-cell>
          <table:table-cell/>
          <table:table-cell office:value-type="string">
            <text:p>S , P-Testosteroon</text:p>
          </table:table-cell>
          <table:table-cell table:style-name="ce1" office:value-type="float" office:value="5.04">
            <text:p>5,04</text:p>
          </table:table-cell>
          <table:table-cell office:value-type="string">
            <text:p>6.68</text:p>
          </table:table-cell>
          <table:table-cell table:style-name="ce1" office:value-type="string">
            <text:p>25.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00628">
            <text:p>4300628</text:p>
          </table:table-cell>
          <table:table-cell office:value-type="float" office:value="125136675">
            <text:p>125136675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office:value-type="string">
            <text:p>2012-05-31</text:p>
          </table:table-cell>
          <table:table-cell office:value-type="float" office:value="24585314607">
            <text:p>2458531460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5.05 ( 8.64 . 29.00 nmol/L )</text:p>
          </table:table-cell>
          <table:table-cell/>
          <table:table-cell office:value-type="string">
            <text:p>S , P-Testosteroon</text:p>
          </table:table-cell>
          <table:table-cell table:style-name="ce1" office:value-type="float" office:value="5.05">
            <text:p>5,05</text:p>
          </table:table-cell>
          <table:table-cell office:value-type="string">
            <text:p>8.64</text:p>
          </table:table-cell>
          <table:table-cell office:value-type="float" office:value="29">
            <text:p>2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83244">
            <text:p>21983244</text:p>
          </table:table-cell>
          <table:table-cell office:value-type="float" office:value="194220442">
            <text:p>194220442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2-05-24</text:p>
          </table:table-cell>
          <table:table-cell office:value-type="float" office:value="673030391392">
            <text:p>6730303913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5.25 ( 6.68 . 25.7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5.25">
            <text:p>5,25</text:p>
          </table:table-cell>
          <table:table-cell office:value-type="string">
            <text:p>6.68</text:p>
          </table:table-cell>
          <table:table-cell table:style-name="ce1" office:value-type="string">
            <text:p>25.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06768">
            <text:p>11006768</text:p>
          </table:table-cell>
          <table:table-cell office:value-type="float" office:value="205438615">
            <text:p>205438615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08-21</text:p>
          </table:table-cell>
          <table:table-cell office:value-type="float" office:value="673030395539">
            <text:p>6730303955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5.32 </text:p>
          </table:table-cell>
          <table:table-cell office:value-type="string">
            <text:p>↓ nmol/L --&gt; subnormaalne kordus</text:p>
          </table:table-cell>
          <table:table-cell office:value-type="string">
            <text:p>Testosteroon</text:p>
          </table:table-cell>
          <table:table-cell office:value-type="float" office:value="5.32">
            <text:p>5,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76855">
            <text:p>14176855</text:p>
          </table:table-cell>
          <table:table-cell office:value-type="float" office:value="162572539">
            <text:p>162572539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42393213187">
            <text:p>423932131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5.83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5.83">
            <text:p>5,83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33410">
            <text:p>23733410</text:p>
          </table:table-cell>
          <table:table-cell office:value-type="float" office:value="189366142">
            <text:p>189366142</text:p>
          </table:table-cell>
          <table:table-cell office:value-type="string">
            <text:p>2013-07-23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673030439047">
            <text:p>6730304390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5.83 </text:p>
          </table:table-cell>
          <table:table-cell office:value-type="string">
            <text:p>↓ ( 11.40 . 27.90 nmol/L )</text:p>
          </table:table-cell>
          <table:table-cell office:value-type="string">
            <text:p>Testosteroon</text:p>
          </table:table-cell>
          <table:table-cell office:value-type="float" office:value="5.83">
            <text:p>5,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52721">
            <text:p>22252721</text:p>
          </table:table-cell>
          <table:table-cell office:value-type="float" office:value="182608031">
            <text:p>182608031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2013-06-10</text:p>
          </table:table-cell>
          <table:table-cell office:value-type="float" office:value="34637970071">
            <text:p>346379700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6.10 </text:p>
          </table:table-cell>
          <table:table-cell office:value-type="string">
            <text:p>↓ ( 11.40 . 27.90 nmol/L )</text:p>
          </table:table-cell>
          <table:table-cell office:value-type="string">
            <text:p>Testosteroon</text:p>
          </table:table-cell>
          <table:table-cell table:style-name="ce1"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64494">
            <text:p>6964494</text:p>
          </table:table-cell>
          <table:table-cell office:value-type="float" office:value="124558101">
            <text:p>124558101</text:p>
          </table:table-cell>
          <table:table-cell office:value-type="string">
            <text:p>2012-01-09</text:p>
          </table:table-cell>
          <table:table-cell office:value-type="string">
            <text:p>A</text:p>
          </table:table-cell>
          <table:table-cell office:value-type="string">
            <text:p>2012-01-06</text:p>
          </table:table-cell>
          <table:table-cell office:value-type="float" office:value="40245189453">
            <text:p>4024518945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6.17 ( 8.64 . 29.0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6.17">
            <text:p>6,17</text:p>
          </table:table-cell>
          <table:table-cell office:value-type="string">
            <text:p>8.64</text:p>
          </table:table-cell>
          <table:table-cell office:value-type="float" office:value="29">
            <text:p>2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14447">
            <text:p>10914447</text:p>
          </table:table-cell>
          <table:table-cell office:value-type="float" office:value="182325408">
            <text:p>182325408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98053065696">
            <text:p>9805306569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6.36 nmol/L</text:p>
          </table:table-cell>
          <table:table-cell/>
          <table:table-cell office:value-type="string">
            <text:p>Testosteroon</text:p>
          </table:table-cell>
          <table:table-cell office:value-type="float" office:value="6.36">
            <text:p>6,36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41779">
            <text:p>23641779</text:p>
          </table:table-cell>
          <table:table-cell office:value-type="float" office:value="194621512">
            <text:p>194621512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6-10</text:p>
          </table:table-cell>
          <table:table-cell office:value-type="float" office:value="673030366442">
            <text:p>6730303664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Tagasikutse testo 6.5 </text:p>
          </table:table-cell>
          <table:table-cell office:value-type="string">
            <text:p>testo 6.5 </text:p>
          </table:table-cell>
          <table:table-cell office:value-type="string">
            <text:p>, sp analüüsis aer külvis e faec</text:p>
          </table:table-cell>
          <table:table-cell office:value-type="string">
            <text:p>testo</text:p>
          </table:table-cell>
          <table:table-cell table:style-name="ce1" office:value-type="float" office:value="6.5">
            <text:p>6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41813">
            <text:p>23641813</text:p>
          </table:table-cell>
          <table:table-cell office:value-type="float" office:value="194621512">
            <text:p>194621512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7-15</text:p>
          </table:table-cell>
          <table:table-cell office:value-type="float" office:value="673030366442">
            <text:p>6730303664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i meelditeostatud analüüsides : testo6,54 </text:p>
          </table:table-cell>
          <table:table-cell office:value-type="string">
            <text:p>testo6,54 </text:p>
          </table:table-cell>
          <table:table-cell office:value-type="string">
            <text:p>- mai 20139,78 - juuni 2013sperm</text:p>
          </table:table-cell>
          <table:table-cell office:value-type="string">
            <text:p>testo</text:p>
          </table:table-cell>
          <table:table-cell office:value-type="float" office:value="6.54">
            <text:p>6,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60295">
            <text:p>22660295</text:p>
          </table:table-cell>
          <table:table-cell office:value-type="float" office:value="197218691">
            <text:p>197218691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38729638651">
            <text:p>387296386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6.58 </text:p>
          </table:table-cell>
          <table:table-cell office:value-type="string">
            <text:p>↓ ( 11.40 . 27.90 nmol/L )</text:p>
          </table:table-cell>
          <table:table-cell office:value-type="string">
            <text:p>Testosteroon</text:p>
          </table:table-cell>
          <table:table-cell office:value-type="float" office:value="6.58">
            <text:p>6,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79681">
            <text:p>14479681</text:p>
          </table:table-cell>
          <table:table-cell office:value-type="float" office:value="199453052">
            <text:p>199453052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2013-09-20</text:p>
          </table:table-cell>
          <table:table-cell office:value-type="float" office:value="73406173277">
            <text:p>7340617327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6.59 </text:p>
          </table:table-cell>
          <table:table-cell office:value-type="string">
            <text:p>↓ ( 11.40 . 27.90 nmol/L )</text:p>
          </table:table-cell>
          <table:table-cell office:value-type="string">
            <text:p>Testosteroon</text:p>
          </table:table-cell>
          <table:table-cell office:value-type="float" office:value="6.59">
            <text:p>6,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65872">
            <text:p>10665872</text:p>
          </table:table-cell>
          <table:table-cell office:value-type="float" office:value="164215759">
            <text:p>164215759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office:value-type="string">
            <text:p>2012-08-31</text:p>
          </table:table-cell>
          <table:table-cell office:value-type="float" office:value="96054475180">
            <text:p>960544751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 6,61</text:p>
          </table:table-cell>
          <table:table-cell/>
          <table:table-cell office:value-type="string">
            <text:p>Testo</text:p>
          </table:table-cell>
          <table:table-cell office:value-type="float" office:value="6.61">
            <text:p>6,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40097">
            <text:p>21440097</text:p>
          </table:table-cell>
          <table:table-cell office:value-type="float" office:value="174710395">
            <text:p>174710395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19254822764">
            <text:p>192548227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30.04.2013 - PSA 1,8 , testo 6,7</text:p>
          </table:table-cell>
          <table:table-cell office:value-type="string">
            <text:p>testo 6,7</text:p>
          </table:table-cell>
          <table:table-cell/>
          <table:table-cell office:value-type="string">
            <text:p>testo</text:p>
          </table:table-cell>
          <table:table-cell table:style-name="ce1" office:value-type="float" office:value="6.7">
            <text:p>6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37600">
            <text:p>14837600</text:p>
          </table:table-cell>
          <table:table-cell office:value-type="float" office:value="181429539">
            <text:p>181429539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6-03</text:p>
          </table:table-cell>
          <table:table-cell office:value-type="float" office:value="64855748367">
            <text:p>6485574836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6.85 </text:p>
          </table:table-cell>
          <table:table-cell office:value-type="string">
            <text:p>↓ ( 11.40 . 27.90 nmol/L )</text:p>
          </table:table-cell>
          <table:table-cell office:value-type="string">
            <text:p>Testosteroon</text:p>
          </table:table-cell>
          <table:table-cell office:value-type="float" office:value="6.85">
            <text:p>6,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98591">
            <text:p>14498591</text:p>
          </table:table-cell>
          <table:table-cell office:value-type="float" office:value="168022326">
            <text:p>168022326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71724620755">
            <text:p>717246207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6.88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6.88">
            <text:p>6,88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49021">
            <text:p>12049021</text:p>
          </table:table-cell>
          <table:table-cell office:value-type="float" office:value="173591911">
            <text:p>173591911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4-18</text:p>
          </table:table-cell>
          <table:table-cell office:value-type="float" office:value="673030523052">
            <text:p>6730305230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6.91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6.91">
            <text:p>6,91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10596">
            <text:p>11110596</text:p>
          </table:table-cell>
          <table:table-cell office:value-type="float" office:value="183844289">
            <text:p>183844289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673030362867">
            <text:p>67303036286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7.10 </text:p>
          </table:table-cell>
          <table:table-cell office:value-type="string">
            <text:p>↓ ( 11.40 . 27.90 nmol/L )</text:p>
          </table:table-cell>
          <table:table-cell office:value-type="string">
            <text:p>Testosteroon</text:p>
          </table:table-cell>
          <table:table-cell table:style-name="ce1" office:value-type="float" office:value="7.1">
            <text:p>7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28988">
            <text:p>13728988</text:p>
          </table:table-cell>
          <table:table-cell office:value-type="float" office:value="199971757">
            <text:p>199971757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11114869335">
            <text:p>1111486933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) LH 3.18 ( 1.70 . 8.60 U/L ) Testosteroon 7.24 ( 11.40 . 27.9</text:p>
          </table:table-cell>
          <table:table-cell office:value-type="string">
            <text:p>Testosteroon 7.24 ( 11.40 . 27.90 nmol/L )</text:p>
          </table:table-cell>
          <table:table-cell office:value-type="string">
            <text:p><text:s/>PSA 0.998 ( &lt;1.400 µg/L )</text:p>
          </table:table-cell>
          <table:table-cell office:value-type="string">
            <text:p>Testosteroon</text:p>
          </table:table-cell>
          <table:table-cell office:value-type="float" office:value="7.24">
            <text:p>7,24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28122">
            <text:p>24228122</text:p>
          </table:table-cell>
          <table:table-cell office:value-type="float" office:value="215078806">
            <text:p>215078806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0-10-20</text:p>
          </table:table-cell>
          <table:table-cell office:value-type="float" office:value="57056843086">
            <text:p>570568430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<text:s/>19.10.201000 : 00 ) VASTUSED : Testosteroon 7.28 ( 4,5 . 26,6 n</text:p>
          </table:table-cell>
          <table:table-cell office:value-type="string">
            <text:p>Testosteroon 7.28 ( 4,5 . 26,6 nmol/L )</text:p>
          </table:table-cell>
          <table:table-cell office:value-type="string">
            <text:p><text:s/>PSA 1.25 ( µg/L )</text:p>
          </table:table-cell>
          <table:table-cell office:value-type="string">
            <text:p>Testosteroon</text:p>
          </table:table-cell>
          <table:table-cell office:value-type="float" office:value="7.28">
            <text:p>7,28</text:p>
          </table:table-cell>
          <table:table-cell table:style-name="ce1" office:value-type="string">
            <text:p>4.5</text:p>
          </table:table-cell>
          <table:table-cell table:style-name="ce1" office:value-type="string">
            <text:p>26.6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45983">
            <text:p>13245983</text:p>
          </table:table-cell>
          <table:table-cell office:value-type="float" office:value="167461809">
            <text:p>167461809</text:p>
          </table:table-cell>
          <table:table-cell office:value-type="string">
            <text:p>2013-03-19</text:p>
          </table:table-cell>
          <table:table-cell office:value-type="string">
            <text:p>A</text:p>
          </table:table-cell>
          <table:table-cell office:value-type="string">
            <text:p>2013-01-25</text:p>
          </table:table-cell>
          <table:table-cell office:value-type="float" office:value="44674923009">
            <text:p>446749230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etavad haigused : ei;TSH 7,6 ja testo 7,4</text:p>
          </table:table-cell>
          <table:table-cell office:value-type="string">
            <text:p>testo 7,4</text:p>
          </table:table-cell>
          <table:table-cell/>
          <table:table-cell office:value-type="string">
            <text:p>testo</text:p>
          </table:table-cell>
          <table:table-cell table:style-name="ce1" office:value-type="float" office:value="7.4">
            <text:p>7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71035">
            <text:p>23671035</text:p>
          </table:table-cell>
          <table:table-cell office:value-type="float" office:value="176581980">
            <text:p>176581980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56652291823">
            <text:p>566522918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7,43</text:p>
          </table:table-cell>
          <table:table-cell/>
          <table:table-cell office:value-type="string">
            <text:p>testosteroon</text:p>
          </table:table-cell>
          <table:table-cell office:value-type="float" office:value="7.43">
            <text:p>7,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37943">
            <text:p>12637943</text:p>
          </table:table-cell>
          <table:table-cell office:value-type="float" office:value="160468258">
            <text:p>160468258</text:p>
          </table:table-cell>
          <table:table-cell office:value-type="string">
            <text:p>2013-01-16</text:p>
          </table:table-cell>
          <table:table-cell office:value-type="string">
            <text:p>A</text:p>
          </table:table-cell>
          <table:table-cell office:value-type="string">
            <text:p>2013-01-11</text:p>
          </table:table-cell>
          <table:table-cell office:value-type="float" office:value="37564322120">
            <text:p>375643221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7.58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7.58">
            <text:p>7,58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43446">
            <text:p>23943446</text:p>
          </table:table-cell>
          <table:table-cell office:value-type="float" office:value="206278049">
            <text:p>206278049</text:p>
          </table:table-cell>
          <table:table-cell office:value-type="string">
            <text:p>2010-04-30</text:p>
          </table:table-cell>
          <table:table-cell office:value-type="string">
            <text:p>A</text:p>
          </table:table-cell>
          <table:table-cell office:value-type="string">
            <text:p>2010-04-30</text:p>
          </table:table-cell>
          <table:table-cell office:value-type="float" office:value="673045268538">
            <text:p>6730452685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7.59 ( 9,9 . 52,4 nmol/L )</text:p>
          </table:table-cell>
          <table:table-cell/>
          <table:table-cell office:value-type="string">
            <text:p>Testosteroon</text:p>
          </table:table-cell>
          <table:table-cell office:value-type="float" office:value="7.59">
            <text:p>7,59</text:p>
          </table:table-cell>
          <table:table-cell table:style-name="ce1" office:value-type="string">
            <text:p>9.9</text:p>
          </table:table-cell>
          <table:table-cell office:value-type="string">
            <text:p>52.4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23760">
            <text:p>17423760</text:p>
          </table:table-cell>
          <table:table-cell office:value-type="float" office:value="166071422">
            <text:p>166071422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1201881931">
            <text:p>812018819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ei esine Uroflow : Qmax 12,1 ml/sTestosteroon 7,7 </text:p>
          </table:table-cell>
          <table:table-cell office:value-type="string">
            <text:p>sTestosteroon 7,7 </text:p>
          </table:table-cell>
          <table:table-cell office:value-type="string">
            <text:p>ng/mlPSA 0.4ng/mlDüsuurilised va</text:p>
          </table:table-cell>
          <table:table-cell office:value-type="string">
            <text:p>sTestosteroon</text:p>
          </table:table-cell>
          <table:table-cell table:style-name="ce1" office:value-type="float" office:value="7.7">
            <text:p>7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67078">
            <text:p>22967078</text:p>
          </table:table-cell>
          <table:table-cell office:value-type="float" office:value="178846670">
            <text:p>178846670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3-04-05</text:p>
          </table:table-cell>
          <table:table-cell office:value-type="float" office:value="69885847926">
            <text:p>698858479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) LH 3.69 ( 1.70 . 8.60 U/L ) Testosteroon 7.72 ( 9.47 . 28.30</text:p>
          </table:table-cell>
          <table:table-cell office:value-type="string">
            <text:p>Testosteroon 7.72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7.72">
            <text:p>7,72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85072">
            <text:p>24085072</text:p>
          </table:table-cell>
          <table:table-cell office:value-type="float" office:value="178145090">
            <text:p>178145090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27347522632">
            <text:p>273475226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17.05.2013 - Testo 7,8 </text:p>
          </table:table-cell>
          <table:table-cell office:value-type="string">
            <text:p>Testo 7,8 </text:p>
          </table:table-cell>
          <table:table-cell office:value-type="string">
            <text:p>, PSA 2,0</text:p>
          </table:table-cell>
          <table:table-cell office:value-type="string">
            <text:p>Testo</text:p>
          </table:table-cell>
          <table:table-cell table:style-name="ce1" office:value-type="float" office:value="7.8">
            <text:p>7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90020">
            <text:p>13090020</text:p>
          </table:table-cell>
          <table:table-cell office:value-type="float" office:value="184574039">
            <text:p>184574039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office:value-type="string">
            <text:p>2013-04-23</text:p>
          </table:table-cell>
          <table:table-cell office:value-type="float" office:value="51491398278">
            <text:p>514913982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 7,92 </text:p>
          </table:table-cell>
          <table:table-cell office:value-type="string">
            <text:p>.</text:p>
          </table:table-cell>
          <table:table-cell office:value-type="string">
            <text:p>Testo</text:p>
          </table:table-cell>
          <table:table-cell office:value-type="float" office:value="7.92">
            <text:p>7,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00231">
            <text:p>11900231</text:p>
          </table:table-cell>
          <table:table-cell office:value-type="float" office:value="209216823">
            <text:p>209216823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2-12-10</text:p>
          </table:table-cell>
          <table:table-cell office:value-type="float" office:value="673033441323">
            <text:p>6730334413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ol 21.1 ( 28.0 . 156.0 pmol/L ) Testosteroon 7.99 ( 11.40 . 27.9</text:p>
          </table:table-cell>
          <table:table-cell office:value-type="string">
            <text:p>Testosteroon 7.99 ( 11.40 . 27.90 nmol/L )</text:p>
          </table:table-cell>
          <table:table-cell office:value-type="string">
            <text:p><text:s/>Suguhormoone siduv globuliin 15</text:p>
          </table:table-cell>
          <table:table-cell office:value-type="string">
            <text:p>Testosteroon</text:p>
          </table:table-cell>
          <table:table-cell office:value-type="float" office:value="7.99">
            <text:p>7,99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95341">
            <text:p>12395341</text:p>
          </table:table-cell>
          <table:table-cell office:value-type="float" office:value="200566478">
            <text:p>200566478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7-29</text:p>
          </table:table-cell>
          <table:table-cell office:value-type="float" office:value="673030318162">
            <text:p>6730303181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<text:s/>29.07.201300 : 00 ) VASTUSED : Testosteroon 8.04 </text:p>
          </table:table-cell>
          <table:table-cell office:value-type="string">
            <text:p>Testosteroon 8.04 </text:p>
          </table:table-cell>
          <table:table-cell office:value-type="string">
            <text:p>↓ ( 11.40 . 27.90 nmol/L ) PSA 0</text:p>
          </table:table-cell>
          <table:table-cell office:value-type="string">
            <text:p>Testosteroon</text:p>
          </table:table-cell>
          <table:table-cell table:style-name="ce1" office:value-type="float" office:value="8.04">
            <text:p>8,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30473">
            <text:p>19630473</text:p>
          </table:table-cell>
          <table:table-cell office:value-type="float" office:value="190732998">
            <text:p>190732998</text:p>
          </table:table-cell>
          <table:table-cell office:value-type="string">
            <text:p>2013-08-01</text:p>
          </table:table-cell>
          <table:table-cell office:value-type="string">
            <text:p>A</text:p>
          </table:table-cell>
          <table:table-cell office:value-type="string">
            <text:p>2013-03-14</text:p>
          </table:table-cell>
          <table:table-cell office:value-type="float" office:value="52309330165">
            <text:p>523093301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2013 Dr <text:s/>vastuvõtul PSA 46,40 , testosteroon 8,22</text:p>
          </table:table-cell>
          <table:table-cell office:value-type="string">
            <text:p>testosteroon 8,22</text:p>
          </table:table-cell>
          <table:table-cell/>
          <table:table-cell office:value-type="string">
            <text:p>testosteroon</text:p>
          </table:table-cell>
          <table:table-cell office:value-type="float" office:value="8.22">
            <text:p>8,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81526">
            <text:p>22481526</text:p>
          </table:table-cell>
          <table:table-cell office:value-type="float" office:value="197717903">
            <text:p>197717903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7-23</text:p>
          </table:table-cell>
          <table:table-cell office:value-type="float" office:value="73458951218">
            <text:p>734589512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8.25 </text:p>
          </table:table-cell>
          <table:table-cell office:value-type="string">
            <text:p>↓ ( 9.47 . 28.30 nmol/L )</text:p>
          </table:table-cell>
          <table:table-cell office:value-type="string">
            <text:p>Testosteroon</text:p>
          </table:table-cell>
          <table:table-cell office:value-type="float" office:value="8.25">
            <text:p>8,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15006">
            <text:p>14415006</text:p>
          </table:table-cell>
          <table:table-cell office:value-type="float" office:value="199567012">
            <text:p>199567012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38533933570">
            <text:p>3853393357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8.25 </text:p>
          </table:table-cell>
          <table:table-cell office:value-type="string">
            <text:p>--&gt; normi alumisel piiril --&gt; va</text:p>
          </table:table-cell>
          <table:table-cell office:value-type="string">
            <text:p>Testosteroon</text:p>
          </table:table-cell>
          <table:table-cell office:value-type="float" office:value="8.25">
            <text:p>8,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55549">
            <text:p>22155549</text:p>
          </table:table-cell>
          <table:table-cell office:value-type="float" office:value="172151938">
            <text:p>172151938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23508377625">
            <text:p>235083776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8.25 ( 9.47 . 28.3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8.25">
            <text:p>8,25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10797">
            <text:p>4110797</text:p>
          </table:table-cell>
          <table:table-cell office:value-type="float" office:value="124541179">
            <text:p>124541179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2012-05-21</text:p>
          </table:table-cell>
          <table:table-cell office:value-type="float" office:value="44812657748">
            <text:p>448126577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8.32 ( 6.68 . 25.7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8.32">
            <text:p>8,32</text:p>
          </table:table-cell>
          <table:table-cell office:value-type="string">
            <text:p>6.68</text:p>
          </table:table-cell>
          <table:table-cell table:style-name="ce1" office:value-type="string">
            <text:p>25.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46429">
            <text:p>22246429</text:p>
          </table:table-cell>
          <table:table-cell office:value-type="float" office:value="167673811">
            <text:p>167673811</text:p>
          </table:table-cell>
          <table:table-cell office:value-type="string">
            <text:p>2013-03-19</text:p>
          </table:table-cell>
          <table:table-cell office:value-type="string">
            <text:p>A</text:p>
          </table:table-cell>
          <table:table-cell office:value-type="string">
            <text:p>2013-03-12</text:p>
          </table:table-cell>
          <table:table-cell office:value-type="float" office:value="673030415289">
            <text:p>6730304152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8.39 nmol/L</text:p>
          </table:table-cell>
          <table:table-cell office:value-type="string">
            <text:p><text:s/>--&gt; kordusanalüüs hormoonidele </text:p>
          </table:table-cell>
          <table:table-cell office:value-type="string">
            <text:p>Testosteroon</text:p>
          </table:table-cell>
          <table:table-cell office:value-type="float" office:value="8.39">
            <text:p>8,39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99031">
            <text:p>22499031</text:p>
          </table:table-cell>
          <table:table-cell office:value-type="float" office:value="168946025">
            <text:p>168946025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1-07-13</text:p>
          </table:table-cell>
          <table:table-cell office:value-type="float" office:value="45551348931">
            <text:p>455513489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Analüüsides Testo 8,39 </text:p>
          </table:table-cell>
          <table:table-cell office:value-type="string">
            <text:p>s Testo 8,39 </text:p>
          </table:table-cell>
          <table:table-cell office:value-type="string">
            <text:p>--&gt; subnormaalne , vajalik edasi</text:p>
          </table:table-cell>
          <table:table-cell office:value-type="string">
            <text:p>s Testo</text:p>
          </table:table-cell>
          <table:table-cell office:value-type="float" office:value="8.39">
            <text:p>8,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19941">
            <text:p>10619941</text:p>
          </table:table-cell>
          <table:table-cell office:value-type="float" office:value="205764134">
            <text:p>205764134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29</text:p>
          </table:table-cell>
          <table:table-cell office:value-type="float" office:value="673030345497">
            <text:p>6730303454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8.44</text:p>
          </table:table-cell>
          <table:table-cell/>
          <table:table-cell office:value-type="string">
            <text:p>Testosteroon</text:p>
          </table:table-cell>
          <table:table-cell office:value-type="float" office:value="8.44">
            <text:p>8,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80356">
            <text:p>23380356</text:p>
          </table:table-cell>
          <table:table-cell office:value-type="float" office:value="204834829">
            <text:p>204834829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673047206088">
            <text:p>6730472060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8.47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8.47">
            <text:p>8,47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55463">
            <text:p>11555463</text:p>
          </table:table-cell>
          <table:table-cell office:value-type="float" office:value="191472797">
            <text:p>191472797</text:p>
          </table:table-cell>
          <table:table-cell office:value-type="string">
            <text:p>2013-08-07</text:p>
          </table:table-cell>
          <table:table-cell office:value-type="string">
            <text:p>A</text:p>
          </table:table-cell>
          <table:table-cell office:value-type="string">
            <text:p>2013-08-07</text:p>
          </table:table-cell>
          <table:table-cell office:value-type="float" office:value="673030374650">
            <text:p>67303037465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<text:s/>põletikuleiuta - LS 0.0milj/ml Testo 8.49 </text:p>
          </table:table-cell>
          <table:table-cell office:value-type="string">
            <text:p>Testo 8.49 </text:p>
          </table:table-cell>
          <table:table-cell office:value-type="string">
            <text:p>--&gt; normist veidi madal</text:p>
          </table:table-cell>
          <table:table-cell office:value-type="string">
            <text:p>Testo</text:p>
          </table:table-cell>
          <table:table-cell office:value-type="float" office:value="8.49">
            <text:p>8,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00265">
            <text:p>24600265</text:p>
          </table:table-cell>
          <table:table-cell office:value-type="float" office:value="166623509">
            <text:p>166623509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3-07</text:p>
          </table:table-cell>
          <table:table-cell office:value-type="float" office:value="19033859366">
            <text:p>190338593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8.49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8.49">
            <text:p>8,49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85957">
            <text:p>23085957</text:p>
          </table:table-cell>
          <table:table-cell office:value-type="float" office:value="172648372">
            <text:p>172648372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4-18</text:p>
          </table:table-cell>
          <table:table-cell office:value-type="float" office:value="673030487106">
            <text:p>6730304871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8.53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8.53">
            <text:p>8,53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94024">
            <text:p>22394024</text:p>
          </table:table-cell>
          <table:table-cell office:value-type="float" office:value="209216823">
            <text:p>209216823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673033441323">
            <text:p>6730334413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<text:s/>22.02.201300 : 00 ) VASTUSED : Testosteroon 8.56 ( 11.40 . 27.9</text:p>
          </table:table-cell>
          <table:table-cell office:value-type="string">
            <text:p>Testosteroon 8.56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8.56">
            <text:p>8,56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58400">
            <text:p>23858400</text:p>
          </table:table-cell>
          <table:table-cell office:value-type="float" office:value="209249164">
            <text:p>209249164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1-06</text:p>
          </table:table-cell>
          <table:table-cell office:value-type="float" office:value="673030503633">
            <text:p>6730305036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 8,6 </text:p>
          </table:table-cell>
          <table:table-cell office:value-type="string">
            <text:p>, PSA 0,8</text:p>
          </table:table-cell>
          <table:table-cell office:value-type="string">
            <text:p>Testo</text:p>
          </table:table-cell>
          <table:table-cell table:style-name="ce1" office:value-type="float" office:value="8.6">
            <text:p>8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45527">
            <text:p>8045527</text:p>
          </table:table-cell>
          <table:table-cell office:value-type="float" office:value="133369089">
            <text:p>133369089</text:p>
          </table:table-cell>
          <table:table-cell office:value-type="string">
            <text:p>2012-08-10</text:p>
          </table:table-cell>
          <table:table-cell office:value-type="string">
            <text:p>A</text:p>
          </table:table-cell>
          <table:table-cell office:value-type="string">
            <text:p>2012-08-09</text:p>
          </table:table-cell>
          <table:table-cell office:value-type="float" office:value="28310490148">
            <text:p>2831049014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8.66 ( 8.64 . 29.0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8.66">
            <text:p>8,66</text:p>
          </table:table-cell>
          <table:table-cell office:value-type="string">
            <text:p>8.64</text:p>
          </table:table-cell>
          <table:table-cell office:value-type="float" office:value="29">
            <text:p>2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86441">
            <text:p>21586441</text:p>
          </table:table-cell>
          <table:table-cell office:value-type="float" office:value="201827908">
            <text:p>201827908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office:value-type="string">
            <text:p>2010-07-14</text:p>
          </table:table-cell>
          <table:table-cell office:value-type="float" office:value="72302275427">
            <text:p>723022754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8.67 ( 9,1 . 55,2 nmol/L )</text:p>
          </table:table-cell>
          <table:table-cell/>
          <table:table-cell office:value-type="string">
            <text:p>Testosteroon</text:p>
          </table:table-cell>
          <table:table-cell office:value-type="float" office:value="8.67">
            <text:p>8,67</text:p>
          </table:table-cell>
          <table:table-cell table:style-name="ce1" office:value-type="string">
            <text:p>9.1</text:p>
          </table:table-cell>
          <table:table-cell office:value-type="string">
            <text:p>55.2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75652">
            <text:p>21575652</text:p>
          </table:table-cell>
          <table:table-cell office:value-type="float" office:value="210416925">
            <text:p>210416925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673030453542">
            <text:p>6730304535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 8,7 </text:p>
          </table:table-cell>
          <table:table-cell office:value-type="string">
            <text:p>, PSA 1,4 , kliiniline veri Ok ,</text:p>
          </table:table-cell>
          <table:table-cell office:value-type="string">
            <text:p>Testo</text:p>
          </table:table-cell>
          <table:table-cell table:style-name="ce1" office:value-type="float" office:value="8.7">
            <text:p>8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45948">
            <text:p>11045948</text:p>
          </table:table-cell>
          <table:table-cell office:value-type="float" office:value="180129751">
            <text:p>180129751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44234775368">
            <text:p>4423477536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8.73 </text:p>
          </table:table-cell>
          <table:table-cell office:value-type="string">
            <text:p>--&gt; testosterooni tase subnormaa</text:p>
          </table:table-cell>
          <table:table-cell office:value-type="string">
            <text:p>Testosteroon</text:p>
          </table:table-cell>
          <table:table-cell office:value-type="float" office:value="8.73">
            <text:p>8,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41486">
            <text:p>7341486</text:p>
          </table:table-cell>
          <table:table-cell office:value-type="float" office:value="123601602">
            <text:p>123601602</text:p>
          </table:table-cell>
          <table:table-cell office:value-type="string">
            <text:p>2012-05-04</text:p>
          </table:table-cell>
          <table:table-cell office:value-type="string">
            <text:p>A</text:p>
          </table:table-cell>
          <table:table-cell office:value-type="string">
            <text:p>2010-11-22</text:p>
          </table:table-cell>
          <table:table-cell office:value-type="float" office:value="15258355803">
            <text:p>1525835580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8.74 ( 4,5 . 26,6 nmol/L )</text:p>
          </table:table-cell>
          <table:table-cell/>
          <table:table-cell office:value-type="string">
            <text:p>Testosteroon</text:p>
          </table:table-cell>
          <table:table-cell office:value-type="float" office:value="8.74">
            <text:p>8,74</text:p>
          </table:table-cell>
          <table:table-cell table:style-name="ce1" office:value-type="string">
            <text:p>4.5</text:p>
          </table:table-cell>
          <table:table-cell table:style-name="ce1" office:value-type="string">
            <text:p>26.6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97955">
            <text:p>11197955</text:p>
          </table:table-cell>
          <table:table-cell office:value-type="float" office:value="162538129">
            <text:p>162538129</text:p>
          </table:table-cell>
          <table:table-cell office:value-type="string">
            <text:p>2013-02-15</text:p>
          </table:table-cell>
          <table:table-cell office:value-type="string">
            <text:p>A</text:p>
          </table:table-cell>
          <table:table-cell office:value-type="string">
            <text:p>2013-01-28</text:p>
          </table:table-cell>
          <table:table-cell office:value-type="float" office:value="673030403220">
            <text:p>6730304032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9.01 ( 9.47 . 28.3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9.01">
            <text:p>9,01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55080">
            <text:p>24555080</text:p>
          </table:table-cell>
          <table:table-cell office:value-type="float" office:value="199970127">
            <text:p>199970127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office:value-type="string">
            <text:p>2013-09-20</text:p>
          </table:table-cell>
          <table:table-cell office:value-type="float" office:value="673030353292">
            <text:p>6730303532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9.07 </text:p>
          </table:table-cell>
          <table:table-cell office:value-type="string">
            <text:p>↓ ( 11.40 . 27.90 nmol/L )</text:p>
          </table:table-cell>
          <table:table-cell office:value-type="string">
            <text:p>Testosteroon</text:p>
          </table:table-cell>
          <table:table-cell table:style-name="ce1" office:value-type="float" office:value="9.07">
            <text:p>9,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43366">
            <text:p>4643366</text:p>
          </table:table-cell>
          <table:table-cell office:value-type="float" office:value="88341306">
            <text:p>88341306</text:p>
          </table:table-cell>
          <table:table-cell office:value-type="string">
            <text:p>2012-04-02</text:p>
          </table:table-cell>
          <table:table-cell office:value-type="string">
            <text:p>A</text:p>
          </table:table-cell>
          <table:table-cell office:value-type="string">
            <text:p>2011-12-22</text:p>
          </table:table-cell>
          <table:table-cell office:value-type="float" office:value="68351659439">
            <text:p>6835165943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PSA 1,0 , testo 9,3</text:p>
          </table:table-cell>
          <table:table-cell office:value-type="string">
            <text:p>testo 9,3</text:p>
          </table:table-cell>
          <table:table-cell/>
          <table:table-cell office:value-type="string">
            <text:p>testo</text:p>
          </table:table-cell>
          <table:table-cell table:style-name="ce1" office:value-type="float" office:value="9.3">
            <text:p>9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30650">
            <text:p>12630650</text:p>
          </table:table-cell>
          <table:table-cell office:value-type="float" office:value="212879345">
            <text:p>212879345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29</text:p>
          </table:table-cell>
          <table:table-cell office:value-type="float" office:value="20578144208">
            <text:p>205781442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9.37 </text:p>
          </table:table-cell>
          <table:table-cell office:value-type="string">
            <text:p>--&gt; korduvates analüüsides subno</text:p>
          </table:table-cell>
          <table:table-cell office:value-type="string">
            <text:p>Testosteroon</text:p>
          </table:table-cell>
          <table:table-cell office:value-type="float" office:value="9.37">
            <text:p>9,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42547">
            <text:p>16542547</text:p>
          </table:table-cell>
          <table:table-cell office:value-type="float" office:value="195485253">
            <text:p>195485253</text:p>
          </table:table-cell>
          <table:table-cell office:value-type="string">
            <text:p>2013-09-03</text:p>
          </table:table-cell>
          <table:table-cell office:value-type="string">
            <text:p>S</text:p>
          </table:table-cell>
          <table:table-cell office:value-type="string">
            <text:p>2013-08-14</text:p>
          </table:table-cell>
          <table:table-cell office:value-type="float" office:value="68212430085">
            <text:p>6821243008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9.39 </text:p>
          </table:table-cell>
          <table:table-cell office:value-type="string">
            <text:p>↓ ( 9.47 . 28.30 nmol/L )</text:p>
          </table:table-cell>
          <table:table-cell office:value-type="string">
            <text:p>Testosteroon</text:p>
          </table:table-cell>
          <table:table-cell office:value-type="float" office:value="9.39">
            <text:p>9,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08551">
            <text:p>5208551</text:p>
          </table:table-cell>
          <table:table-cell office:value-type="float" office:value="145520673">
            <text:p>145520673</text:p>
          </table:table-cell>
          <table:table-cell office:value-type="string">
            <text:p>2012-11-08</text:p>
          </table:table-cell>
          <table:table-cell office:value-type="string">
            <text:p>A</text:p>
          </table:table-cell>
          <table:table-cell office:value-type="string">
            <text:p>2012-11-08</text:p>
          </table:table-cell>
          <table:table-cell office:value-type="float" office:value="56380864058">
            <text:p>5638086405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PSA 0,5 , testo 9,4</text:p>
          </table:table-cell>
          <table:table-cell office:value-type="string">
            <text:p>testo 9,4</text:p>
          </table:table-cell>
          <table:table-cell/>
          <table:table-cell office:value-type="string">
            <text:p>testo</text:p>
          </table:table-cell>
          <table:table-cell table:style-name="ce1" office:value-type="float" office:value="9.4">
            <text:p>9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36280">
            <text:p>12736280</text:p>
          </table:table-cell>
          <table:table-cell office:value-type="float" office:value="213325609">
            <text:p>213325609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66409037176">
            <text:p>6640903717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9.48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9.48">
            <text:p>9,48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24907">
            <text:p>11624907</text:p>
          </table:table-cell>
          <table:table-cell office:value-type="float" office:value="160470845">
            <text:p>160470845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673030357984">
            <text:p>67303035798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9.61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9.61">
            <text:p>9,61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28293">
            <text:p>13528293</text:p>
          </table:table-cell>
          <table:table-cell office:value-type="float" office:value="192572482">
            <text:p>192572482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office:value-type="string">
            <text:p>2013-08-09</text:p>
          </table:table-cell>
          <table:table-cell office:value-type="float" office:value="673046028769">
            <text:p>67304602876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&lt;18.4 ↓ ( 28.0 . 156.0 pmol/L ) Testosteroon 9.61 </text:p>
          </table:table-cell>
          <table:table-cell office:value-type="string">
            <text:p>Testosteroon 9.61 </text:p>
          </table:table-cell>
          <table:table-cell office:value-type="string">
            <text:p>↓ ( 11.40 . 27.90 nmol/L ) Suguh</text:p>
          </table:table-cell>
          <table:table-cell office:value-type="string">
            <text:p>Testosteroon</text:p>
          </table:table-cell>
          <table:table-cell office:value-type="float" office:value="9.61">
            <text:p>9,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70091">
            <text:p>23670091</text:p>
          </table:table-cell>
          <table:table-cell office:value-type="float" office:value="172584429">
            <text:p>172584429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673030317781">
            <text:p>6730303177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 9,7 </text:p>
          </table:table-cell>
          <table:table-cell office:value-type="string">
            <text:p>, PSA 0,69</text:p>
          </table:table-cell>
          <table:table-cell office:value-type="string">
            <text:p>Testo</text:p>
          </table:table-cell>
          <table:table-cell table:style-name="ce1" office:value-type="float" office:value="9.7">
            <text:p>9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14073">
            <text:p>13514073</text:p>
          </table:table-cell>
          <table:table-cell office:value-type="float" office:value="204088710">
            <text:p>204088710</text:p>
          </table:table-cell>
          <table:table-cell office:value-type="string">
            <text:p>2013-10-21</text:p>
          </table:table-cell>
          <table:table-cell office:value-type="string">
            <text:p>A</text:p>
          </table:table-cell>
          <table:table-cell office:value-type="string">
            <text:p>2013-08-19</text:p>
          </table:table-cell>
          <table:table-cell office:value-type="float" office:value="83144194556">
            <text:p>8314419455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9,76 nmol/L</text:p>
          </table:table-cell>
          <table:table-cell/>
          <table:table-cell office:value-type="string">
            <text:p>Testosteroon</text:p>
          </table:table-cell>
          <table:table-cell office:value-type="float" office:value="9.76">
            <text:p>9,76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09846">
            <text:p>22809846</text:p>
          </table:table-cell>
          <table:table-cell office:value-type="float" office:value="200298605">
            <text:p>200298605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2-05-28</text:p>
          </table:table-cell>
          <table:table-cell office:value-type="float" office:value="97895339182">
            <text:p>978953391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<text:s/>28.05.201200 : 00 ) VASTUSED : S , P-Testosteroon 9.80 ( 6.68 .</text:p>
          </table:table-cell>
          <table:table-cell office:value-type="string">
            <text:p>S , P-Testosteroon 9.80 ( 6.68 . 25.70 nmol/L )</text:p>
          </table:table-cell>
          <table:table-cell/>
          <table:table-cell office:value-type="string">
            <text:p>S , P-Testosteroon</text:p>
          </table:table-cell>
          <table:table-cell table:style-name="ce1" office:value-type="float" office:value="9.8">
            <text:p>9,8</text:p>
          </table:table-cell>
          <table:table-cell office:value-type="string">
            <text:p>6.68</text:p>
          </table:table-cell>
          <table:table-cell table:style-name="ce1" office:value-type="string">
            <text:p>25.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67173">
            <text:p>12867173</text:p>
          </table:table-cell>
          <table:table-cell office:value-type="float" office:value="160468331">
            <text:p>160468331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3-01-21</text:p>
          </table:table-cell>
          <table:table-cell office:value-type="float" office:value="39556343735">
            <text:p>3955634373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9.82 </text:p>
          </table:table-cell>
          <table:table-cell office:value-type="string">
            <text:p>--&gt; vajalik edasine jälgimine al</text:p>
          </table:table-cell>
          <table:table-cell office:value-type="string">
            <text:p>Testosteroon</text:p>
          </table:table-cell>
          <table:table-cell office:value-type="float" office:value="9.82">
            <text:p>9,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0218">
            <text:p>760218</text:p>
          </table:table-cell>
          <table:table-cell office:value-type="float" office:value="145800254">
            <text:p>145800254</text:p>
          </table:table-cell>
          <table:table-cell office:value-type="string">
            <text:p>2012-11-02</text:p>
          </table:table-cell>
          <table:table-cell office:value-type="string">
            <text:p>S</text:p>
          </table:table-cell>
          <table:table-cell office:value-type="string">
            <text:p>2012-10-29</text:p>
          </table:table-cell>
          <table:table-cell office:value-type="float" office:value="16942048729">
            <text:p>1694204872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9.95 ( 9.47 . 28.3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9.95">
            <text:p>9,95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47515">
            <text:p>13647515</text:p>
          </table:table-cell>
          <table:table-cell office:value-type="float" office:value="188703777">
            <text:p>188703777</text:p>
          </table:table-cell>
          <table:table-cell office:value-type="string">
            <text:p>2013-07-18</text:p>
          </table:table-cell>
          <table:table-cell office:value-type="string">
            <text:p>A</text:p>
          </table:table-cell>
          <table:table-cell office:value-type="string">
            <text:p>2013-07-18</text:p>
          </table:table-cell>
          <table:table-cell office:value-type="float" office:value="673030469267">
            <text:p>67303046926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9.95 </text:p>
          </table:table-cell>
          <table:table-cell office:value-type="string">
            <text:p>--&gt; testosterooni tase subnormaa</text:p>
          </table:table-cell>
          <table:table-cell office:value-type="string">
            <text:p>Testosteroon</text:p>
          </table:table-cell>
          <table:table-cell office:value-type="float" office:value="9.95">
            <text:p>9,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38464">
            <text:p>15038464</text:p>
          </table:table-cell>
          <table:table-cell office:value-type="float" office:value="195476377">
            <text:p>195476377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2-11-21</text:p>
          </table:table-cell>
          <table:table-cell office:value-type="float" office:value="12885594884">
            <text:p>1288559488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0.04 nmol/L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0.04">
            <text:p>10,04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46506">
            <text:p>21446506</text:p>
          </table:table-cell>
          <table:table-cell office:value-type="float" office:value="198455967">
            <text:p>198455967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3-09-19</text:p>
          </table:table-cell>
          <table:table-cell office:value-type="float" office:value="14745366800">
            <text:p>147453668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0.09 </text:p>
          </table:table-cell>
          <table:table-cell office:value-type="string">
            <text:p>↓ nmol/L</text:p>
          </table:table-cell>
          <table:table-cell office:value-type="string">
            <text:p>Testosteroon</text:p>
          </table:table-cell>
          <table:table-cell table:style-name="ce1" office:value-type="float" office:value="10.09">
            <text:p>10,0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25664">
            <text:p>22325664</text:p>
          </table:table-cell>
          <table:table-cell office:value-type="float" office:value="168517546">
            <text:p>168517546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49597780641">
            <text:p>495977806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PSA 1,8 , testo 10,1</text:p>
          </table:table-cell>
          <table:table-cell office:value-type="string">
            <text:p>testo 10,1</text:p>
          </table:table-cell>
          <table:table-cell/>
          <table:table-cell office:value-type="string">
            <text:p>testo</text:p>
          </table:table-cell>
          <table:table-cell table:style-name="ce1" office:value-type="float" office:value="10.1">
            <text:p>10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79050">
            <text:p>13479050</text:p>
          </table:table-cell>
          <table:table-cell office:value-type="float" office:value="160468625">
            <text:p>160468625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office:value-type="string">
            <text:p>2012-12-14</text:p>
          </table:table-cell>
          <table:table-cell office:value-type="float" office:value="54448179265">
            <text:p>5444817926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0.17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0.17">
            <text:p>10,17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36473">
            <text:p>10936473</text:p>
          </table:table-cell>
          <table:table-cell office:value-type="float" office:value="200258576">
            <text:p>200258576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7-26</text:p>
          </table:table-cell>
          <table:table-cell office:value-type="float" office:value="32391377087">
            <text:p>323913770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0.20 ( 9.47 . 28.3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0.2">
            <text:p>10,2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30356">
            <text:p>14830356</text:p>
          </table:table-cell>
          <table:table-cell office:value-type="float" office:value="206555698">
            <text:p>206555698</text:p>
          </table:table-cell>
          <table:table-cell office:value-type="string">
            <text:p>2013-09-09</text:p>
          </table:table-cell>
          <table:table-cell office:value-type="string">
            <text:p>A</text:p>
          </table:table-cell>
          <table:table-cell office:value-type="string">
            <text:p>2013-08-01</text:p>
          </table:table-cell>
          <table:table-cell office:value-type="float" office:value="29942718360">
            <text:p>299427183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0.21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0.21">
            <text:p>10,21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25560">
            <text:p>21425560</text:p>
          </table:table-cell>
          <table:table-cell office:value-type="float" office:value="193909881">
            <text:p>193909881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50620555769">
            <text:p>506205557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106.6 ( 28.0 . 156.0 pmol/L ) Testosteroon 10.31 ( 11.40 . 27.</text:p>
          </table:table-cell>
          <table:table-cell office:value-type="string">
            <text:p>Testosteroon 10.31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0.31">
            <text:p>10,31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83177">
            <text:p>14083177</text:p>
          </table:table-cell>
          <table:table-cell office:value-type="float" office:value="210457623">
            <text:p>210457623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673030450974">
            <text:p>6730304509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0.42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0.42">
            <text:p>10,42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96511">
            <text:p>7396511</text:p>
          </table:table-cell>
          <table:table-cell office:value-type="float" office:value="124578361">
            <text:p>124578361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2012-05-18</text:p>
          </table:table-cell>
          <table:table-cell office:value-type="float" office:value="37001343466">
            <text:p>3700134346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0.45 ( 6.68 . 25.7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0.45">
            <text:p>10,45</text:p>
          </table:table-cell>
          <table:table-cell office:value-type="string">
            <text:p>6.68</text:p>
          </table:table-cell>
          <table:table-cell table:style-name="ce1" office:value-type="string">
            <text:p>25.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45437">
            <text:p>13045437</text:p>
          </table:table-cell>
          <table:table-cell office:value-type="float" office:value="213037525">
            <text:p>213037525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2-10-12</text:p>
          </table:table-cell>
          <table:table-cell office:value-type="float" office:value="45593328387">
            <text:p>455933283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0.50 ( 11.40 . 27.90 nmol/L )</text:p>
          </table:table-cell>
          <table:table-cell/>
          <table:table-cell office:value-type="string">
            <text:p>S , P-Testosteroon</text:p>
          </table:table-cell>
          <table:table-cell table:style-name="ce1" office:value-type="float" office:value="10.5">
            <text:p>10,5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29608">
            <text:p>14329608</text:p>
          </table:table-cell>
          <table:table-cell office:value-type="float" office:value="203344347">
            <text:p>203344347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34198324962">
            <text:p>341983249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0.51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0.51">
            <text:p>10,51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29253">
            <text:p>23129253</text:p>
          </table:table-cell>
          <table:table-cell office:value-type="float" office:value="184348554">
            <text:p>184348554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office:value-type="string">
            <text:p>2013-01-25</text:p>
          </table:table-cell>
          <table:table-cell office:value-type="float" office:value="673030520097">
            <text:p>6730305200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ol 52.5 ( 28.0 . 156.0 pmol/L ) Testosteroon 10.55 ( 9.47 . 28.3</text:p>
          </table:table-cell>
          <table:table-cell office:value-type="string">
            <text:p>Testosteroon 10.55 ( 9.47 . 28.30 nmol/L )</text:p>
          </table:table-cell>
          <table:table-cell office:value-type="string">
            <text:p><text:s/>Suguhormoone siduv globuliin 28</text:p>
          </table:table-cell>
          <table:table-cell office:value-type="string">
            <text:p>Testosteroon</text:p>
          </table:table-cell>
          <table:table-cell office:value-type="float" office:value="10.55">
            <text:p>10,55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45930">
            <text:p>13945930</text:p>
          </table:table-cell>
          <table:table-cell office:value-type="float" office:value="184676723">
            <text:p>184676723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office:value-type="string">
            <text:p>2011-12-16</text:p>
          </table:table-cell>
          <table:table-cell office:value-type="float" office:value="64089647398">
            <text:p>640896473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0.69 ( 8.64 . 29.0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0.69">
            <text:p>10,69</text:p>
          </table:table-cell>
          <table:table-cell office:value-type="string">
            <text:p>8.64</text:p>
          </table:table-cell>
          <table:table-cell office:value-type="float" office:value="29">
            <text:p>2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90339">
            <text:p>6190339</text:p>
          </table:table-cell>
          <table:table-cell office:value-type="float" office:value="125749083">
            <text:p>125749083</text:p>
          </table:table-cell>
          <table:table-cell office:value-type="string">
            <text:p>2012-05-28</text:p>
          </table:table-cell>
          <table:table-cell office:value-type="string">
            <text:p>S</text:p>
          </table:table-cell>
          <table:table-cell office:value-type="string">
            <text:p>2012-04-09</text:p>
          </table:table-cell>
          <table:table-cell office:value-type="float" office:value="38546449184">
            <text:p>3854644918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(\s*(?P&lt;unit&gt;nmol/(L|l)))?</text:p>
          </table:table-cell>
          <table:table-cell office:value-type="string">
            <text:p>NULL</text:p>
          </table:table-cell>
          <table:table-cell office:value-type="string">
            <text:p>18.04.12 testosteroon 10,8 nmol/l</text:p>
          </table:table-cell>
          <table:table-cell office:value-type="string">
            <text:p>testosteroon 10,8 nmol/l</text:p>
          </table:table-cell>
          <table:table-cell office:value-type="string">
            <text:p><text:s/>, PSA 31.3 ng/l</text:p>
          </table:table-cell>
          <table:table-cell office:value-type="string">
            <text:p>testosteroon</text:p>
          </table:table-cell>
          <table:table-cell table:style-name="ce1" office:value-type="float" office:value="10.8">
            <text:p>10,8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73860">
            <text:p>11173860</text:p>
          </table:table-cell>
          <table:table-cell office:value-type="float" office:value="196769723">
            <text:p>196769723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office:value-type="string">
            <text:p>2013-08-23</text:p>
          </table:table-cell>
          <table:table-cell office:value-type="float" office:value="10843229005">
            <text:p>108432290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ol 46.2 ( 28.0 . 156.0 pmol/L ) Testosteroon 10.87 ( 9.47 . 28.3</text:p>
          </table:table-cell>
          <table:table-cell office:value-type="string">
            <text:p>Testosteroon 10.87 ( 9.47 . 28.30 nmol/L )</text:p>
          </table:table-cell>
          <table:table-cell office:value-type="string">
            <text:p><text:s/>PSA 2.000 ( &lt;3.100 µg/L )</text:p>
          </table:table-cell>
          <table:table-cell office:value-type="string">
            <text:p>Testosteroon</text:p>
          </table:table-cell>
          <table:table-cell office:value-type="float" office:value="10.87">
            <text:p>10,87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23233">
            <text:p>3123233</text:p>
          </table:table-cell>
          <table:table-cell office:value-type="float" office:value="84540267">
            <text:p>84540267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office:value-type="string">
            <text:p>2011-11-30</text:p>
          </table:table-cell>
          <table:table-cell office:value-type="float" office:value="27193131285">
            <text:p>2719313128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2011 TSH 0,354 D-vitamiin 49,64 Testo 10,9</text:p>
          </table:table-cell>
          <table:table-cell office:value-type="string">
            <text:p>Testo 10,9</text:p>
          </table:table-cell>
          <table:table-cell/>
          <table:table-cell office:value-type="string">
            <text:p>Testo</text:p>
          </table:table-cell>
          <table:table-cell table:style-name="ce1" office:value-type="float" office:value="10.9">
            <text:p>10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01024">
            <text:p>8101024</text:p>
          </table:table-cell>
          <table:table-cell office:value-type="float" office:value="142760627">
            <text:p>142760627</text:p>
          </table:table-cell>
          <table:table-cell office:value-type="string">
            <text:p>2012-10-19</text:p>
          </table:table-cell>
          <table:table-cell office:value-type="string">
            <text:p>A</text:p>
          </table:table-cell>
          <table:table-cell office:value-type="string">
            <text:p>2012-10-12</text:p>
          </table:table-cell>
          <table:table-cell office:value-type="float" office:value="73628838323">
            <text:p>7362883832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1.02 ( 11.40 . 27.90 nmol/L )</text:p>
          </table:table-cell>
          <table:table-cell/>
          <table:table-cell office:value-type="string">
            <text:p>S , P-Testosteroon</text:p>
          </table:table-cell>
          <table:table-cell table:style-name="ce1" office:value-type="float" office:value="11.02">
            <text:p>11,02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23415">
            <text:p>13223415</text:p>
          </table:table-cell>
          <table:table-cell office:value-type="float" office:value="160468758">
            <text:p>160468758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2-11-12</text:p>
          </table:table-cell>
          <table:table-cell office:value-type="float" office:value="20502334559">
            <text:p>2050233455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1.05 ( 9.47 . 28.30 nmol/L )</text:p>
          </table:table-cell>
          <table:table-cell/>
          <table:table-cell office:value-type="string">
            <text:p>S , P-Testosteroon</text:p>
          </table:table-cell>
          <table:table-cell table:style-name="ce1" office:value-type="float" office:value="11.05">
            <text:p>11,05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97678">
            <text:p>16497678</text:p>
          </table:table-cell>
          <table:table-cell office:value-type="float" office:value="155206128">
            <text:p>155206128</text:p>
          </table:table-cell>
          <table:table-cell office:value-type="string">
            <text:p>2012-12-18</text:p>
          </table:table-cell>
          <table:table-cell office:value-type="string">
            <text:p>S</text:p>
          </table:table-cell>
          <table:table-cell office:value-type="string">
            <text:p>2012-12-03</text:p>
          </table:table-cell>
          <table:table-cell office:value-type="float" office:value="82491249887">
            <text:p>8249124988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1.15 ( 9.47 . 28.3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1.15">
            <text:p>11,15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18761">
            <text:p>12918761</text:p>
          </table:table-cell>
          <table:table-cell office:value-type="float" office:value="214518815">
            <text:p>214518815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77449">
            <text:p>6730305774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te ja soovitused : 10.12.2013 - Testo 11,2 </text:p>
          </table:table-cell>
          <table:table-cell office:value-type="string">
            <text:p>Testo 11,2 </text:p>
          </table:table-cell>
          <table:table-cell office:value-type="string">
            <text:p>, muus osas hormoonid OK</text:p>
          </table:table-cell>
          <table:table-cell office:value-type="string">
            <text:p>Testo</text:p>
          </table:table-cell>
          <table:table-cell table:style-name="ce1" office:value-type="float" office:value="11.2">
            <text:p>11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44588">
            <text:p>13144588</text:p>
          </table:table-cell>
          <table:table-cell office:value-type="float" office:value="169455638">
            <text:p>169455638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673039930612">
            <text:p>6730399306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 11,24</text:p>
          </table:table-cell>
          <table:table-cell/>
          <table:table-cell office:value-type="string">
            <text:p>Testo</text:p>
          </table:table-cell>
          <table:table-cell office:value-type="float" office:value="11.24">
            <text:p>11,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40671">
            <text:p>14840671</text:p>
          </table:table-cell>
          <table:table-cell office:value-type="float" office:value="176311383">
            <text:p>176311383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office:value-type="string">
            <text:p>2013-05-07</text:p>
          </table:table-cell>
          <table:table-cell office:value-type="float" office:value="71571614475">
            <text:p>7157161447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1.26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1.26">
            <text:p>11,26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51611">
            <text:p>12751611</text:p>
          </table:table-cell>
          <table:table-cell office:value-type="float" office:value="206042696">
            <text:p>206042696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2013-05-20</text:p>
          </table:table-cell>
          <table:table-cell office:value-type="float" office:value="673030346446">
            <text:p>6730303464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<text:s/>17.05.201300 : 00 ) VASTUSED : Testosteroon 11.34 ( 11.40 . 27.</text:p>
          </table:table-cell>
          <table:table-cell office:value-type="string">
            <text:p>Testosteroon 11.34 ( 11.40 . 27.90 nmol/L )</text:p>
          </table:table-cell>
          <table:table-cell office:value-type="string">
            <text:p><text:s/>PSA 0.331 ( &lt;2.000 µg/L )</text:p>
          </table:table-cell>
          <table:table-cell office:value-type="string">
            <text:p>Testosteroon</text:p>
          </table:table-cell>
          <table:table-cell office:value-type="float" office:value="11.34">
            <text:p>11,34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32858">
            <text:p>13732858</text:p>
          </table:table-cell>
          <table:table-cell office:value-type="float" office:value="160465836">
            <text:p>160465836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2-09-06</text:p>
          </table:table-cell>
          <table:table-cell office:value-type="float" office:value="673030357091">
            <text:p>6730303570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1.38 ( 11.40 . 27.9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1.38">
            <text:p>11,38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89869">
            <text:p>22689869</text:p>
          </table:table-cell>
          <table:table-cell office:value-type="float" office:value="165513072">
            <text:p>165513072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2013-03-06</text:p>
          </table:table-cell>
          <table:table-cell office:value-type="float" office:value="673030357438">
            <text:p>6730303574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 11,4 ( </text:p>
          </table:table-cell>
          <table:table-cell office:value-type="string">
            <text:p>olnud 6,11 )</text:p>
          </table:table-cell>
          <table:table-cell office:value-type="string">
            <text:p>Testo</text:p>
          </table:table-cell>
          <table:table-cell table:style-name="ce1" office:value-type="float" office:value="11.4">
            <text:p>11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95282">
            <text:p>23995282</text:p>
          </table:table-cell>
          <table:table-cell office:value-type="float" office:value="195710666">
            <text:p>195710666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84807310726">
            <text:p>848073107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 11,4 </text:p>
          </table:table-cell>
          <table:table-cell office:value-type="string">
            <text:p>.</text:p>
          </table:table-cell>
          <table:table-cell office:value-type="string">
            <text:p>Testo</text:p>
          </table:table-cell>
          <table:table-cell table:style-name="ce1" office:value-type="float" office:value="11.4">
            <text:p>11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26844">
            <text:p>11326844</text:p>
          </table:table-cell>
          <table:table-cell office:value-type="float" office:value="195242660">
            <text:p>195242660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office:value-type="string">
            <text:p>2013-08-28</text:p>
          </table:table-cell>
          <table:table-cell office:value-type="float" office:value="69003638615">
            <text:p>6900363861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1.43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1.43">
            <text:p>11,43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88231">
            <text:p>24688231</text:p>
          </table:table-cell>
          <table:table-cell office:value-type="float" office:value="199486984">
            <text:p>199486984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673030387841">
            <text:p>6730303878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1.45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1.45">
            <text:p>11,45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89000">
            <text:p>11189000</text:p>
          </table:table-cell>
          <table:table-cell office:value-type="float" office:value="164631481">
            <text:p>164631481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2013-02-08</text:p>
          </table:table-cell>
          <table:table-cell office:value-type="float" office:value="673030533724">
            <text:p>67303053372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1.49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1.49">
            <text:p>11,49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74686">
            <text:p>12474686</text:p>
          </table:table-cell>
          <table:table-cell office:value-type="float" office:value="172596749">
            <text:p>172596749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673030358412">
            <text:p>6730303584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1.60 ( 11.40 . 27.9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1.6">
            <text:p>11,6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32432">
            <text:p>22232432</text:p>
          </table:table-cell>
          <table:table-cell office:value-type="float" office:value="203373160">
            <text:p>203373160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673030505888">
            <text:p>6730305058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1.60 ( 9.47 . 28.3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1.6">
            <text:p>11,6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88068">
            <text:p>11688068</text:p>
          </table:table-cell>
          <table:table-cell office:value-type="float" office:value="203373160">
            <text:p>203373160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673030505888">
            <text:p>6730305058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1.60 ( 9.47 . 28.3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1.6">
            <text:p>11,6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75375">
            <text:p>22175375</text:p>
          </table:table-cell>
          <table:table-cell office:value-type="float" office:value="177613446">
            <text:p>177613446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1-31</text:p>
          </table:table-cell>
          <table:table-cell office:value-type="float" office:value="71477335998">
            <text:p>714773359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1.71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1.71">
            <text:p>11,71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24419">
            <text:p>23424419</text:p>
          </table:table-cell>
          <table:table-cell office:value-type="float" office:value="181488812">
            <text:p>181488812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1-14</text:p>
          </table:table-cell>
          <table:table-cell office:value-type="float" office:value="28559763959">
            <text:p>285597639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 11,9</text:p>
          </table:table-cell>
          <table:table-cell/>
          <table:table-cell office:value-type="string">
            <text:p>testo</text:p>
          </table:table-cell>
          <table:table-cell table:style-name="ce1" office:value-type="float" office:value="11.9">
            <text:p>11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18467">
            <text:p>5018467</text:p>
          </table:table-cell>
          <table:table-cell office:value-type="float" office:value="134735910">
            <text:p>134735910</text:p>
          </table:table-cell>
          <table:table-cell office:value-type="string">
            <text:p>2012-08-29</text:p>
          </table:table-cell>
          <table:table-cell office:value-type="string">
            <text:p>A</text:p>
          </table:table-cell>
          <table:table-cell office:value-type="string">
            <text:p>2012-08-29</text:p>
          </table:table-cell>
          <table:table-cell office:value-type="float" office:value="72248611882">
            <text:p>722486118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 12</text:p>
          </table:table-cell>
          <table:table-cell/>
          <table:table-cell office:value-type="string">
            <text:p>Testo</text:p>
          </table:table-cell>
          <table:table-cell office:value-type="float" office:value="12">
            <text:p>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49015">
            <text:p>11349015</text:p>
          </table:table-cell>
          <table:table-cell office:value-type="float" office:value="183382539">
            <text:p>183382539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4-18</text:p>
          </table:table-cell>
          <table:table-cell office:value-type="float" office:value="673037946637">
            <text:p>6730379466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ol 66.9 ( 28.0 . 156.0 pmol/L ) Testosteroon 12.01 ( 11.40 . 27.</text:p>
          </table:table-cell>
          <table:table-cell office:value-type="string">
            <text:p>Testosteroon 12.01 ( 11.40 . 27.90 nmol/L )</text:p>
          </table:table-cell>
          <table:table-cell office:value-type="string">
            <text:p><text:s/>PSA 1.050 ( &lt;1.400 µg/L )</text:p>
          </table:table-cell>
          <table:table-cell office:value-type="string">
            <text:p>Testosteroon</text:p>
          </table:table-cell>
          <table:table-cell table:style-name="ce1" office:value-type="float" office:value="12.01">
            <text:p>12,01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99650">
            <text:p>10699650</text:p>
          </table:table-cell>
          <table:table-cell office:value-type="float" office:value="202675622">
            <text:p>202675622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2013-10-10</text:p>
          </table:table-cell>
          <table:table-cell office:value-type="float" office:value="673030435226">
            <text:p>67303043522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&lt;18.4 ↓ ( 28.0 . 156.0 pmol/L ) Testosteroon 12.05 ( 11.40 . 27.</text:p>
          </table:table-cell>
          <table:table-cell office:value-type="string">
            <text:p>Testosteroon 12.05 ( 11.40 . 27.90 nmol/L )</text:p>
          </table:table-cell>
          <table:table-cell office:value-type="string">
            <text:p><text:s/>Suguhormoone siduv globuliin 24</text:p>
          </table:table-cell>
          <table:table-cell office:value-type="string">
            <text:p>Testosteroon</text:p>
          </table:table-cell>
          <table:table-cell table:style-name="ce1" office:value-type="float" office:value="12.05">
            <text:p>12,05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44681">
            <text:p>11444681</text:p>
          </table:table-cell>
          <table:table-cell office:value-type="float" office:value="212259750">
            <text:p>212259750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2013-11-15</text:p>
          </table:table-cell>
          <table:table-cell office:value-type="float" office:value="90902429834">
            <text:p>9090242983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2.11 ( 9.47 . 28.3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2.11">
            <text:p>12,11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13244">
            <text:p>13513244</text:p>
          </table:table-cell>
          <table:table-cell office:value-type="float" office:value="166634058">
            <text:p>166634058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1-14</text:p>
          </table:table-cell>
          <table:table-cell office:value-type="float" office:value="673030357807">
            <text:p>6730303578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2.14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2.14">
            <text:p>12,14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5494">
            <text:p>2055494</text:p>
          </table:table-cell>
          <table:table-cell office:value-type="float" office:value="81781475">
            <text:p>81781475</text:p>
          </table:table-cell>
          <table:table-cell office:value-type="string">
            <text:p>2012-01-30</text:p>
          </table:table-cell>
          <table:table-cell office:value-type="string">
            <text:p>A</text:p>
          </table:table-cell>
          <table:table-cell office:value-type="string">
            <text:p>2012-01-30</text:p>
          </table:table-cell>
          <table:table-cell office:value-type="float" office:value="65431771391">
            <text:p>6543177139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PSA 1,1 , testo 12,2 </text:p>
          </table:table-cell>
          <table:table-cell office:value-type="string">
            <text:p>testo 12,2 </text:p>
          </table:table-cell>
          <table:table-cell office:value-type="string">
            <text:p>, kliiniline veri Ok</text:p>
          </table:table-cell>
          <table:table-cell office:value-type="string">
            <text:p>testo</text:p>
          </table:table-cell>
          <table:table-cell table:style-name="ce1" office:value-type="float" office:value="12.2">
            <text:p>12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69942">
            <text:p>22469942</text:p>
          </table:table-cell>
          <table:table-cell office:value-type="float" office:value="160707031">
            <text:p>160707031</text:p>
          </table:table-cell>
          <table:table-cell office:value-type="string">
            <text:p>2013-02-04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673030374213">
            <text:p>6730303742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2.26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2.26">
            <text:p>12,26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63330">
            <text:p>11463330</text:p>
          </table:table-cell>
          <table:table-cell office:value-type="float" office:value="162536873">
            <text:p>162536873</text:p>
          </table:table-cell>
          <table:table-cell office:value-type="string">
            <text:p>2013-02-12</text:p>
          </table:table-cell>
          <table:table-cell office:value-type="string">
            <text:p>A</text:p>
          </table:table-cell>
          <table:table-cell office:value-type="string">
            <text:p>2013-01-30</text:p>
          </table:table-cell>
          <table:table-cell office:value-type="float" office:value="673030320568">
            <text:p>67303032056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2.31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2.31">
            <text:p>12,31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13300">
            <text:p>13513300</text:p>
          </table:table-cell>
          <table:table-cell office:value-type="float" office:value="166634058">
            <text:p>166634058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3-13</text:p>
          </table:table-cell>
          <table:table-cell office:value-type="float" office:value="673030357807">
            <text:p>6730303578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2.31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2.31">
            <text:p>12,31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73837">
            <text:p>14373837</text:p>
          </table:table-cell>
          <table:table-cell office:value-type="float" office:value="202321216">
            <text:p>202321216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0-03-03</text:p>
          </table:table-cell>
          <table:table-cell office:value-type="float" office:value="85816577157">
            <text:p>8581657715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2.4 ( 7,4 . 25,7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2.4">
            <text:p>12,4</text:p>
          </table:table-cell>
          <table:table-cell table:style-name="ce1" office:value-type="string">
            <text:p>7.4</text:p>
          </table:table-cell>
          <table:table-cell table:style-name="ce1" office:value-type="string">
            <text:p>25.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08029">
            <text:p>16408029</text:p>
          </table:table-cell>
          <table:table-cell office:value-type="float" office:value="185651975">
            <text:p>185651975</text:p>
          </table:table-cell>
          <table:table-cell office:value-type="string">
            <text:p>2013-06-28</text:p>
          </table:table-cell>
          <table:table-cell office:value-type="string">
            <text:p>S</text:p>
          </table:table-cell>
          <table:table-cell office:value-type="string">
            <text:p>2013-05-09</text:p>
          </table:table-cell>
          <table:table-cell office:value-type="float" office:value="673042954031">
            <text:p>67304295403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2.41 ( 9.47 . 28.30 nmol/L )</text:p>
          </table:table-cell>
          <table:table-cell office:value-type="string">
            <text:p><text:s/>, fPSA % 11.3 ( null % ) , PSA </text:p>
          </table:table-cell>
          <table:table-cell office:value-type="string">
            <text:p>Testosteroon</text:p>
          </table:table-cell>
          <table:table-cell office:value-type="float" office:value="12.41">
            <text:p>12,41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57658">
            <text:p>22857658</text:p>
          </table:table-cell>
          <table:table-cell office:value-type="float" office:value="159074169">
            <text:p>159074169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48716138151">
            <text:p>487161381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2.43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2.43">
            <text:p>12,43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94564">
            <text:p>13594564</text:p>
          </table:table-cell>
          <table:table-cell office:value-type="float" office:value="207725606">
            <text:p>207725606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10-31</text:p>
          </table:table-cell>
          <table:table-cell office:value-type="float" office:value="673030557907">
            <text:p>6730305579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2.43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2.43">
            <text:p>12,43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01476">
            <text:p>16301476</text:p>
          </table:table-cell>
          <table:table-cell office:value-type="float" office:value="172714903">
            <text:p>172714903</text:p>
          </table:table-cell>
          <table:table-cell office:value-type="string">
            <text:p>2013-04-18</text:p>
          </table:table-cell>
          <table:table-cell office:value-type="string">
            <text:p>S</text:p>
          </table:table-cell>
          <table:table-cell office:value-type="string">
            <text:p>2013-04-08</text:p>
          </table:table-cell>
          <table:table-cell office:value-type="float" office:value="673046511937">
            <text:p>67304651193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2.45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2.45">
            <text:p>12,45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42638">
            <text:p>15042638</text:p>
          </table:table-cell>
          <table:table-cell office:value-type="float" office:value="194850702">
            <text:p>194850702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8-09</text:p>
          </table:table-cell>
          <table:table-cell office:value-type="float" office:value="73976620676">
            <text:p>7397662067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2.53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2.53">
            <text:p>12,53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88727">
            <text:p>2988727</text:p>
          </table:table-cell>
          <table:table-cell office:value-type="float" office:value="95261151">
            <text:p>95261151</text:p>
          </table:table-cell>
          <table:table-cell office:value-type="string">
            <text:p>2012-05-03</text:p>
          </table:table-cell>
          <table:table-cell office:value-type="string">
            <text:p>A</text:p>
          </table:table-cell>
          <table:table-cell office:value-type="string">
            <text:p>2012-05-03</text:p>
          </table:table-cell>
          <table:table-cell office:value-type="float" office:value="33176898147">
            <text:p>331768981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<text:s/>JOOKSUL TESTOSTEROON EI SÜSATI testo 12.6 ( </text:p>
          </table:table-cell>
          <table:table-cell office:value-type="string">
            <text:p>testo 12.6 ( </text:p>
          </table:table-cell>
          <table:table-cell office:value-type="string">
            <text:p>normis )</text:p>
          </table:table-cell>
          <table:table-cell office:value-type="string">
            <text:p>testo</text:p>
          </table:table-cell>
          <table:table-cell table:style-name="ce1" office:value-type="float" office:value="12.6">
            <text:p>12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12227">
            <text:p>11112227</text:p>
          </table:table-cell>
          <table:table-cell office:value-type="float" office:value="184979312">
            <text:p>184979312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office:value-type="string">
            <text:p>2013-06-21</text:p>
          </table:table-cell>
          <table:table-cell office:value-type="float" office:value="673030365071">
            <text:p>6730303650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2.62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2.62">
            <text:p>12,62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8385">
            <text:p>488385</text:p>
          </table:table-cell>
          <table:table-cell office:value-type="float" office:value="145808043">
            <text:p>145808043</text:p>
          </table:table-cell>
          <table:table-cell office:value-type="string">
            <text:p>2012-11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2955654313">
            <text:p>1295565431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2.62 ( 11.40 . 27.90 nmol/L )</text:p>
          </table:table-cell>
          <table:table-cell office:value-type="string">
            <text:p><text:s/>Uriini ribaanalüüs</text:p>
          </table:table-cell>
          <table:table-cell office:value-type="string">
            <text:p>S , P-Testosteroon</text:p>
          </table:table-cell>
          <table:table-cell office:value-type="float" office:value="12.62">
            <text:p>12,62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83116">
            <text:p>12183116</text:p>
          </table:table-cell>
          <table:table-cell office:value-type="float" office:value="168940965">
            <text:p>168940965</text:p>
          </table:table-cell>
          <table:table-cell office:value-type="string">
            <text:p>2012-11-05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50742989216">
            <text:p>507429892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2.64 </text:p>
          </table:table-cell>
          <table:table-cell office:value-type="string">
            <text:p>- normi piires</text:p>
          </table:table-cell>
          <table:table-cell office:value-type="string">
            <text:p>Testosteroon</text:p>
          </table:table-cell>
          <table:table-cell office:value-type="float" office:value="12.64">
            <text:p>12,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58182">
            <text:p>12158182</text:p>
          </table:table-cell>
          <table:table-cell office:value-type="float" office:value="192055852">
            <text:p>192055852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3-06-20</text:p>
          </table:table-cell>
          <table:table-cell office:value-type="float" office:value="673030521756">
            <text:p>67303052175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2.66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2.66">
            <text:p>12,66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62615">
            <text:p>12762615</text:p>
          </table:table-cell>
          <table:table-cell office:value-type="float" office:value="176756295">
            <text:p>176756295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31662398910">
            <text:p>3166239891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VASTUSED : Testosteroon 12.70 ( 9.47 . 28.30 nmol/L )</text:p>
          </table:table-cell>
          <table:table-cell office:value-type="string">
            <text:p>Testosteroon 12.70 ( 9.47 . 28.3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2.7">
            <text:p>12,7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44057">
            <text:p>22844057</text:p>
          </table:table-cell>
          <table:table-cell office:value-type="float" office:value="180434981">
            <text:p>180434981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673030351106">
            <text:p>6730303511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2.83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2.83">
            <text:p>12,83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48592">
            <text:p>24048592</text:p>
          </table:table-cell>
          <table:table-cell office:value-type="float" office:value="165910507">
            <text:p>165910507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77827849623">
            <text:p>778278496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2.90 ( 9.47 . 28.3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2.9">
            <text:p>12,9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15709">
            <text:p>24415709</text:p>
          </table:table-cell>
          <table:table-cell office:value-type="float" office:value="171661947">
            <text:p>171661947</text:p>
          </table:table-cell>
          <table:table-cell office:value-type="string">
            <text:p>2013-04-12</text:p>
          </table:table-cell>
          <table:table-cell office:value-type="string">
            <text:p>A</text:p>
          </table:table-cell>
          <table:table-cell office:value-type="string">
            <text:p>2013-03-25</text:p>
          </table:table-cell>
          <table:table-cell office:value-type="float" office:value="673030440905">
            <text:p>6730304409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2.90 ( 11.40 . 27.9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2.9">
            <text:p>12,9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40002">
            <text:p>13240002</text:p>
          </table:table-cell>
          <table:table-cell office:value-type="float" office:value="169982226">
            <text:p>169982226</text:p>
          </table:table-cell>
          <table:table-cell office:value-type="string">
            <text:p>2013-04-03</text:p>
          </table:table-cell>
          <table:table-cell office:value-type="string">
            <text:p>A</text:p>
          </table:table-cell>
          <table:table-cell office:value-type="string">
            <text:p>2012-10-16</text:p>
          </table:table-cell>
          <table:table-cell office:value-type="float" office:value="67021261937">
            <text:p>670212619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(\s*(?P&lt;unit&gt;nmol/(L|l)))?</text:p>
          </table:table-cell>
          <table:table-cell office:value-type="string">
            <text:p>NULL</text:p>
          </table:table-cell>
          <table:table-cell office:value-type="string">
            <text:p>tarvita Teostatud analüüsides : Testosteroon 12.98</text:p>
          </table:table-cell>
          <table:table-cell office:value-type="string">
            <text:p>Testosteroon 12.98</text:p>
          </table:table-cell>
          <table:table-cell office:value-type="string">
            <text:p><text:s/>PSA 0.834eesnäärme sekreet LS ;</text:p>
          </table:table-cell>
          <table:table-cell office:value-type="string">
            <text:p>Testosteroon</text:p>
          </table:table-cell>
          <table:table-cell office:value-type="float" office:value="12.98">
            <text:p>12,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29850">
            <text:p>19429850</text:p>
          </table:table-cell>
          <table:table-cell office:value-type="float" office:value="181067387">
            <text:p>181067387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41175">
            <text:p>6730303411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13 <text:s text:c="2"/>: <text:s text:c="3"/>, rinnad kasvavad , , testosteroon 13 </text:p>
          </table:table-cell>
          <table:table-cell office:value-type="string">
            <text:p>testosteroon 13 </text:p>
          </table:table-cell>
          <table:table-cell office:value-type="string">
            <text:p>- noore mehe jaoks suhteliselt m</text:p>
          </table:table-cell>
          <table:table-cell office:value-type="string">
            <text:p>testosteroon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62714">
            <text:p>21562714</text:p>
          </table:table-cell>
          <table:table-cell office:value-type="float" office:value="162591795">
            <text:p>162591795</text:p>
          </table:table-cell>
          <table:table-cell office:value-type="string">
            <text:p>2013-02-13</text:p>
          </table:table-cell>
          <table:table-cell office:value-type="string">
            <text:p>A</text:p>
          </table:table-cell>
          <table:table-cell office:value-type="string">
            <text:p>2013-01-25</text:p>
          </table:table-cell>
          <table:table-cell office:value-type="float" office:value="70107941333">
            <text:p>701079413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3.10 ( 11.40 . 27.9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3.1">
            <text:p>13,1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21846">
            <text:p>23321846</text:p>
          </table:table-cell>
          <table:table-cell office:value-type="float" office:value="172209227">
            <text:p>172209227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673030461973">
            <text:p>6730304619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3.14 nmol/L</text:p>
          </table:table-cell>
          <table:table-cell office:value-type="string">
            <text:p><text:s/>--&gt; normis</text:p>
          </table:table-cell>
          <table:table-cell office:value-type="string">
            <text:p>Testosteroon</text:p>
          </table:table-cell>
          <table:table-cell office:value-type="float" office:value="13.14">
            <text:p>13,14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98856">
            <text:p>23098856</text:p>
          </table:table-cell>
          <table:table-cell office:value-type="float" office:value="160467256">
            <text:p>160467256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office:value-type="string">
            <text:p>2012-12-06</text:p>
          </table:table-cell>
          <table:table-cell office:value-type="float" office:value="30036774320">
            <text:p>300367743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3.15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3.15">
            <text:p>13,15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15704">
            <text:p>13915704</text:p>
          </table:table-cell>
          <table:table-cell office:value-type="float" office:value="165404825">
            <text:p>165404825</text:p>
          </table:table-cell>
          <table:table-cell office:value-type="string">
            <text:p>2013-03-05</text:p>
          </table:table-cell>
          <table:table-cell office:value-type="string">
            <text:p>A</text:p>
          </table:table-cell>
          <table:table-cell office:value-type="string">
            <text:p>2013-02-27</text:p>
          </table:table-cell>
          <table:table-cell office:value-type="float" office:value="20259672471">
            <text:p>202596724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3.17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3.17">
            <text:p>13,17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21975">
            <text:p>14621975</text:p>
          </table:table-cell>
          <table:table-cell office:value-type="float" office:value="202314776">
            <text:p>202314776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10-07</text:p>
          </table:table-cell>
          <table:table-cell office:value-type="float" office:value="673034155058">
            <text:p>6730341550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ol 29.0 ( 28.0 . 156.0 pmol/L ) Testosteroon 13.28 ( 9.47 . 28.3</text:p>
          </table:table-cell>
          <table:table-cell office:value-type="string">
            <text:p>Testosteroon 13.28 ( 9.47 . 28.30 nmol/L )</text:p>
          </table:table-cell>
          <table:table-cell office:value-type="string">
            <text:p><text:s/>Suguhormoone siduv globuliin 42</text:p>
          </table:table-cell>
          <table:table-cell office:value-type="string">
            <text:p>Testosteroon</text:p>
          </table:table-cell>
          <table:table-cell office:value-type="float" office:value="13.28">
            <text:p>13,28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75030">
            <text:p>24475030</text:p>
          </table:table-cell>
          <table:table-cell office:value-type="float" office:value="202314776">
            <text:p>202314776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10-07</text:p>
          </table:table-cell>
          <table:table-cell office:value-type="float" office:value="673034155058">
            <text:p>6730341550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ol 29.0 ( 28.0 . 156.0 pmol/L ) Testosteroon 13.28 ( 9.47 . 28.3</text:p>
          </table:table-cell>
          <table:table-cell office:value-type="string">
            <text:p>Testosteroon 13.28 ( 9.47 . 28.30 nmol/L )</text:p>
          </table:table-cell>
          <table:table-cell office:value-type="string">
            <text:p><text:s/>Suguhormoone siduv globuliin 42</text:p>
          </table:table-cell>
          <table:table-cell office:value-type="string">
            <text:p>Testosteroon</text:p>
          </table:table-cell>
          <table:table-cell office:value-type="float" office:value="13.28">
            <text:p>13,28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13160">
            <text:p>11613160</text:p>
          </table:table-cell>
          <table:table-cell office:value-type="float" office:value="166208027">
            <text:p>166208027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40251928381">
            <text:p>402519283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3.33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3.33">
            <text:p>13,33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58760">
            <text:p>23458760</text:p>
          </table:table-cell>
          <table:table-cell office:value-type="float" office:value="177521972">
            <text:p>177521972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2-10-29</text:p>
          </table:table-cell>
          <table:table-cell office:value-type="float" office:value="55551974877">
            <text:p>555519748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<text:s/>29.10.201200 : 00 ) VASTUSED : S , P-Testosteroon 13.34 ( 9.47 </text:p>
          </table:table-cell>
          <table:table-cell office:value-type="string">
            <text:p>S , P-Testosteroon 13.34 ( 9.47 . 28.30 nmol/L )</text:p>
          </table:table-cell>
          <table:table-cell office:value-type="string">
            <text:p><text:s/>S , P-PSA 1.520 ( &lt;4.100 µg/L )</text:p>
          </table:table-cell>
          <table:table-cell office:value-type="string">
            <text:p>S , P-Testosteroon</text:p>
          </table:table-cell>
          <table:table-cell office:value-type="float" office:value="13.34">
            <text:p>13,34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19885">
            <text:p>22619885</text:p>
          </table:table-cell>
          <table:table-cell office:value-type="float" office:value="183434467">
            <text:p>183434467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3-03-06</text:p>
          </table:table-cell>
          <table:table-cell office:value-type="float" office:value="673030478327">
            <text:p>6730304783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sihape 335 ( 202 . 417 µmol/L ) Testosteroon 13.34 ( 11.40 . 27.</text:p>
          </table:table-cell>
          <table:table-cell office:value-type="string">
            <text:p>Testosteroon 13.34 ( 11.40 . 27.90 nmol/L )</text:p>
          </table:table-cell>
          <table:table-cell office:value-type="string">
            <text:p><text:s/>PSA 1.960 ( &lt;2.000 µg/L )</text:p>
          </table:table-cell>
          <table:table-cell office:value-type="string">
            <text:p>Testosteroon</text:p>
          </table:table-cell>
          <table:table-cell office:value-type="float" office:value="13.34">
            <text:p>13,34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43449">
            <text:p>14443449</text:p>
          </table:table-cell>
          <table:table-cell office:value-type="float" office:value="210989269">
            <text:p>210989269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10-25</text:p>
          </table:table-cell>
          <table:table-cell office:value-type="float" office:value="673031183138">
            <text:p>6730311831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<text:s/>27.6 ↓ ( 28.0 . 156.0 pmol/L ) Testosteroon 13.36 ( 11.40 . 27.</text:p>
          </table:table-cell>
          <table:table-cell office:value-type="string">
            <text:p>Testosteroon 13.36 ( 11.40 . 27.90 nmol/L )</text:p>
          </table:table-cell>
          <table:table-cell office:value-type="string">
            <text:p><text:s/>Suguhormoone siduv globuliin 33</text:p>
          </table:table-cell>
          <table:table-cell office:value-type="string">
            <text:p>Testosteroon</text:p>
          </table:table-cell>
          <table:table-cell office:value-type="float" office:value="13.36">
            <text:p>13,36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17887">
            <text:p>22217887</text:p>
          </table:table-cell>
          <table:table-cell office:value-type="float" office:value="173843115">
            <text:p>173843115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65590688305">
            <text:p>655906883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3.42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3.42">
            <text:p>13,42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52624">
            <text:p>13752624</text:p>
          </table:table-cell>
          <table:table-cell office:value-type="float" office:value="171943336">
            <text:p>171943336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53112651866">
            <text:p>5311265186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117.1 ( 28.0 . 156.0 pmol/L ) Testosteroon 13.52 ( 11.40 . 27.</text:p>
          </table:table-cell>
          <table:table-cell office:value-type="string">
            <text:p>Testosteroon 13.52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3.52">
            <text:p>13,52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35528">
            <text:p>21735528</text:p>
          </table:table-cell>
          <table:table-cell office:value-type="float" office:value="166500613">
            <text:p>166500613</text:p>
          </table:table-cell>
          <table:table-cell office:value-type="string">
            <text:p>2013-03-01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673030447380">
            <text:p>6730304473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3.55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3.55">
            <text:p>13,55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71656">
            <text:p>21471656</text:p>
          </table:table-cell>
          <table:table-cell office:value-type="float" office:value="195221720">
            <text:p>195221720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office:value-type="string">
            <text:p>2013-06-05</text:p>
          </table:table-cell>
          <table:table-cell office:value-type="float" office:value="89788540594">
            <text:p>897885405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3.58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3.58">
            <text:p>13,58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38970">
            <text:p>11038970</text:p>
          </table:table-cell>
          <table:table-cell office:value-type="float" office:value="216048904">
            <text:p>216048904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09-11</text:p>
          </table:table-cell>
          <table:table-cell office:value-type="float" office:value="673030508170">
            <text:p>67303050817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3.60 ( 11.40 . 27.9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3.6">
            <text:p>13,6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38469">
            <text:p>21838469</text:p>
          </table:table-cell>
          <table:table-cell office:value-type="float" office:value="176126878">
            <text:p>176126878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3-28</text:p>
          </table:table-cell>
          <table:table-cell office:value-type="float" office:value="673030388846">
            <text:p>6730303888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3.64 nmol/L</text:p>
          </table:table-cell>
          <table:table-cell/>
          <table:table-cell office:value-type="string">
            <text:p>Testosteroon</text:p>
          </table:table-cell>
          <table:table-cell office:value-type="float" office:value="13.64">
            <text:p>13,64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25416">
            <text:p>10825416</text:p>
          </table:table-cell>
          <table:table-cell office:value-type="float" office:value="162537115">
            <text:p>162537115</text:p>
          </table:table-cell>
          <table:table-cell office:value-type="string">
            <text:p>2013-02-12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673030404992">
            <text:p>6730304049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3.66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3.66">
            <text:p>13,66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01276">
            <text:p>21901276</text:p>
          </table:table-cell>
          <table:table-cell office:value-type="float" office:value="211513323">
            <text:p>211513323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2013-11-26</text:p>
          </table:table-cell>
          <table:table-cell office:value-type="float" office:value="55667141526">
            <text:p>556671415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PSA 0,8 , testo 13,7</text:p>
          </table:table-cell>
          <table:table-cell office:value-type="string">
            <text:p>testo 13,7</text:p>
          </table:table-cell>
          <table:table-cell/>
          <table:table-cell office:value-type="string">
            <text:p>testo</text:p>
          </table:table-cell>
          <table:table-cell table:style-name="ce1" office:value-type="float" office:value="13.7">
            <text:p>13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86763">
            <text:p>22386763</text:p>
          </table:table-cell>
          <table:table-cell office:value-type="float" office:value="192543834">
            <text:p>192543834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office:value-type="string">
            <text:p>2013-02-01</text:p>
          </table:table-cell>
          <table:table-cell office:value-type="float" office:value="60854424809">
            <text:p>608544248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3.97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3.97">
            <text:p>13,97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66026">
            <text:p>21466026</text:p>
          </table:table-cell>
          <table:table-cell office:value-type="float" office:value="189693572">
            <text:p>189693572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office:value-type="string">
            <text:p>2013-07-25</text:p>
          </table:table-cell>
          <table:table-cell office:value-type="float" office:value="673045368399">
            <text:p>6730453683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HSV1 pos , testo 14 </text:p>
          </table:table-cell>
          <table:table-cell office:value-type="string">
            <text:p>testo 14 </text:p>
          </table:table-cell>
          <table:table-cell office:value-type="string">
            <text:p>, sperma normis , onkomarkerid n</text:p>
          </table:table-cell>
          <table:table-cell office:value-type="string">
            <text:p>testo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69401">
            <text:p>24569401</text:p>
          </table:table-cell>
          <table:table-cell office:value-type="float" office:value="164033112">
            <text:p>164033112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office:value-type="string">
            <text:p>2012-11-16</text:p>
          </table:table-cell>
          <table:table-cell office:value-type="float" office:value="24218932466">
            <text:p>242189324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4.07 ( 11.40 . 27.90 nmol/L )</text:p>
          </table:table-cell>
          <table:table-cell/>
          <table:table-cell office:value-type="string">
            <text:p>S , P-Testosteroon</text:p>
          </table:table-cell>
          <table:table-cell table:style-name="ce1" office:value-type="float" office:value="14.07">
            <text:p>14,07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44937">
            <text:p>24244937</text:p>
          </table:table-cell>
          <table:table-cell office:value-type="float" office:value="201132486">
            <text:p>201132486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office:value-type="string">
            <text:p>2012-11-19</text:p>
          </table:table-cell>
          <table:table-cell office:value-type="float" office:value="38863172870">
            <text:p>388631728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4.15 ( 11.40 . 27.9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4.15">
            <text:p>14,15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01401">
            <text:p>12401401</text:p>
          </table:table-cell>
          <table:table-cell office:value-type="float" office:value="213278885">
            <text:p>213278885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11-28</text:p>
          </table:table-cell>
          <table:table-cell office:value-type="float" office:value="673030446148">
            <text:p>6730304461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4.24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4.24">
            <text:p>14,24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27672">
            <text:p>11627672</text:p>
          </table:table-cell>
          <table:table-cell office:value-type="float" office:value="183099788">
            <text:p>183099788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30735170078">
            <text:p>307351700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4.29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4.29">
            <text:p>14,29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88789">
            <text:p>22888789</text:p>
          </table:table-cell>
          <table:table-cell office:value-type="float" office:value="179378789">
            <text:p>179378789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2013-05-23</text:p>
          </table:table-cell>
          <table:table-cell office:value-type="float" office:value="673030319305">
            <text:p>6730303193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4.31 nmol/L</text:p>
          </table:table-cell>
          <table:table-cell/>
          <table:table-cell office:value-type="string">
            <text:p>Testosteroon</text:p>
          </table:table-cell>
          <table:table-cell office:value-type="float" office:value="14.31">
            <text:p>14,31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21122">
            <text:p>14321122</text:p>
          </table:table-cell>
          <table:table-cell office:value-type="float" office:value="168476375">
            <text:p>168476375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3-14</text:p>
          </table:table-cell>
          <table:table-cell office:value-type="float" office:value="49148141506">
            <text:p>4914814150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4.35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4.35">
            <text:p>14,35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48419">
            <text:p>22448419</text:p>
          </table:table-cell>
          <table:table-cell office:value-type="float" office:value="194370056">
            <text:p>194370056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673030381691">
            <text:p>6730303816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4.36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4.36">
            <text:p>14,36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96953">
            <text:p>23296953</text:p>
          </table:table-cell>
          <table:table-cell office:value-type="float" office:value="202330661">
            <text:p>202330661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2-03-02</text:p>
          </table:table-cell>
          <table:table-cell office:value-type="float" office:value="63845359263">
            <text:p>638453592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4.48 ( 6.68 . 25.7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4.48">
            <text:p>14,48</text:p>
          </table:table-cell>
          <table:table-cell office:value-type="string">
            <text:p>6.68</text:p>
          </table:table-cell>
          <table:table-cell table:style-name="ce1" office:value-type="string">
            <text:p>25.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04708">
            <text:p>10504708</text:p>
          </table:table-cell>
          <table:table-cell office:value-type="float" office:value="168345746">
            <text:p>168345746</text:p>
          </table:table-cell>
          <table:table-cell office:value-type="string">
            <text:p>2013-03-24</text:p>
          </table:table-cell>
          <table:table-cell office:value-type="string">
            <text:p>S</text:p>
          </table:table-cell>
          <table:table-cell office:value-type="string">
            <text:p>2013-03-12</text:p>
          </table:table-cell>
          <table:table-cell office:value-type="float" office:value="33868283394">
            <text:p>3386828339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4.49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4.49">
            <text:p>14,49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00508">
            <text:p>22500508</text:p>
          </table:table-cell>
          <table:table-cell office:value-type="float" office:value="167057351">
            <text:p>167057351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3-12</text:p>
          </table:table-cell>
          <table:table-cell office:value-type="float" office:value="673030447723">
            <text:p>6730304477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4.70 ( 9.47 . 28.3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4.7">
            <text:p>14,7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02255">
            <text:p>24602255</text:p>
          </table:table-cell>
          <table:table-cell office:value-type="float" office:value="190848570">
            <text:p>190848570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office:value-type="string">
            <text:p>2013-07-25</text:p>
          </table:table-cell>
          <table:table-cell office:value-type="float" office:value="673030544894">
            <text:p>6730305448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4.78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4.78">
            <text:p>14,78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10224">
            <text:p>23510224</text:p>
          </table:table-cell>
          <table:table-cell office:value-type="float" office:value="192209613">
            <text:p>192209613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office:value-type="string">
            <text:p>2013-08-13</text:p>
          </table:table-cell>
          <table:table-cell office:value-type="float" office:value="57398319729">
            <text:p>573983197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4.84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4.84">
            <text:p>14,84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29761">
            <text:p>22029761</text:p>
          </table:table-cell>
          <table:table-cell office:value-type="float" office:value="176073680">
            <text:p>176073680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1-14</text:p>
          </table:table-cell>
          <table:table-cell office:value-type="float" office:value="673030545298">
            <text:p>6730305452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4.88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4.88">
            <text:p>14,88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82921">
            <text:p>14582921</text:p>
          </table:table-cell>
          <table:table-cell office:value-type="float" office:value="203622653">
            <text:p>203622653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79828682021">
            <text:p>798286820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5.03 ( 9.47 . 28.3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5.03">
            <text:p>15,03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87197">
            <text:p>24487197</text:p>
          </table:table-cell>
          <table:table-cell office:value-type="float" office:value="178567499">
            <text:p>178567499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64524436154">
            <text:p>645244361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5.07 ( 9.47 . 28.3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5.07">
            <text:p>15,07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92615">
            <text:p>12692615</text:p>
          </table:table-cell>
          <table:table-cell office:value-type="float" office:value="202390758">
            <text:p>202390758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10-10</text:p>
          </table:table-cell>
          <table:table-cell office:value-type="float" office:value="37690796727">
            <text:p>376907967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5,1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5.1">
            <text:p>15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91738">
            <text:p>21891738</text:p>
          </table:table-cell>
          <table:table-cell office:value-type="float" office:value="202216394">
            <text:p>202216394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3-07-31</text:p>
          </table:table-cell>
          <table:table-cell office:value-type="float" office:value="23456343818">
            <text:p>234563438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) LH 2.97 ( 1.70 . 8.60 U/L ) Testosteroon 15.12 ( 11.40 . 27.</text:p>
          </table:table-cell>
          <table:table-cell office:value-type="string">
            <text:p>Testosteroon 15.12 ( 11.40 . 27.90 nmol/L )</text:p>
          </table:table-cell>
          <table:table-cell office:value-type="string">
            <text:p><text:s/>PSA 0.809 ( &lt;1.400 µg/L )</text:p>
          </table:table-cell>
          <table:table-cell office:value-type="string">
            <text:p>Testosteroon</text:p>
          </table:table-cell>
          <table:table-cell table:style-name="ce1" office:value-type="float" office:value="15.12">
            <text:p>15,12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14511">
            <text:p>22614511</text:p>
          </table:table-cell>
          <table:table-cell office:value-type="float" office:value="210101709">
            <text:p>210101709</text:p>
          </table:table-cell>
          <table:table-cell office:value-type="string">
            <text:p>2013-11-19</text:p>
          </table:table-cell>
          <table:table-cell office:value-type="string">
            <text:p>A</text:p>
          </table:table-cell>
          <table:table-cell office:value-type="string">
            <text:p>2013-09-16</text:p>
          </table:table-cell>
          <table:table-cell office:value-type="float" office:value="673030321781">
            <text:p>6730303217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) LH 5.84 ( 1.70 . 8.60 U/L ) Testosteroon 15.29 ( 11.40 . 27.</text:p>
          </table:table-cell>
          <table:table-cell office:value-type="string">
            <text:p>Testosteroon 15.29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5.29">
            <text:p>15,29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05131">
            <text:p>21705131</text:p>
          </table:table-cell>
          <table:table-cell office:value-type="float" office:value="163262254">
            <text:p>163262254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office:value-type="string">
            <text:p>2013-02-18</text:p>
          </table:table-cell>
          <table:table-cell office:value-type="float" office:value="673030446584">
            <text:p>6730304465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5.36 nmol/L</text:p>
          </table:table-cell>
          <table:table-cell/>
          <table:table-cell office:value-type="string">
            <text:p>Testosteroon</text:p>
          </table:table-cell>
          <table:table-cell office:value-type="float" office:value="15.36">
            <text:p>15,36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02676">
            <text:p>12302676</text:p>
          </table:table-cell>
          <table:table-cell office:value-type="float" office:value="181149212">
            <text:p>181149212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673030320080">
            <text:p>6730303200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5.39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5.39">
            <text:p>15,39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59767">
            <text:p>24359767</text:p>
          </table:table-cell>
          <table:table-cell office:value-type="float" office:value="177522318">
            <text:p>177522318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42029698251">
            <text:p>420296982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SPSA 3,1 , testo 15,4 </text:p>
          </table:table-cell>
          <table:table-cell office:value-type="string">
            <text:p>testo 15,4 </text:p>
          </table:table-cell>
          <table:table-cell office:value-type="string">
            <text:p>. raviks + Casodex 150mg 1x päev</text:p>
          </table:table-cell>
          <table:table-cell office:value-type="string">
            <text:p>testo</text:p>
          </table:table-cell>
          <table:table-cell table:style-name="ce1" office:value-type="float" office:value="15.4">
            <text:p>15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58448">
            <text:p>21558448</text:p>
          </table:table-cell>
          <table:table-cell office:value-type="float" office:value="181203226">
            <text:p>181203226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54136315551">
            <text:p>541363155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5.43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5.43">
            <text:p>15,43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65537">
            <text:p>21465537</text:p>
          </table:table-cell>
          <table:table-cell office:value-type="float" office:value="189646459">
            <text:p>189646459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673030391090">
            <text:p>6730303910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5.48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5.48">
            <text:p>15,48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46631">
            <text:p>21646631</text:p>
          </table:table-cell>
          <table:table-cell office:value-type="float" office:value="173563287">
            <text:p>173563287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4-18</text:p>
          </table:table-cell>
          <table:table-cell office:value-type="float" office:value="673030521712">
            <text:p>6730305217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5.49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5.49">
            <text:p>15,49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72682">
            <text:p>24372682</text:p>
          </table:table-cell>
          <table:table-cell office:value-type="float" office:value="162536501">
            <text:p>162536501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office:value-type="string">
            <text:p>2013-01-28</text:p>
          </table:table-cell>
          <table:table-cell office:value-type="float" office:value="39843122155">
            <text:p>398431221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5.64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5.64">
            <text:p>15,64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35501">
            <text:p>15035501</text:p>
          </table:table-cell>
          <table:table-cell office:value-type="float" office:value="198365634">
            <text:p>198365634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2013-09-03</text:p>
          </table:table-cell>
          <table:table-cell office:value-type="float" office:value="673030425806">
            <text:p>67303042580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5.65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5.65">
            <text:p>15,65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52272">
            <text:p>21752272</text:p>
          </table:table-cell>
          <table:table-cell office:value-type="float" office:value="168016385">
            <text:p>168016385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office:value-type="string">
            <text:p>2013-02-15</text:p>
          </table:table-cell>
          <table:table-cell office:value-type="float" office:value="673030381052">
            <text:p>6730303810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5.75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5.75">
            <text:p>15,75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12411">
            <text:p>11912411</text:p>
          </table:table-cell>
          <table:table-cell office:value-type="float" office:value="180961368">
            <text:p>180961368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35888976604">
            <text:p>358889766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5.77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5.77">
            <text:p>15,77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31656">
            <text:p>21631656</text:p>
          </table:table-cell>
          <table:table-cell office:value-type="float" office:value="213920938">
            <text:p>213920938</text:p>
          </table:table-cell>
          <table:table-cell office:value-type="string">
            <text:p>2013-12-06</text:p>
          </table:table-cell>
          <table:table-cell office:value-type="string">
            <text:p>A</text:p>
          </table:table-cell>
          <table:table-cell office:value-type="string">
            <text:p>2013-12-06</text:p>
          </table:table-cell>
          <table:table-cell office:value-type="float" office:value="63645557119">
            <text:p>636455571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PSA 0,5 , testo 15,9</text:p>
          </table:table-cell>
          <table:table-cell office:value-type="string">
            <text:p>testo 15,9</text:p>
          </table:table-cell>
          <table:table-cell/>
          <table:table-cell office:value-type="string">
            <text:p>testo</text:p>
          </table:table-cell>
          <table:table-cell table:style-name="ce1" office:value-type="float" office:value="15.9">
            <text:p>15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39240">
            <text:p>14339240</text:p>
          </table:table-cell>
          <table:table-cell office:value-type="float" office:value="197298911">
            <text:p>197298911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3-09-11</text:p>
          </table:table-cell>
          <table:table-cell office:value-type="float" office:value="673030496545">
            <text:p>67303049654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5.92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5.92">
            <text:p>15,92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98053">
            <text:p>7398053</text:p>
          </table:table-cell>
          <table:table-cell office:value-type="float" office:value="124566811">
            <text:p>124566811</text:p>
          </table:table-cell>
          <table:table-cell office:value-type="string">
            <text:p>2012-02-13</text:p>
          </table:table-cell>
          <table:table-cell office:value-type="string">
            <text:p>A</text:p>
          </table:table-cell>
          <table:table-cell office:value-type="string">
            <text:p>2012-02-09</text:p>
          </table:table-cell>
          <table:table-cell office:value-type="float" office:value="79084454029">
            <text:p>7908445402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5.95 ( 6.68 . 25.7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5.95">
            <text:p>15,95</text:p>
          </table:table-cell>
          <table:table-cell office:value-type="string">
            <text:p>6.68</text:p>
          </table:table-cell>
          <table:table-cell table:style-name="ce1" office:value-type="string">
            <text:p>25.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10921">
            <text:p>22010921</text:p>
          </table:table-cell>
          <table:table-cell office:value-type="float" office:value="182616701">
            <text:p>182616701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673030433827">
            <text:p>6730304338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) LH 5.67 ( 1.70 . 8.60 U/L ) Testosteroon 16.06 ( 11.40 . 27.</text:p>
          </table:table-cell>
          <table:table-cell office:value-type="string">
            <text:p>Testosteroon 16.06 ( 11.40 . 27.90 nmol/L )</text:p>
          </table:table-cell>
          <table:table-cell office:value-type="string">
            <text:p><text:s/>PSA 1.090 ( &lt;1.400 µg/L )</text:p>
          </table:table-cell>
          <table:table-cell office:value-type="string">
            <text:p>Testosteroon</text:p>
          </table:table-cell>
          <table:table-cell table:style-name="ce1" office:value-type="float" office:value="16.06">
            <text:p>16,06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54178">
            <text:p>15054178</text:p>
          </table:table-cell>
          <table:table-cell office:value-type="float" office:value="196819026">
            <text:p>196819026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office:value-type="string">
            <text:p>2013-09-10</text:p>
          </table:table-cell>
          <table:table-cell office:value-type="float" office:value="33013223115">
            <text:p>3301322311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6.10 ( 9.47 . 28.3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6.1">
            <text:p>16,1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55126">
            <text:p>14755126</text:p>
          </table:table-cell>
          <table:table-cell office:value-type="float" office:value="197701475">
            <text:p>197701475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9-02</text:p>
          </table:table-cell>
          <table:table-cell office:value-type="float" office:value="673030438841">
            <text:p>6730304388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6.11 ( 9.47 . 28.3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6.11">
            <text:p>16,11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54842">
            <text:p>12154842</text:p>
          </table:table-cell>
          <table:table-cell office:value-type="float" office:value="180387049">
            <text:p>180387049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673030355658">
            <text:p>6730303556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6.14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6.14">
            <text:p>16,14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38525">
            <text:p>21838525</text:p>
          </table:table-cell>
          <table:table-cell office:value-type="float" office:value="162536765">
            <text:p>162536765</text:p>
          </table:table-cell>
          <table:table-cell office:value-type="string">
            <text:p>2013-02-14</text:p>
          </table:table-cell>
          <table:table-cell office:value-type="string">
            <text:p>A</text:p>
          </table:table-cell>
          <table:table-cell office:value-type="string">
            <text:p>2013-01-28</text:p>
          </table:table-cell>
          <table:table-cell office:value-type="float" office:value="673030450892">
            <text:p>6730304508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6.14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6.14">
            <text:p>16,14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32928">
            <text:p>23732928</text:p>
          </table:table-cell>
          <table:table-cell office:value-type="float" office:value="192577926">
            <text:p>192577926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office:value-type="string">
            <text:p>2013-08-02</text:p>
          </table:table-cell>
          <table:table-cell office:value-type="float" office:value="673030490779">
            <text:p>6730304907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6.20 ( 11.40 . 27.9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6.2">
            <text:p>16,2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79919">
            <text:p>24379919</text:p>
          </table:table-cell>
          <table:table-cell office:value-type="float" office:value="176126415">
            <text:p>176126415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5-07</text:p>
          </table:table-cell>
          <table:table-cell office:value-type="float" office:value="33562344257">
            <text:p>335623442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6.25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6.25">
            <text:p>16,25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39347">
            <text:p>4739347</text:p>
          </table:table-cell>
          <table:table-cell office:value-type="float" office:value="151235409">
            <text:p>151235409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office:value-type="string">
            <text:p>2012-11-27</text:p>
          </table:table-cell>
          <table:table-cell office:value-type="float" office:value="43256629776">
            <text:p>4325662977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6.33 ( 0.98 . 38.5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6.33">
            <text:p>16,33</text:p>
          </table:table-cell>
          <table:table-cell office:value-type="string">
            <text:p>0.98</text:p>
          </table:table-cell>
          <table:table-cell office:value-type="string">
            <text:p>38.5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76068">
            <text:p>7976068</text:p>
          </table:table-cell>
          <table:table-cell office:value-type="float" office:value="151235409">
            <text:p>151235409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office:value-type="string">
            <text:p>2012-11-27</text:p>
          </table:table-cell>
          <table:table-cell office:value-type="float" office:value="43256629776">
            <text:p>4325662977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6.33 ( 0.98 . 38.5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6.33">
            <text:p>16,33</text:p>
          </table:table-cell>
          <table:table-cell office:value-type="string">
            <text:p>0.98</text:p>
          </table:table-cell>
          <table:table-cell office:value-type="string">
            <text:p>38.5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51127">
            <text:p>11351127</text:p>
          </table:table-cell>
          <table:table-cell office:value-type="float" office:value="176079165">
            <text:p>176079165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4-19</text:p>
          </table:table-cell>
          <table:table-cell office:value-type="float" office:value="63110837507">
            <text:p>631108375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6.57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6.57">
            <text:p>16,57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31574">
            <text:p>13131574</text:p>
          </table:table-cell>
          <table:table-cell office:value-type="float" office:value="172883191">
            <text:p>172883191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4-15</text:p>
          </table:table-cell>
          <table:table-cell office:value-type="float" office:value="673030494465">
            <text:p>67303049446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) LH 6.50 ( 1.70 . 8.60 U/L ) Testosteroon 16.60 ( 11.40 . 27.</text:p>
          </table:table-cell>
          <table:table-cell office:value-type="string">
            <text:p>Testosteroon 16.60 ( 11.40 . 27.90 nmol/L )</text:p>
          </table:table-cell>
          <table:table-cell office:value-type="string">
            <text:p><text:s/>PSA 1.130 ( &lt;1.400 µg/L )</text:p>
          </table:table-cell>
          <table:table-cell office:value-type="string">
            <text:p>Testosteroon</text:p>
          </table:table-cell>
          <table:table-cell table:style-name="ce1" office:value-type="float" office:value="16.6">
            <text:p>16,6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18887">
            <text:p>11318887</text:p>
          </table:table-cell>
          <table:table-cell office:value-type="float" office:value="175876213">
            <text:p>175876213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3-04-19</text:p>
          </table:table-cell>
          <table:table-cell office:value-type="float" office:value="37261874208">
            <text:p>372618742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6.63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6.63">
            <text:p>16,63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68882">
            <text:p>21668882</text:p>
          </table:table-cell>
          <table:table-cell office:value-type="float" office:value="205574054">
            <text:p>205574054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673030330912">
            <text:p>6730303309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6.66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6.66">
            <text:p>16,66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26361">
            <text:p>22426361</text:p>
          </table:table-cell>
          <table:table-cell office:value-type="float" office:value="174876745">
            <text:p>174876745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673035547162">
            <text:p>6730355471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6.68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6.68">
            <text:p>16,68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89657">
            <text:p>11989657</text:p>
          </table:table-cell>
          <table:table-cell office:value-type="float" office:value="180393889">
            <text:p>180393889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5-30</text:p>
          </table:table-cell>
          <table:table-cell office:value-type="float" office:value="673030355125">
            <text:p>67303035512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 16,7 </text:p>
          </table:table-cell>
          <table:table-cell office:value-type="string">
            <text:p>.</text:p>
          </table:table-cell>
          <table:table-cell office:value-type="string">
            <text:p>Testo</text:p>
          </table:table-cell>
          <table:table-cell table:style-name="ce1" office:value-type="float" office:value="16.7">
            <text:p>16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03892">
            <text:p>12703892</text:p>
          </table:table-cell>
          <table:table-cell office:value-type="float" office:value="177145361">
            <text:p>177145361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13-04-23</text:p>
          </table:table-cell>
          <table:table-cell office:value-type="float" office:value="673030461067">
            <text:p>67303046106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6.77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6.77">
            <text:p>16,77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20913">
            <text:p>11420913</text:p>
          </table:table-cell>
          <table:table-cell office:value-type="float" office:value="204602120">
            <text:p>204602120</text:p>
          </table:table-cell>
          <table:table-cell office:value-type="string">
            <text:p>2013-08-07</text:p>
          </table:table-cell>
          <table:table-cell office:value-type="string">
            <text:p>A</text:p>
          </table:table-cell>
          <table:table-cell office:value-type="string">
            <text:p>2013-07-31</text:p>
          </table:table-cell>
          <table:table-cell office:value-type="float" office:value="673030480171">
            <text:p>6730304801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6.84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6.84">
            <text:p>16,84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03811">
            <text:p>14803811</text:p>
          </table:table-cell>
          <table:table-cell office:value-type="float" office:value="166395422">
            <text:p>166395422</text:p>
          </table:table-cell>
          <table:table-cell office:value-type="string">
            <text:p>2013-03-12</text:p>
          </table:table-cell>
          <table:table-cell office:value-type="string">
            <text:p>A</text:p>
          </table:table-cell>
          <table:table-cell office:value-type="string">
            <text:p>2013-03-07</text:p>
          </table:table-cell>
          <table:table-cell office:value-type="float" office:value="23388415287">
            <text:p>233884152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6.94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6.94">
            <text:p>16,94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04075">
            <text:p>23604075</text:p>
          </table:table-cell>
          <table:table-cell office:value-type="float" office:value="169989621">
            <text:p>169989621</text:p>
          </table:table-cell>
          <table:table-cell office:value-type="string">
            <text:p>2013-04-03</text:p>
          </table:table-cell>
          <table:table-cell office:value-type="string">
            <text:p>A</text:p>
          </table:table-cell>
          <table:table-cell office:value-type="string">
            <text:p>2013-01-09</text:p>
          </table:table-cell>
          <table:table-cell office:value-type="float" office:value="673030349457">
            <text:p>6730303494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) LH 2.95 ( 1.70 . 8.60 U/L ) Testosteroon 16.95 ( 11.40 . 27.</text:p>
          </table:table-cell>
          <table:table-cell office:value-type="string">
            <text:p>Testosteroon 16.95 ( 11.40 . 27.90 nmol/L )</text:p>
          </table:table-cell>
          <table:table-cell office:value-type="string">
            <text:p><text:s/>PSA 1.100 ( &lt;1.400 µg/L )</text:p>
          </table:table-cell>
          <table:table-cell office:value-type="string">
            <text:p>Testosteroon</text:p>
          </table:table-cell>
          <table:table-cell office:value-type="float" office:value="16.95">
            <text:p>16,95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31615">
            <text:p>21431615</text:p>
          </table:table-cell>
          <table:table-cell office:value-type="float" office:value="196756002">
            <text:p>196756002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office:value-type="string">
            <text:p>2010-01-14</text:p>
          </table:table-cell>
          <table:table-cell office:value-type="float" office:value="673033957345">
            <text:p>6730339573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7.3 ( 9,9 . 52,4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7.3">
            <text:p>17,3</text:p>
          </table:table-cell>
          <table:table-cell table:style-name="ce1" office:value-type="string">
            <text:p>9.9</text:p>
          </table:table-cell>
          <table:table-cell office:value-type="string">
            <text:p>52.4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78297">
            <text:p>12478297</text:p>
          </table:table-cell>
          <table:table-cell office:value-type="float" office:value="207915513">
            <text:p>207915513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09-27</text:p>
          </table:table-cell>
          <table:table-cell office:value-type="float" office:value="673038461766">
            <text:p>67303846176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7.31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7.31">
            <text:p>17,31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83847">
            <text:p>22783847</text:p>
          </table:table-cell>
          <table:table-cell office:value-type="float" office:value="155249791">
            <text:p>155249791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673046964419">
            <text:p>6730469644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7.39 ( 9.47 . 28.3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7.39">
            <text:p>17,39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80304">
            <text:p>21580304</text:p>
          </table:table-cell>
          <table:table-cell office:value-type="float" office:value="162536579">
            <text:p>162536579</text:p>
          </table:table-cell>
          <table:table-cell office:value-type="string">
            <text:p>2013-02-13</text:p>
          </table:table-cell>
          <table:table-cell office:value-type="string">
            <text:p>A</text:p>
          </table:table-cell>
          <table:table-cell office:value-type="string">
            <text:p>2013-01-14</text:p>
          </table:table-cell>
          <table:table-cell office:value-type="float" office:value="673030450876">
            <text:p>6730304508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7.44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7.44">
            <text:p>17,44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21700">
            <text:p>22221700</text:p>
          </table:table-cell>
          <table:table-cell office:value-type="float" office:value="160309257">
            <text:p>160309257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92552741130">
            <text:p>925527411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<text:s/>25-OH ) 49.3 ( &gt; 75 nmol/L ) , Testosteroon 17.52 ( 9.47 . 28.3</text:p>
          </table:table-cell>
          <table:table-cell office:value-type="string">
            <text:p>Testosteroon 17.52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7.52">
            <text:p>17,52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53423">
            <text:p>11553423</text:p>
          </table:table-cell>
          <table:table-cell office:value-type="float" office:value="180150250">
            <text:p>180150250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2-04-02</text:p>
          </table:table-cell>
          <table:table-cell office:value-type="float" office:value="673030378921">
            <text:p>6730303789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7.52 ( 8.64 . 29.0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7.52">
            <text:p>17,52</text:p>
          </table:table-cell>
          <table:table-cell office:value-type="string">
            <text:p>8.64</text:p>
          </table:table-cell>
          <table:table-cell office:value-type="float" office:value="29">
            <text:p>2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76710">
            <text:p>13476710</text:p>
          </table:table-cell>
          <table:table-cell office:value-type="float" office:value="194484330">
            <text:p>194484330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8-22</text:p>
          </table:table-cell>
          <table:table-cell office:value-type="float" office:value="673030357990">
            <text:p>67303035799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7.69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7.69">
            <text:p>17,69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74526">
            <text:p>5174526</text:p>
          </table:table-cell>
          <table:table-cell office:value-type="float" office:value="131316230">
            <text:p>131316230</text:p>
          </table:table-cell>
          <table:table-cell office:value-type="string">
            <text:p>2012-08-06</text:p>
          </table:table-cell>
          <table:table-cell office:value-type="string">
            <text:p>A</text:p>
          </table:table-cell>
          <table:table-cell office:value-type="string">
            <text:p>2012-08-06</text:p>
          </table:table-cell>
          <table:table-cell office:value-type="float" office:value="17870744949">
            <text:p>1787074494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06.08.2012 - PSA 1,1 , testo 17,7</text:p>
          </table:table-cell>
          <table:table-cell office:value-type="string">
            <text:p>testo 17,7</text:p>
          </table:table-cell>
          <table:table-cell/>
          <table:table-cell office:value-type="string">
            <text:p>testo</text:p>
          </table:table-cell>
          <table:table-cell table:style-name="ce1" office:value-type="float" office:value="17.7">
            <text:p>17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22158">
            <text:p>15022158</text:p>
          </table:table-cell>
          <table:table-cell office:value-type="float" office:value="210728342">
            <text:p>210728342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1-14</text:p>
          </table:table-cell>
          <table:table-cell office:value-type="float" office:value="89776053243">
            <text:p>897760532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7.77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7.77">
            <text:p>17,77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28776">
            <text:p>10628776</text:p>
          </table:table-cell>
          <table:table-cell office:value-type="float" office:value="214527763">
            <text:p>214527763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0-09</text:p>
          </table:table-cell>
          <table:table-cell office:value-type="float" office:value="673030570231">
            <text:p>6730305702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) LH 4.28 ( 1.70 . 8.60 U/L ) Testosteroon 17.86 ( 11.40 . 27.</text:p>
          </table:table-cell>
          <table:table-cell office:value-type="string">
            <text:p>Testosteroon 17.86 ( 11.40 . 27.90 nmol/L )</text:p>
          </table:table-cell>
          <table:table-cell office:value-type="string">
            <text:p><text:s/>PSA 0.347 ( &lt;1.400 µg/L )</text:p>
          </table:table-cell>
          <table:table-cell office:value-type="string">
            <text:p>Testosteroon</text:p>
          </table:table-cell>
          <table:table-cell office:value-type="float" office:value="17.86">
            <text:p>17,86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68966">
            <text:p>12468966</text:p>
          </table:table-cell>
          <table:table-cell office:value-type="float" office:value="165905051">
            <text:p>165905051</text:p>
          </table:table-cell>
          <table:table-cell office:value-type="string">
            <text:p>2013-03-08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94645590298">
            <text:p>946455902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7.86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7.86">
            <text:p>17,86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63790">
            <text:p>22163790</text:p>
          </table:table-cell>
          <table:table-cell office:value-type="float" office:value="182421693">
            <text:p>182421693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2013-05-21</text:p>
          </table:table-cell>
          <table:table-cell office:value-type="float" office:value="35253122638">
            <text:p>352531226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7.91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7.91">
            <text:p>17,91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59931">
            <text:p>10759931</text:p>
          </table:table-cell>
          <table:table-cell office:value-type="float" office:value="172546634">
            <text:p>172546634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3-18</text:p>
          </table:table-cell>
          <table:table-cell office:value-type="float" office:value="673030336214">
            <text:p>67303033621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7.92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7.92">
            <text:p>17,92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94698">
            <text:p>13294698</text:p>
          </table:table-cell>
          <table:table-cell office:value-type="float" office:value="173566167">
            <text:p>173566167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90815848578">
            <text:p>908158485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rolaktiin 376 ( 86 . 324 mU/L ) Testosteroon 17.98 ( 11.40 . 27.</text:p>
          </table:table-cell>
          <table:table-cell office:value-type="string">
            <text:p>Testosteroon 17.98 ( 11.40 . 27.90 nmol/L )</text:p>
          </table:table-cell>
          <table:table-cell office:value-type="string">
            <text:p><text:s/>IGF-1309 ( 116 . 341 µg/L ) Teo</text:p>
          </table:table-cell>
          <table:table-cell office:value-type="string">
            <text:p>Testosteroon</text:p>
          </table:table-cell>
          <table:table-cell office:value-type="float" office:value="17.98">
            <text:p>17,98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19362">
            <text:p>11319362</text:p>
          </table:table-cell>
          <table:table-cell office:value-type="float" office:value="208060316">
            <text:p>208060316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09-05</text:p>
          </table:table-cell>
          <table:table-cell office:value-type="float" office:value="673030428297">
            <text:p>6730304282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8.05 ( 9.47 . 28.3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8.05">
            <text:p>18,05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33785">
            <text:p>23033785</text:p>
          </table:table-cell>
          <table:table-cell office:value-type="float" office:value="169490893">
            <text:p>169490893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673030317776">
            <text:p>6730303177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8.08 ( 11.40 . 27.9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8.08">
            <text:p>18,08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85376">
            <text:p>12685376</text:p>
          </table:table-cell>
          <table:table-cell office:value-type="float" office:value="213703452">
            <text:p>213703452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673030302388">
            <text:p>6730303023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ol 87.1 ( 28.0 . 156.0 pmol/L ) Testosteroon 18.10 ( 11.40 . 27.</text:p>
          </table:table-cell>
          <table:table-cell office:value-type="string">
            <text:p>Testosteroon 18.10 ( 11.40 . 27.9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8.1">
            <text:p>18,1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8762">
            <text:p>408762</text:p>
          </table:table-cell>
          <table:table-cell office:value-type="float" office:value="139380768">
            <text:p>139380768</text:p>
          </table:table-cell>
          <table:table-cell office:value-type="string">
            <text:p>2012-09-18</text:p>
          </table:table-cell>
          <table:table-cell office:value-type="string">
            <text:p>S</text:p>
          </table:table-cell>
          <table:table-cell office:value-type="string">
            <text:p>2012-09-06</text:p>
          </table:table-cell>
          <table:table-cell office:value-type="float" office:value="96847436369">
            <text:p>9684743636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8.12 ( 9.47 . 28.30 nmol/L )</text:p>
          </table:table-cell>
          <table:table-cell/>
          <table:table-cell office:value-type="string">
            <text:p>S , P-Testosteroon</text:p>
          </table:table-cell>
          <table:table-cell table:style-name="ce1" office:value-type="float" office:value="18.12">
            <text:p>18,12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46934">
            <text:p>22446934</text:p>
          </table:table-cell>
          <table:table-cell office:value-type="float" office:value="216966735">
            <text:p>216966735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07-05</text:p>
          </table:table-cell>
          <table:table-cell office:value-type="float" office:value="673030540448">
            <text:p>6730305404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) LH 6.98 ( 1.70 . 8.60 U/L ) Testosteroon 18.16 ( 11.40 . 27.</text:p>
          </table:table-cell>
          <table:table-cell office:value-type="string">
            <text:p>Testosteroon 18.16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8.16">
            <text:p>18,16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69849">
            <text:p>11969849</text:p>
          </table:table-cell>
          <table:table-cell office:value-type="float" office:value="216966735">
            <text:p>216966735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07-05</text:p>
          </table:table-cell>
          <table:table-cell office:value-type="float" office:value="673030540448">
            <text:p>6730305404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) LH 6.98 ( 1.70 . 8.60 U/L ) Testosteroon 18.16 ( 11.40 . 27.</text:p>
          </table:table-cell>
          <table:table-cell office:value-type="string">
            <text:p>Testosteroon 18.16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8.16">
            <text:p>18,16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43402">
            <text:p>22443402</text:p>
          </table:table-cell>
          <table:table-cell office:value-type="float" office:value="189693735">
            <text:p>189693735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office:value-type="string">
            <text:p>2013-06-20</text:p>
          </table:table-cell>
          <table:table-cell office:value-type="float" office:value="66453468920">
            <text:p>664534689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8.28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8.28">
            <text:p>18,28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41926">
            <text:p>22241926</text:p>
          </table:table-cell>
          <table:table-cell office:value-type="float" office:value="209475037">
            <text:p>209475037</text:p>
          </table:table-cell>
          <table:table-cell office:value-type="string">
            <text:p>2013-11-16</text:p>
          </table:table-cell>
          <table:table-cell office:value-type="string">
            <text:p>A</text:p>
          </table:table-cell>
          <table:table-cell office:value-type="string">
            <text:p>2013-10-17</text:p>
          </table:table-cell>
          <table:table-cell office:value-type="float" office:value="80147578851">
            <text:p>801475788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8.31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8.31">
            <text:p>18,31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48273">
            <text:p>5548273</text:p>
          </table:table-cell>
          <table:table-cell office:value-type="float" office:value="81943580">
            <text:p>81943580</text:p>
          </table:table-cell>
          <table:table-cell office:value-type="string">
            <text:p>2011-12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5834584063">
            <text:p>9583458406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26012012 testosteroon 18,4nmol/l</text:p>
          </table:table-cell>
          <table:table-cell office:value-type="string">
            <text:p>testosteroon 18,4nmol/l</text:p>
          </table:table-cell>
          <table:table-cell office:value-type="string">
            <text:p><text:s/>( N 4,5-26,6 ) = N Ei ilmunud v</text:p>
          </table:table-cell>
          <table:table-cell office:value-type="string">
            <text:p>testosteroon</text:p>
          </table:table-cell>
          <table:table-cell table:style-name="ce1" office:value-type="float" office:value="18.4">
            <text:p>18,4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30384">
            <text:p>13630384</text:p>
          </table:table-cell>
          <table:table-cell office:value-type="float" office:value="160467778">
            <text:p>160467778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48626612233">
            <text:p>486266122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, P-LH 3.10 ( 1.70 . 8.60 U/L ) S , P-Testosteroon 18.41 ( 11.40</text:p>
          </table:table-cell>
          <table:table-cell office:value-type="string">
            <text:p>S , P-Testosteroon 18.41 ( 11.40 . 27.90 nmol/L )</text:p>
          </table:table-cell>
          <table:table-cell office:value-type="string">
            <text:p><text:s/>S , P-PSA 0.408 ( &lt;1.400 µg/L )</text:p>
          </table:table-cell>
          <table:table-cell office:value-type="string">
            <text:p>S , P-Testosteroon</text:p>
          </table:table-cell>
          <table:table-cell office:value-type="float" office:value="18.41">
            <text:p>18,41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30379">
            <text:p>14430379</text:p>
          </table:table-cell>
          <table:table-cell office:value-type="float" office:value="169423110">
            <text:p>169423110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office:value-type="string">
            <text:p>2013-03-15</text:p>
          </table:table-cell>
          <table:table-cell office:value-type="float" office:value="673030303925">
            <text:p>67303030392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8.46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8.46">
            <text:p>18,46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05113">
            <text:p>22705113</text:p>
          </table:table-cell>
          <table:table-cell office:value-type="float" office:value="182239793">
            <text:p>182239793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18101233406">
            <text:p>181012334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<text:s/>22.04.201300 : 00 ) VASTUSED : Testosteroon 18.49 ( 9.47 . 28.3</text:p>
          </table:table-cell>
          <table:table-cell office:value-type="string">
            <text:p>Testosteroon 18.49 ( 9.47 . 28.30 nmol/L )</text:p>
          </table:table-cell>
          <table:table-cell office:value-type="string">
            <text:p><text:s/>PSA 1.500 ( &lt;4.100 µg/L )</text:p>
          </table:table-cell>
          <table:table-cell office:value-type="string">
            <text:p>Testosteroon</text:p>
          </table:table-cell>
          <table:table-cell office:value-type="float" office:value="18.49">
            <text:p>18,49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60460">
            <text:p>13460460</text:p>
          </table:table-cell>
          <table:table-cell office:value-type="float" office:value="171930639">
            <text:p>171930639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673041569561">
            <text:p>67304156956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<text:s/>09.04.201300 : 00 ) VASTUSED : Testosteroon 18.69 ( 9.47 . 28.3</text:p>
          </table:table-cell>
          <table:table-cell office:value-type="string">
            <text:p>Testosteroon 18.69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8.69">
            <text:p>18,69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25606">
            <text:p>13225606</text:p>
          </table:table-cell>
          <table:table-cell office:value-type="float" office:value="212066724">
            <text:p>212066724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0-04-14</text:p>
          </table:table-cell>
          <table:table-cell office:value-type="float" office:value="673030358476">
            <text:p>67303035847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8.7 ( 9,9 . 52,4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8.7">
            <text:p>18,7</text:p>
          </table:table-cell>
          <table:table-cell table:style-name="ce1" office:value-type="string">
            <text:p>9.9</text:p>
          </table:table-cell>
          <table:table-cell office:value-type="string">
            <text:p>52.4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07090">
            <text:p>23407090</text:p>
          </table:table-cell>
          <table:table-cell office:value-type="float" office:value="212066724">
            <text:p>212066724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0-04-14</text:p>
          </table:table-cell>
          <table:table-cell office:value-type="float" office:value="673030358476">
            <text:p>6730303584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8.7 ( 9,9 . 52,4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8.7">
            <text:p>18,7</text:p>
          </table:table-cell>
          <table:table-cell table:style-name="ce1" office:value-type="string">
            <text:p>9.9</text:p>
          </table:table-cell>
          <table:table-cell office:value-type="string">
            <text:p>52.4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20252">
            <text:p>5220252</text:p>
          </table:table-cell>
          <table:table-cell office:value-type="float" office:value="147453073">
            <text:p>147453073</text:p>
          </table:table-cell>
          <table:table-cell office:value-type="string">
            <text:p>2012-11-12</text:p>
          </table:table-cell>
          <table:table-cell office:value-type="string">
            <text:p>A</text:p>
          </table:table-cell>
          <table:table-cell office:value-type="string">
            <text:p>2012-11-07</text:p>
          </table:table-cell>
          <table:table-cell office:value-type="float" office:value="54901245656">
            <text:p>549012456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8.87 ( 11.40 . 27.9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8.87">
            <text:p>18,87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35715">
            <text:p>24635715</text:p>
          </table:table-cell>
          <table:table-cell office:value-type="float" office:value="189390809">
            <text:p>189390809</text:p>
          </table:table-cell>
          <table:table-cell office:value-type="string">
            <text:p>2013-07-23</text:p>
          </table:table-cell>
          <table:table-cell office:value-type="string">
            <text:p>A</text:p>
          </table:table-cell>
          <table:table-cell office:value-type="string">
            <text:p>2011-07-01</text:p>
          </table:table-cell>
          <table:table-cell office:value-type="float" office:value="673030407169">
            <text:p>6730304071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8.89 ( 8.64 . 29.0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8.89">
            <text:p>18,89</text:p>
          </table:table-cell>
          <table:table-cell office:value-type="string">
            <text:p>8.64</text:p>
          </table:table-cell>
          <table:table-cell office:value-type="float" office:value="29">
            <text:p>2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9812">
            <text:p>439812</text:p>
          </table:table-cell>
          <table:table-cell office:value-type="float" office:value="148400804">
            <text:p>148400804</text:p>
          </table:table-cell>
          <table:table-cell office:value-type="string">
            <text:p>2012-11-20</text:p>
          </table:table-cell>
          <table:table-cell office:value-type="string">
            <text:p>S</text:p>
          </table:table-cell>
          <table:table-cell office:value-type="string">
            <text:p>2012-11-12</text:p>
          </table:table-cell>
          <table:table-cell office:value-type="float" office:value="40228943576">
            <text:p>4022894357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8.98 ( 9.47 . 28.3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8.98">
            <text:p>18,98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32819">
            <text:p>12632819</text:p>
          </table:table-cell>
          <table:table-cell office:value-type="float" office:value="206202028">
            <text:p>206202028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1-11-23</text:p>
          </table:table-cell>
          <table:table-cell office:value-type="float" office:value="94493031907">
            <text:p>944930319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9.03 ( 6.68 . 25.70 nmol/L )</text:p>
          </table:table-cell>
          <table:table-cell/>
          <table:table-cell office:value-type="string">
            <text:p>S , P-Testosteroon</text:p>
          </table:table-cell>
          <table:table-cell table:style-name="ce1" office:value-type="float" office:value="19.03">
            <text:p>19,03</text:p>
          </table:table-cell>
          <table:table-cell office:value-type="string">
            <text:p>6.68</text:p>
          </table:table-cell>
          <table:table-cell table:style-name="ce1" office:value-type="string">
            <text:p>25.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01306">
            <text:p>22201306</text:p>
          </table:table-cell>
          <table:table-cell office:value-type="float" office:value="164851687">
            <text:p>164851687</text:p>
          </table:table-cell>
          <table:table-cell office:value-type="string">
            <text:p>2013-03-01</text:p>
          </table:table-cell>
          <table:table-cell office:value-type="string">
            <text:p>A</text:p>
          </table:table-cell>
          <table:table-cell office:value-type="string">
            <text:p>2013-01-23</text:p>
          </table:table-cell>
          <table:table-cell office:value-type="float" office:value="71896915732">
            <text:p>718969157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9.18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9.18">
            <text:p>19,18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26725">
            <text:p>13626725</text:p>
          </table:table-cell>
          <table:table-cell office:value-type="float" office:value="197923998">
            <text:p>197923998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7-30</text:p>
          </table:table-cell>
          <table:table-cell office:value-type="float" office:value="56482598867">
            <text:p>5648259886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9.19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9.19">
            <text:p>19,19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85827">
            <text:p>24285827</text:p>
          </table:table-cell>
          <table:table-cell office:value-type="float" office:value="165545354">
            <text:p>165545354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2012-09-18</text:p>
          </table:table-cell>
          <table:table-cell office:value-type="float" office:value="673030510917">
            <text:p>6730305109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<text:s/>18.09.201200 : 00 ) VASTUSED : S , P-Testosteroon 19.27 ( 9.47 </text:p>
          </table:table-cell>
          <table:table-cell office:value-type="string">
            <text:p>S , P-Testosteroon 19.27 ( 9.47 . 28.30 nmol/L )</text:p>
          </table:table-cell>
          <table:table-cell office:value-type="string">
            <text:p><text:s/>S , P-PSA 5.480 ( &lt;3.100 µg/L )</text:p>
          </table:table-cell>
          <table:table-cell office:value-type="string">
            <text:p>S , P-Testosteroon</text:p>
          </table:table-cell>
          <table:table-cell office:value-type="float" office:value="19.27">
            <text:p>19,27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88279">
            <text:p>22488279</text:p>
          </table:table-cell>
          <table:table-cell office:value-type="float" office:value="173374004">
            <text:p>173374004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673030513785">
            <text:p>6730305137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9.28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9.28">
            <text:p>19,28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78564">
            <text:p>23578564</text:p>
          </table:table-cell>
          <table:table-cell office:value-type="float" office:value="157589589">
            <text:p>157589589</text:p>
          </table:table-cell>
          <table:table-cell office:value-type="string">
            <text:p>2013-01-07</text:p>
          </table:table-cell>
          <table:table-cell office:value-type="string">
            <text:p>A</text:p>
          </table:table-cell>
          <table:table-cell office:value-type="string">
            <text:p>2013-01-04</text:p>
          </table:table-cell>
          <table:table-cell office:value-type="float" office:value="19297737489">
            <text:p>192977374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9.42 ( 9.47 . 28.30 nmol/L )</text:p>
          </table:table-cell>
          <table:table-cell office:value-type="string">
            <text:p><text:s/>07.01.201309 : 50 - LADVA , <text:s/>- </text:p>
          </table:table-cell>
          <table:table-cell office:value-type="string">
            <text:p>Testosteroon</text:p>
          </table:table-cell>
          <table:table-cell office:value-type="float" office:value="19.42">
            <text:p>19,42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70417">
            <text:p>12370417</text:p>
          </table:table-cell>
          <table:table-cell office:value-type="float" office:value="169186369">
            <text:p>169186369</text:p>
          </table:table-cell>
          <table:table-cell office:value-type="string">
            <text:p>2013-03-28</text:p>
          </table:table-cell>
          <table:table-cell office:value-type="string">
            <text:p>A</text:p>
          </table:table-cell>
          <table:table-cell office:value-type="string">
            <text:p>2010-03-08</text:p>
          </table:table-cell>
          <table:table-cell office:value-type="float" office:value="94630627771">
            <text:p>9463062777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9.5 ( 7,4 . 25,7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9.5">
            <text:p>19,5</text:p>
          </table:table-cell>
          <table:table-cell table:style-name="ce1" office:value-type="string">
            <text:p>7.4</text:p>
          </table:table-cell>
          <table:table-cell table:style-name="ce1" office:value-type="string">
            <text:p>25.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29774">
            <text:p>10929774</text:p>
          </table:table-cell>
          <table:table-cell office:value-type="float" office:value="205156853">
            <text:p>205156853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673032401429">
            <text:p>67303240142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9.51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9.51">
            <text:p>19,51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54747">
            <text:p>14554747</text:p>
          </table:table-cell>
          <table:table-cell office:value-type="float" office:value="203656509">
            <text:p>203656509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office:value-type="string">
            <text:p>2013-09-16</text:p>
          </table:table-cell>
          <table:table-cell office:value-type="float" office:value="77410036240">
            <text:p>774100362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9.59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9.59">
            <text:p>19,59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72669">
            <text:p>12172669</text:p>
          </table:table-cell>
          <table:table-cell office:value-type="float" office:value="182604614">
            <text:p>182604614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2013-04-26</text:p>
          </table:table-cell>
          <table:table-cell office:value-type="float" office:value="673030433261">
            <text:p>67303043326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9.70 ( 11.40 . 27.9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19.7">
            <text:p>19,7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81771">
            <text:p>23481771</text:p>
          </table:table-cell>
          <table:table-cell office:value-type="float" office:value="181673832">
            <text:p>181673832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5-10</text:p>
          </table:table-cell>
          <table:table-cell office:value-type="float" office:value="28877541781">
            <text:p>288775417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9.81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9.81">
            <text:p>19,81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96201">
            <text:p>10896201</text:p>
          </table:table-cell>
          <table:table-cell office:value-type="float" office:value="213070391">
            <text:p>213070391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10-10</text:p>
          </table:table-cell>
          <table:table-cell office:value-type="float" office:value="673037685144">
            <text:p>67303768514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5-OH ) 49.8 ↓ ( &gt; 75 nmol/L ) , Testosteroon 19.85 ( 9.47 . 28.3</text:p>
          </table:table-cell>
          <table:table-cell office:value-type="string">
            <text:p>Testosteroon 19.85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19.85">
            <text:p>19,85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83999">
            <text:p>12183999</text:p>
          </table:table-cell>
          <table:table-cell office:value-type="float" office:value="214769304">
            <text:p>214769304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673030486048">
            <text:p>6730304860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19.88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19.88">
            <text:p>19,88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32725">
            <text:p>22832725</text:p>
          </table:table-cell>
          <table:table-cell office:value-type="float" office:value="208241212">
            <text:p>208241212</text:p>
          </table:table-cell>
          <table:table-cell office:value-type="string">
            <text:p>2013-11-11</text:p>
          </table:table-cell>
          <table:table-cell office:value-type="string">
            <text:p>A</text:p>
          </table:table-cell>
          <table:table-cell office:value-type="string">
            <text:p>2013-08-22</text:p>
          </table:table-cell>
          <table:table-cell office:value-type="float" office:value="42510957305">
            <text:p>425109573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) LH 9.73 ↑ ( 1.70 . 8.60 U/L ) Testosteroon 19.97 ( 9.47 . 28.3</text:p>
          </table:table-cell>
          <table:table-cell office:value-type="string">
            <text:p>Testosteroon 19.97 ( 9.47 . 28.30 nmol/L )</text:p>
          </table:table-cell>
          <table:table-cell office:value-type="string">
            <text:p><text:s/>PSA 0.557 ( &lt;4.400 µg/L )</text:p>
          </table:table-cell>
          <table:table-cell office:value-type="string">
            <text:p>Testosteroon</text:p>
          </table:table-cell>
          <table:table-cell office:value-type="float" office:value="19.97">
            <text:p>19,97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31489">
            <text:p>4031489</text:p>
          </table:table-cell>
          <table:table-cell office:value-type="float" office:value="95971858">
            <text:p>95971858</text:p>
          </table:table-cell>
          <table:table-cell office:value-type="string">
            <text:p>2012-04-02</text:p>
          </table:table-cell>
          <table:table-cell office:value-type="string">
            <text:p>A</text:p>
          </table:table-cell>
          <table:table-cell office:value-type="string">
            <text:p>2012-02-10</text:p>
          </table:table-cell>
          <table:table-cell office:value-type="float" office:value="85072552947">
            <text:p>850725529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9.99 ( 8.64 . 29.0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9.99">
            <text:p>19,99</text:p>
          </table:table-cell>
          <table:table-cell office:value-type="string">
            <text:p>8.64</text:p>
          </table:table-cell>
          <table:table-cell office:value-type="float" office:value="29">
            <text:p>2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28257">
            <text:p>11928257</text:p>
          </table:table-cell>
          <table:table-cell office:value-type="float" office:value="189847670">
            <text:p>189847670</text:p>
          </table:table-cell>
          <table:table-cell office:value-type="string">
            <text:p>2013-07-26</text:p>
          </table:table-cell>
          <table:table-cell office:value-type="string">
            <text:p>A</text:p>
          </table:table-cell>
          <table:table-cell office:value-type="string">
            <text:p>2013-06-19</text:p>
          </table:table-cell>
          <table:table-cell office:value-type="float" office:value="64575027307">
            <text:p>645750273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D : LH 3.70 ( 1.70 . 8.60 U/L ) Testosteroon 20.01 ( 11.40 . 27.</text:p>
          </table:table-cell>
          <table:table-cell office:value-type="string">
            <text:p>Testosteroon 20.01 ( 11.40 . 27.90 nmol/L )</text:p>
          </table:table-cell>
          <table:table-cell office:value-type="string">
            <text:p><text:s/>PSA 0.984 ( &lt;2.000 µg/L )</text:p>
          </table:table-cell>
          <table:table-cell office:value-type="string">
            <text:p>Testosteroon</text:p>
          </table:table-cell>
          <table:table-cell table:style-name="ce1" office:value-type="float" office:value="20.01">
            <text:p>20,01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32523">
            <text:p>22732523</text:p>
          </table:table-cell>
          <table:table-cell office:value-type="float" office:value="215156621">
            <text:p>215156621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3-11-28</text:p>
          </table:table-cell>
          <table:table-cell office:value-type="float" office:value="21942191176">
            <text:p>219421911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0.13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0.13">
            <text:p>20,13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89849">
            <text:p>23489849</text:p>
          </table:table-cell>
          <table:table-cell office:value-type="float" office:value="175051932">
            <text:p>175051932</text:p>
          </table:table-cell>
          <table:table-cell office:value-type="string">
            <text:p>2013-05-02</text:p>
          </table:table-cell>
          <table:table-cell office:value-type="string">
            <text:p>A</text:p>
          </table:table-cell>
          <table:table-cell office:value-type="string">
            <text:p>2013-01-25</text:p>
          </table:table-cell>
          <table:table-cell office:value-type="float" office:value="673030579542">
            <text:p>6730305795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0.24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0.24">
            <text:p>20,24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53566">
            <text:p>23753566</text:p>
          </table:table-cell>
          <table:table-cell office:value-type="float" office:value="192632970">
            <text:p>192632970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office:value-type="string">
            <text:p>2013-08-09</text:p>
          </table:table-cell>
          <table:table-cell office:value-type="float" office:value="673030487658">
            <text:p>6730304876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) LH 4.67 ( 1.70 . 8.60 U/L ) Testosteroon 20.29 ( 11.40 . 27.</text:p>
          </table:table-cell>
          <table:table-cell office:value-type="string">
            <text:p>Testosteroon 20.29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0.29">
            <text:p>20,29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305">
            <text:p>148305</text:p>
          </table:table-cell>
          <table:table-cell office:value-type="float" office:value="145803653">
            <text:p>145803653</text:p>
          </table:table-cell>
          <table:table-cell office:value-type="string">
            <text:p>2012-10-30</text:p>
          </table:table-cell>
          <table:table-cell office:value-type="string">
            <text:p>S</text:p>
          </table:table-cell>
          <table:table-cell office:value-type="string">
            <text:p>2012-10-25</text:p>
          </table:table-cell>
          <table:table-cell office:value-type="float" office:value="86202766020">
            <text:p>8620276602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20.32 ( 11.40 . 27.9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20.32">
            <text:p>20,32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36756">
            <text:p>13236756</text:p>
          </table:table-cell>
          <table:table-cell office:value-type="float" office:value="180449367">
            <text:p>180449367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02</text:p>
          </table:table-cell>
          <table:table-cell office:value-type="float" office:value="99987043375">
            <text:p>9998704337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D : LH 4.64 ( 1.70 . 8.60 U/L ) Testosteroon 20.34 ( 9.47 . 28.3</text:p>
          </table:table-cell>
          <table:table-cell office:value-type="string">
            <text:p>Testosteroon 20.34 ( 9.47 . 28.30 nmol/L )</text:p>
          </table:table-cell>
          <table:table-cell office:value-type="string">
            <text:p><text:s/>PSA 2.080 ( &lt;4.100 µg/L )</text:p>
          </table:table-cell>
          <table:table-cell office:value-type="string">
            <text:p>Testosteroon</text:p>
          </table:table-cell>
          <table:table-cell office:value-type="float" office:value="20.34">
            <text:p>20,34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66935">
            <text:p>21466935</text:p>
          </table:table-cell>
          <table:table-cell office:value-type="float" office:value="177232894">
            <text:p>177232894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5-07</text:p>
          </table:table-cell>
          <table:table-cell office:value-type="float" office:value="56747248876">
            <text:p>567472488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0.42 ( 0.98 . 38.50 nmol/L )</text:p>
          </table:table-cell>
          <table:table-cell/>
          <table:table-cell office:value-type="string">
            <text:p>Testosteroon</text:p>
          </table:table-cell>
          <table:table-cell office:value-type="float" office:value="20.42">
            <text:p>20,42</text:p>
          </table:table-cell>
          <table:table-cell office:value-type="string">
            <text:p>0.98</text:p>
          </table:table-cell>
          <table:table-cell office:value-type="string">
            <text:p>38.5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62234">
            <text:p>23262234</text:p>
          </table:table-cell>
          <table:table-cell office:value-type="float" office:value="212276610">
            <text:p>212276610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2013-06-14</text:p>
          </table:table-cell>
          <table:table-cell office:value-type="float" office:value="673030345389">
            <text:p>6730303453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0.46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0.46">
            <text:p>20,46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69797">
            <text:p>23769797</text:p>
          </table:table-cell>
          <table:table-cell office:value-type="float" office:value="202228857">
            <text:p>202228857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3-09-13</text:p>
          </table:table-cell>
          <table:table-cell office:value-type="float" office:value="38517326175">
            <text:p>385173261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ol 66.4 ( 28.0 . 156.0 pmol/L ) Testosteroon 20.65 ( 11.40 . 27.</text:p>
          </table:table-cell>
          <table:table-cell office:value-type="string">
            <text:p>Testosteroon 20.65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0.65">
            <text:p>20,65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89727">
            <text:p>24689727</text:p>
          </table:table-cell>
          <table:table-cell office:value-type="float" office:value="168861335">
            <text:p>168861335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3-08</text:p>
          </table:table-cell>
          <table:table-cell office:value-type="float" office:value="673030333855">
            <text:p>6730303338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0.74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20.74">
            <text:p>20,74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36040">
            <text:p>23836040</text:p>
          </table:table-cell>
          <table:table-cell office:value-type="float" office:value="164003705">
            <text:p>164003705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office:value-type="string">
            <text:p>2013-01-14</text:p>
          </table:table-cell>
          <table:table-cell office:value-type="float" office:value="673030446391">
            <text:p>6730304463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0.80 ( 11.40 . 27.9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20.8">
            <text:p>20,8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68308">
            <text:p>12168308</text:p>
          </table:table-cell>
          <table:table-cell office:value-type="float" office:value="163756836">
            <text:p>163756836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673030377664">
            <text:p>6730303776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0.82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0.82">
            <text:p>20,82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53036">
            <text:p>23653036</text:p>
          </table:table-cell>
          <table:table-cell office:value-type="float" office:value="192211948">
            <text:p>192211948</text:p>
          </table:table-cell>
          <table:table-cell office:value-type="string">
            <text:p>2013-08-13</text:p>
          </table:table-cell>
          <table:table-cell office:value-type="string">
            <text:p>A</text:p>
          </table:table-cell>
          <table:table-cell office:value-type="string">
            <text:p>2012-06-19</text:p>
          </table:table-cell>
          <table:table-cell office:value-type="float" office:value="34809086994">
            <text:p>348090869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<text:s/>P-LH 13.23 ( 1.70 . 8.60 U/L ) S , P-Testosteroon 20.85 ( 8.64 </text:p>
          </table:table-cell>
          <table:table-cell office:value-type="string">
            <text:p>S , P-Testosteroon 20.85 ( 8.64 . 29.00 nmol/L )</text:p>
          </table:table-cell>
          <table:table-cell office:value-type="string">
            <text:p><text:s/>S , P-SHBG 53.2 ( 14.5 . 48.4 n</text:p>
          </table:table-cell>
          <table:table-cell office:value-type="string">
            <text:p>S , P-Testosteroon</text:p>
          </table:table-cell>
          <table:table-cell office:value-type="float" office:value="20.85">
            <text:p>20,85</text:p>
          </table:table-cell>
          <table:table-cell office:value-type="string">
            <text:p>8.64</text:p>
          </table:table-cell>
          <table:table-cell office:value-type="float" office:value="29">
            <text:p>2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46978">
            <text:p>14546978</text:p>
          </table:table-cell>
          <table:table-cell office:value-type="float" office:value="160467813">
            <text:p>160467813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3-01-14</text:p>
          </table:table-cell>
          <table:table-cell office:value-type="float" office:value="33427038301">
            <text:p>3342703830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0.86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20.86">
            <text:p>20,86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58983">
            <text:p>10558983</text:p>
          </table:table-cell>
          <table:table-cell office:value-type="float" office:value="194952360">
            <text:p>194952360</text:p>
          </table:table-cell>
          <table:table-cell office:value-type="string">
            <text:p>2013-08-30</text:p>
          </table:table-cell>
          <table:table-cell office:value-type="string">
            <text:p>S</text:p>
          </table:table-cell>
          <table:table-cell office:value-type="string">
            <text:p>2013-08-30</text:p>
          </table:table-cell>
          <table:table-cell office:value-type="float" office:value="19686086228">
            <text:p>1968608622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0.90 nmol/L</text:p>
          </table:table-cell>
          <table:table-cell office:value-type="string">
            <text:p><text:s/>( ref</text:p>
          </table:table-cell>
          <table:table-cell office:value-type="string">
            <text:p>Testosteroon</text:p>
          </table:table-cell>
          <table:table-cell table:style-name="ce1" office:value-type="float" office:value="20.9">
            <text:p>20,9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58059">
            <text:p>24058059</text:p>
          </table:table-cell>
          <table:table-cell office:value-type="float" office:value="161128004">
            <text:p>161128004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2013-02-01</text:p>
          </table:table-cell>
          <table:table-cell office:value-type="float" office:value="673030399609">
            <text:p>6730303996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0.95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20.95">
            <text:p>20,95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70096">
            <text:p>19170096</text:p>
          </table:table-cell>
          <table:table-cell office:value-type="float" office:value="189907264">
            <text:p>189907264</text:p>
          </table:table-cell>
          <table:table-cell office:value-type="string">
            <text:p>2013-07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68512">
            <text:p>6730303685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1 </text:p>
          </table:table-cell>
          <table:table-cell office:value-type="string">
            <text:p>nml/l , muud hormoonanalüüsid sa</text:p>
          </table:table-cell>
          <table:table-cell office:value-type="string">
            <text:p>Testosteroon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29229">
            <text:p>21429229</text:p>
          </table:table-cell>
          <table:table-cell office:value-type="float" office:value="160468477">
            <text:p>160468477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41565911285">
            <text:p>415659112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1.22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21.22">
            <text:p>21,22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10305">
            <text:p>14610305</text:p>
          </table:table-cell>
          <table:table-cell office:value-type="float" office:value="200920798">
            <text:p>200920798</text:p>
          </table:table-cell>
          <table:table-cell office:value-type="string">
            <text:p>2013-10-02</text:p>
          </table:table-cell>
          <table:table-cell office:value-type="string">
            <text:p>A</text:p>
          </table:table-cell>
          <table:table-cell office:value-type="string">
            <text:p>2013-10-02</text:p>
          </table:table-cell>
          <table:table-cell office:value-type="float" office:value="673034634141">
            <text:p>6730346341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1.29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1.29">
            <text:p>21,29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52300">
            <text:p>22852300</text:p>
          </table:table-cell>
          <table:table-cell office:value-type="float" office:value="160469186">
            <text:p>160469186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12-11-12</text:p>
          </table:table-cell>
          <table:table-cell office:value-type="float" office:value="34331555671">
            <text:p>343315556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21.52 ( 9.47 . 28.3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21.52">
            <text:p>21,52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83533">
            <text:p>23683533</text:p>
          </table:table-cell>
          <table:table-cell office:value-type="float" office:value="200542790">
            <text:p>200542790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23508377625">
            <text:p>235083776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<text:s/>27.03.201300 : 00 ) VASTUSED : Testosteroon 21.53 ( 9.47 . 28.3</text:p>
          </table:table-cell>
          <table:table-cell office:value-type="string">
            <text:p>Testosteroon 21.53 ( 9.47 . 28.30 nmol/L )</text:p>
          </table:table-cell>
          <table:table-cell office:value-type="string">
            <text:p><text:s/>PSA 2.530 ( &lt;4.100 µg/L )</text:p>
          </table:table-cell>
          <table:table-cell office:value-type="string">
            <text:p>Testosteroon</text:p>
          </table:table-cell>
          <table:table-cell office:value-type="float" office:value="21.53">
            <text:p>21,53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64540">
            <text:p>21664540</text:p>
          </table:table-cell>
          <table:table-cell office:value-type="float" office:value="197783957">
            <text:p>197783957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6-28</text:p>
          </table:table-cell>
          <table:table-cell office:value-type="float" office:value="673030435504">
            <text:p>6730304355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) LH 2.81 ( 1.70 . 8.60 U/L ) Testosteroon 21.57 ( 11.40 . 27.</text:p>
          </table:table-cell>
          <table:table-cell office:value-type="string">
            <text:p>Testosteroon 21.57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1.57">
            <text:p>21,57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51709">
            <text:p>11651709</text:p>
          </table:table-cell>
          <table:table-cell office:value-type="float" office:value="182512176">
            <text:p>182512176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673030429137">
            <text:p>6730304291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<text:s/>09.04.201300 : 00 ) VASTUSED : Testosteroon 21.76 ( 11.40 . 27.</text:p>
          </table:table-cell>
          <table:table-cell office:value-type="string">
            <text:p>Testosteroon 21.76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1.76">
            <text:p>21,76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09996">
            <text:p>22509996</text:p>
          </table:table-cell>
          <table:table-cell office:value-type="float" office:value="170254521">
            <text:p>170254521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2012-09-18</text:p>
          </table:table-cell>
          <table:table-cell office:value-type="float" office:value="10774281574">
            <text:p>107742815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, P-LH 4.80 ( 1.70 . 8.60 U/L ) S , P-Testosteroon 21.92 ( 9.47 </text:p>
          </table:table-cell>
          <table:table-cell office:value-type="string">
            <text:p>S , P-Testosteroon 21.92 ( 9.47 . 28.30 nmol/L )</text:p>
          </table:table-cell>
          <table:table-cell office:value-type="string">
            <text:p><text:s/>S , P-PSA 2.100 ( &lt;4.100 µg/L )</text:p>
          </table:table-cell>
          <table:table-cell office:value-type="string">
            <text:p>S , P-Testosteroon</text:p>
          </table:table-cell>
          <table:table-cell office:value-type="float" office:value="21.92">
            <text:p>21,92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35609">
            <text:p>11035609</text:p>
          </table:table-cell>
          <table:table-cell office:value-type="float" office:value="163262841">
            <text:p>163262841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office:value-type="string">
            <text:p>2012-12-10</text:p>
          </table:table-cell>
          <table:table-cell office:value-type="float" office:value="68131781099">
            <text:p>681317810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1.93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1.93">
            <text:p>21,93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84415">
            <text:p>10984415</text:p>
          </table:table-cell>
          <table:table-cell office:value-type="float" office:value="210858509">
            <text:p>210858509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673030431781">
            <text:p>6730304317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ol 58.4 ( 28.0 . 156.0 pmol/L ) Testosteroon 22.05 ( 9.47 . 28.3</text:p>
          </table:table-cell>
          <table:table-cell office:value-type="string">
            <text:p>Testosteroon 22.05 ( 9.47 . 28.30 nmol/L )</text:p>
          </table:table-cell>
          <table:table-cell office:value-type="string">
            <text:p><text:s/>Suguhormoone siduv globuliin 52</text:p>
          </table:table-cell>
          <table:table-cell office:value-type="string">
            <text:p>Testosteroon</text:p>
          </table:table-cell>
          <table:table-cell table:style-name="ce1" office:value-type="float" office:value="22.05">
            <text:p>22,05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73815">
            <text:p>24673815</text:p>
          </table:table-cell>
          <table:table-cell office:value-type="float" office:value="192261862">
            <text:p>192261862</text:p>
          </table:table-cell>
          <table:table-cell office:value-type="string">
            <text:p>2012-08-29</text:p>
          </table:table-cell>
          <table:table-cell office:value-type="string">
            <text:p>A</text:p>
          </table:table-cell>
          <table:table-cell office:value-type="string">
            <text:p>2012-08-23</text:p>
          </table:table-cell>
          <table:table-cell office:value-type="float" office:value="673030504665">
            <text:p>6730305046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22.25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22.25">
            <text:p>22,25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16288">
            <text:p>21416288</text:p>
          </table:table-cell>
          <table:table-cell office:value-type="float" office:value="214350789">
            <text:p>214350789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2-04</text:p>
          </table:table-cell>
          <table:table-cell office:value-type="float" office:value="673030577520">
            <text:p>6730305775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2.34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2.34">
            <text:p>22,34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74192">
            <text:p>22274192</text:p>
          </table:table-cell>
          <table:table-cell office:value-type="float" office:value="194611820">
            <text:p>194611820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66560447913">
            <text:p>665604479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) LH 4.52 ( 1.70 . 8.60 U/L ) Testosteroon 22.43 ( 11.40 . 27.</text:p>
          </table:table-cell>
          <table:table-cell office:value-type="string">
            <text:p>Testosteroon 22.43 ( 11.40 . 27.90 nmol/L )</text:p>
          </table:table-cell>
          <table:table-cell office:value-type="string">
            <text:p><text:s/>PSA 0.544 ( &lt;1.400 µg/L )</text:p>
          </table:table-cell>
          <table:table-cell office:value-type="string">
            <text:p>Testosteroon</text:p>
          </table:table-cell>
          <table:table-cell office:value-type="float" office:value="22.43">
            <text:p>22,43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68602">
            <text:p>14668602</text:p>
          </table:table-cell>
          <table:table-cell office:value-type="float" office:value="204421291">
            <text:p>204421291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office:value-type="string">
            <text:p>2013-10-09</text:p>
          </table:table-cell>
          <table:table-cell office:value-type="float" office:value="58644360922">
            <text:p>586443609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2.55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22.55">
            <text:p>22,55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15589">
            <text:p>11215589</text:p>
          </table:table-cell>
          <table:table-cell office:value-type="float" office:value="179813092">
            <text:p>179813092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2-28</text:p>
          </table:table-cell>
          <table:table-cell office:value-type="float" office:value="31055973885">
            <text:p>310559738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) LH 3.56 ( 1.70 . 8.60 U/L ) Testosteroon 22.69 ( 11.40 . 27.</text:p>
          </table:table-cell>
          <table:table-cell office:value-type="string">
            <text:p>Testosteroon 22.69 ( 11.40 . 27.90 nmol/L )</text:p>
          </table:table-cell>
          <table:table-cell office:value-type="string">
            <text:p><text:s/>PSA 0.850 ( &lt;1.400 µg/L )</text:p>
          </table:table-cell>
          <table:table-cell office:value-type="string">
            <text:p>Testosteroon</text:p>
          </table:table-cell>
          <table:table-cell office:value-type="float" office:value="22.69">
            <text:p>22,69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69446">
            <text:p>21469446</text:p>
          </table:table-cell>
          <table:table-cell office:value-type="float" office:value="218665589">
            <text:p>218665589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office:value-type="string">
            <text:p>2013-12-03</text:p>
          </table:table-cell>
          <table:table-cell office:value-type="float" office:value="97331629122">
            <text:p>973316291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) LH 2.71 ( 1.70 . 8.60 U/L ) Testosteroon 22.95 ( 9.47 . 28.3</text:p>
          </table:table-cell>
          <table:table-cell office:value-type="string">
            <text:p>Testosteroon 22.95 ( 9.47 . 28.30 nmol/L )</text:p>
          </table:table-cell>
          <table:table-cell office:value-type="string">
            <text:p><text:s/>PSA 0.703 ( &lt;3.100 µg/L )</text:p>
          </table:table-cell>
          <table:table-cell office:value-type="string">
            <text:p>Testosteroon</text:p>
          </table:table-cell>
          <table:table-cell office:value-type="float" office:value="22.95">
            <text:p>22,95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49127">
            <text:p>22349127</text:p>
          </table:table-cell>
          <table:table-cell office:value-type="float" office:value="160273057">
            <text:p>160273057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2012-05-23</text:p>
          </table:table-cell>
          <table:table-cell office:value-type="float" office:value="29519399175">
            <text:p>295193991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23.01 ( 8.64 . 29.00 nmol/L )</text:p>
          </table:table-cell>
          <table:table-cell/>
          <table:table-cell office:value-type="string">
            <text:p>S , P-Testosteroon</text:p>
          </table:table-cell>
          <table:table-cell table:style-name="ce1" office:value-type="float" office:value="23.01">
            <text:p>23,01</text:p>
          </table:table-cell>
          <table:table-cell office:value-type="string">
            <text:p>8.64</text:p>
          </table:table-cell>
          <table:table-cell office:value-type="float" office:value="29">
            <text:p>2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69076">
            <text:p>23269076</text:p>
          </table:table-cell>
          <table:table-cell office:value-type="float" office:value="164270440">
            <text:p>164270440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office:value-type="string">
            <text:p>2013-01-04</text:p>
          </table:table-cell>
          <table:table-cell office:value-type="float" office:value="673035868849">
            <text:p>6730358688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3.01 ( 11.40 . 27.9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23.01">
            <text:p>23,01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04070">
            <text:p>13104070</text:p>
          </table:table-cell>
          <table:table-cell office:value-type="float" office:value="162536789">
            <text:p>162536789</text:p>
          </table:table-cell>
          <table:table-cell office:value-type="string">
            <text:p>2013-02-11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673030391660">
            <text:p>6730303916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3.01 ( 11.40 . 27.9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23.01">
            <text:p>23,01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38814">
            <text:p>24138814</text:p>
          </table:table-cell>
          <table:table-cell office:value-type="float" office:value="191609411">
            <text:p>191609411</text:p>
          </table:table-cell>
          <table:table-cell office:value-type="string">
            <text:p>2013-08-08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673037479784">
            <text:p>6730374797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3.03 ( 11.40 . 27.9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23.03">
            <text:p>23,03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81226">
            <text:p>5181226</text:p>
          </table:table-cell>
          <table:table-cell office:value-type="float" office:value="131878210">
            <text:p>131878210</text:p>
          </table:table-cell>
          <table:table-cell office:value-type="string">
            <text:p>2012-07-04</text:p>
          </table:table-cell>
          <table:table-cell office:value-type="string">
            <text:p>A</text:p>
          </table:table-cell>
          <table:table-cell office:value-type="string">
            <text:p>2012-01-23</text:p>
          </table:table-cell>
          <table:table-cell office:value-type="float" office:value="75164432572">
            <text:p>751644325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133.3 ( 28.0 . 156.0 pmol/L ) S , P-Testosteroon 23.36 ( 6.68 </text:p>
          </table:table-cell>
          <table:table-cell office:value-type="string">
            <text:p>S , P-Testosteroon 23.36 ( 6.68 . 25.70 nmol/L )</text:p>
          </table:table-cell>
          <table:table-cell office:value-type="string">
            <text:p><text:s/>S , P-SHBG 38.3 ( 14.5 . 48.4 n</text:p>
          </table:table-cell>
          <table:table-cell office:value-type="string">
            <text:p>S , P-Testosteroon</text:p>
          </table:table-cell>
          <table:table-cell office:value-type="float" office:value="23.36">
            <text:p>23,36</text:p>
          </table:table-cell>
          <table:table-cell office:value-type="string">
            <text:p>6.68</text:p>
          </table:table-cell>
          <table:table-cell table:style-name="ce1" office:value-type="string">
            <text:p>25.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22749">
            <text:p>24322749</text:p>
          </table:table-cell>
          <table:table-cell office:value-type="float" office:value="179838087">
            <text:p>179838087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47503943648">
            <text:p>475039436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3.39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23.39">
            <text:p>23,39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41080">
            <text:p>21841080</text:p>
          </table:table-cell>
          <table:table-cell office:value-type="float" office:value="217046703">
            <text:p>217046703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12-12</text:p>
          </table:table-cell>
          <table:table-cell office:value-type="float" office:value="83692267601">
            <text:p>836922676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ol 49.9 ( 28.0 . 156.0 pmol/L ) Testosteroon 23.39 ( 11.40 . 27.</text:p>
          </table:table-cell>
          <table:table-cell office:value-type="string">
            <text:p>Testosteroon 23.39 ( 11.40 . 27.90 nmol/L )</text:p>
          </table:table-cell>
          <table:table-cell office:value-type="string">
            <text:p><text:s/>Suguhormoone siduv globuliin 73</text:p>
          </table:table-cell>
          <table:table-cell office:value-type="string">
            <text:p>Testosteroon</text:p>
          </table:table-cell>
          <table:table-cell office:value-type="float" office:value="23.39">
            <text:p>23,39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75357">
            <text:p>11175357</text:p>
          </table:table-cell>
          <table:table-cell office:value-type="float" office:value="217046703">
            <text:p>217046703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12-12</text:p>
          </table:table-cell>
          <table:table-cell office:value-type="float" office:value="83692267601">
            <text:p>8369226760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ol 49.9 ( 28.0 . 156.0 pmol/L ) Testosteroon 23.39 ( 11.40 . 27.</text:p>
          </table:table-cell>
          <table:table-cell office:value-type="string">
            <text:p>Testosteroon 23.39 ( 11.40 . 27.90 nmol/L )</text:p>
          </table:table-cell>
          <table:table-cell office:value-type="string">
            <text:p><text:s/>Suguhormoone siduv globuliin 73</text:p>
          </table:table-cell>
          <table:table-cell office:value-type="string">
            <text:p>Testosteroon</text:p>
          </table:table-cell>
          <table:table-cell office:value-type="float" office:value="23.39">
            <text:p>23,39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98935">
            <text:p>12398935</text:p>
          </table:table-cell>
          <table:table-cell office:value-type="float" office:value="184672050">
            <text:p>184672050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office:value-type="string">
            <text:p>2013-06-19</text:p>
          </table:table-cell>
          <table:table-cell office:value-type="float" office:value="45133070172">
            <text:p>451330701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3.61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3.61">
            <text:p>23,61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01983">
            <text:p>14901983</text:p>
          </table:table-cell>
          <table:table-cell office:value-type="float" office:value="205661028">
            <text:p>205661028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28609356557">
            <text:p>2860935655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3.88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23.88">
            <text:p>23,88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33582">
            <text:p>21833582</text:p>
          </table:table-cell>
          <table:table-cell office:value-type="float" office:value="163262215">
            <text:p>163262215</text:p>
          </table:table-cell>
          <table:table-cell office:value-type="string">
            <text:p>2013-02-19</text:p>
          </table:table-cell>
          <table:table-cell office:value-type="string">
            <text:p>A</text:p>
          </table:table-cell>
          <table:table-cell office:value-type="string">
            <text:p>2012-12-13</text:p>
          </table:table-cell>
          <table:table-cell office:value-type="float" office:value="673030483161">
            <text:p>6730304831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3.89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3.89">
            <text:p>23,89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81476">
            <text:p>11881476</text:p>
          </table:table-cell>
          <table:table-cell office:value-type="float" office:value="194890199">
            <text:p>194890199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8-12</text:p>
          </table:table-cell>
          <table:table-cell office:value-type="float" office:value="30967897361">
            <text:p>3096789736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4.13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4.13">
            <text:p>24,13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87976">
            <text:p>22287976</text:p>
          </table:table-cell>
          <table:table-cell office:value-type="float" office:value="201327311">
            <text:p>201327311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office:value-type="string">
            <text:p>2013-07-02</text:p>
          </table:table-cell>
          <table:table-cell office:value-type="float" office:value="673030563549">
            <text:p>6730305635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4.52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4.52">
            <text:p>24,52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74293">
            <text:p>13074293</text:p>
          </table:table-cell>
          <table:table-cell office:value-type="float" office:value="169157394">
            <text:p>169157394</text:p>
          </table:table-cell>
          <table:table-cell office:value-type="string">
            <text:p>2013-03-28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673039059055">
            <text:p>6730390590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4.57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24.57">
            <text:p>24,57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26811">
            <text:p>12626811</text:p>
          </table:table-cell>
          <table:table-cell office:value-type="float" office:value="203586456">
            <text:p>203586456</text:p>
          </table:table-cell>
          <table:table-cell office:value-type="string">
            <text:p>2013-10-17</text:p>
          </table:table-cell>
          <table:table-cell office:value-type="string">
            <text:p>A</text:p>
          </table:table-cell>
          <table:table-cell office:value-type="string">
            <text:p>2013-08-30</text:p>
          </table:table-cell>
          <table:table-cell office:value-type="float" office:value="673030496437">
            <text:p>6730304964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4.62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4.62">
            <text:p>24,62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04028">
            <text:p>11704028</text:p>
          </table:table-cell>
          <table:table-cell office:value-type="float" office:value="180103891">
            <text:p>180103891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30305621541">
            <text:p>303056215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<text:s/>22.05.201300 : 00 ) VASTUSED : Testosteroon 24.69 ( 11.40 . 27.</text:p>
          </table:table-cell>
          <table:table-cell office:value-type="string">
            <text:p>Testosteroon 24.69 ( 11.40 . 27.90 nmol/L )</text:p>
          </table:table-cell>
          <table:table-cell office:value-type="string">
            <text:p><text:s/>PSA 0.543 ( &lt;1.400 µg/L )</text:p>
          </table:table-cell>
          <table:table-cell office:value-type="string">
            <text:p>Testosteroon</text:p>
          </table:table-cell>
          <table:table-cell office:value-type="float" office:value="24.69">
            <text:p>24,69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70427">
            <text:p>14270427</text:p>
          </table:table-cell>
          <table:table-cell office:value-type="float" office:value="168422616">
            <text:p>168422616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673030397782">
            <text:p>6730303977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5.04 ( 11.40 . 27.9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25.04">
            <text:p>25,04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06997">
            <text:p>24206997</text:p>
          </table:table-cell>
          <table:table-cell office:value-type="float" office:value="168422616">
            <text:p>168422616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3-11</text:p>
          </table:table-cell>
          <table:table-cell office:value-type="float" office:value="673030397782">
            <text:p>6730303977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5.04 ( 11.40 . 27.9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25.04">
            <text:p>25,04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86562">
            <text:p>12086562</text:p>
          </table:table-cell>
          <table:table-cell office:value-type="float" office:value="168473140">
            <text:p>168473140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3-18</text:p>
          </table:table-cell>
          <table:table-cell office:value-type="float" office:value="85914269976">
            <text:p>8591426997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5.26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5.26">
            <text:p>25,26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87839">
            <text:p>21487839</text:p>
          </table:table-cell>
          <table:table-cell office:value-type="float" office:value="218448441">
            <text:p>218448441</text:p>
          </table:table-cell>
          <table:table-cell office:value-type="string">
            <text:p>2013-12-26</text:p>
          </table:table-cell>
          <table:table-cell office:value-type="string">
            <text:p>A</text:p>
          </table:table-cell>
          <table:table-cell office:value-type="string">
            <text:p>2013-12-20</text:p>
          </table:table-cell>
          <table:table-cell office:value-type="float" office:value="673030330721">
            <text:p>6730303307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5.40 ( 11.40 . 27.90 nmol/L )</text:p>
          </table:table-cell>
          <table:table-cell/>
          <table:table-cell office:value-type="string">
            <text:p>Testosteroon</text:p>
          </table:table-cell>
          <table:table-cell table:style-name="ce1" office:value-type="float" office:value="25.4">
            <text:p>25,4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47017">
            <text:p>7647017</text:p>
          </table:table-cell>
          <table:table-cell office:value-type="float" office:value="86497456">
            <text:p>86497456</text:p>
          </table:table-cell>
          <table:table-cell office:value-type="string">
            <text:p>2012-03-07</text:p>
          </table:table-cell>
          <table:table-cell office:value-type="string">
            <text:p>A</text:p>
          </table:table-cell>
          <table:table-cell office:value-type="string">
            <text:p>2012-03-07</text:p>
          </table:table-cell>
          <table:table-cell office:value-type="float" office:value="46849781155">
            <text:p>4684978115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25.96 ( 8.64 . 29.0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25.96">
            <text:p>25,96</text:p>
          </table:table-cell>
          <table:table-cell office:value-type="string">
            <text:p>8.64</text:p>
          </table:table-cell>
          <table:table-cell office:value-type="float" office:value="29">
            <text:p>2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78103">
            <text:p>24378103</text:p>
          </table:table-cell>
          <table:table-cell office:value-type="float" office:value="194823060">
            <text:p>194823060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8-27</text:p>
          </table:table-cell>
          <table:table-cell office:value-type="float" office:value="57902920481">
            <text:p>579029204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110.4 ( 28.0 . 156.0 pmol/L ) Testosteroon 26.12 ( 11.40 . 27.</text:p>
          </table:table-cell>
          <table:table-cell office:value-type="string">
            <text:p>Testosteroon 26.12 ( 11.40 . 27.90 nmol/L )</text:p>
          </table:table-cell>
          <table:table-cell office:value-type="string">
            <text:p><text:s/>Suguhormoone siduv globuliin 49</text:p>
          </table:table-cell>
          <table:table-cell office:value-type="string">
            <text:p>Testosteroon</text:p>
          </table:table-cell>
          <table:table-cell table:style-name="ce1" office:value-type="float" office:value="26.12">
            <text:p>26,12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72150">
            <text:p>21572150</text:p>
          </table:table-cell>
          <table:table-cell office:value-type="float" office:value="173319387">
            <text:p>173319387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673030510636">
            <text:p>6730305106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6.21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6.21">
            <text:p>26,21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58081">
            <text:p>22458081</text:p>
          </table:table-cell>
          <table:table-cell office:value-type="float" office:value="210768607">
            <text:p>210768607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11-20</text:p>
          </table:table-cell>
          <table:table-cell office:value-type="float" office:value="70297750866">
            <text:p>702977508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6.66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6.66">
            <text:p>26,66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69876">
            <text:p>14369876</text:p>
          </table:table-cell>
          <table:table-cell office:value-type="float" office:value="196195123">
            <text:p>196195123</text:p>
          </table:table-cell>
          <table:table-cell office:value-type="string">
            <text:p>2013-09-06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673039029385">
            <text:p>6730390293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6.71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6.71">
            <text:p>26,71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14743">
            <text:p>10114743</text:p>
          </table:table-cell>
          <table:table-cell office:value-type="float" office:value="169195747">
            <text:p>169195747</text:p>
          </table:table-cell>
          <table:table-cell office:value-type="string">
            <text:p>2013-03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2899650">
            <text:p>67304289965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7 </text:p>
          </table:table-cell>
          <table:table-cell office:value-type="string">
            <text:p>.</text:p>
          </table:table-cell>
          <table:table-cell office:value-type="string">
            <text:p>Testosteroon</text:p>
          </table:table-cell>
          <table:table-cell office:value-type="float" office:value="27">
            <text:p>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75387">
            <text:p>11475387</text:p>
          </table:table-cell>
          <table:table-cell office:value-type="float" office:value="172375619">
            <text:p>172375619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673030468621">
            <text:p>6730304686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7.45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7.45">
            <text:p>27,45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31849">
            <text:p>14531849</text:p>
          </table:table-cell>
          <table:table-cell office:value-type="float" office:value="175959835">
            <text:p>175959835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66468113733">
            <text:p>6646811373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7.49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27.49">
            <text:p>27,49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29246">
            <text:p>11329246</text:p>
          </table:table-cell>
          <table:table-cell office:value-type="float" office:value="197189435">
            <text:p>197189435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3-08-14</text:p>
          </table:table-cell>
          <table:table-cell office:value-type="float" office:value="673047336924">
            <text:p>67304733692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7.77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27.77">
            <text:p>27,77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40795">
            <text:p>15040795</text:p>
          </table:table-cell>
          <table:table-cell office:value-type="float" office:value="201667251">
            <text:p>201667251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2013-10-01</text:p>
          </table:table-cell>
          <table:table-cell office:value-type="float" office:value="17488735246">
            <text:p>174887352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7.78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27.78">
            <text:p>27,78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49526">
            <text:p>13049526</text:p>
          </table:table-cell>
          <table:table-cell office:value-type="float" office:value="171286011">
            <text:p>171286011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673030426705">
            <text:p>6730304267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7.97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27.97">
            <text:p>27,97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78731">
            <text:p>13378731</text:p>
          </table:table-cell>
          <table:table-cell office:value-type="float" office:value="176012705">
            <text:p>176012705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22641840328">
            <text:p>2264184032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) LH 9.08 ( 1.70 . 8.60 U/L ) Testosteroon 27.98 ( 11.40 . 27.</text:p>
          </table:table-cell>
          <table:table-cell office:value-type="string">
            <text:p>Testosteroon 27.98 ( 11.40 . 27.90 nmol/L )</text:p>
          </table:table-cell>
          <table:table-cell office:value-type="string">
            <text:p><text:s/>PSA 0.569 ( &lt;1.400 µg/L )</text:p>
          </table:table-cell>
          <table:table-cell office:value-type="string">
            <text:p>Testosteroon</text:p>
          </table:table-cell>
          <table:table-cell office:value-type="float" office:value="27.98">
            <text:p>27,98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03021">
            <text:p>24603021</text:p>
          </table:table-cell>
          <table:table-cell office:value-type="float" office:value="178031476">
            <text:p>178031476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673030513325">
            <text:p>6730305133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PSA 0,3 , testo 28,5 </text:p>
          </table:table-cell>
          <table:table-cell office:value-type="string">
            <text:p>testo 28,5 </text:p>
          </table:table-cell>
          <table:table-cell office:value-type="string">
            <text:p>, TSH 0 .</text:p>
          </table:table-cell>
          <table:table-cell office:value-type="string">
            <text:p>testo</text:p>
          </table:table-cell>
          <table:table-cell table:style-name="ce1" office:value-type="float" office:value="28.5">
            <text:p>28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66530">
            <text:p>24566530</text:p>
          </table:table-cell>
          <table:table-cell office:value-type="float" office:value="172161942">
            <text:p>172161942</text:p>
          </table:table-cell>
          <table:table-cell office:value-type="string">
            <text:p>2013-02-13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79892068866">
            <text:p>798920688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<text:s/>01.02.201300 : 00 ) VASTUSED : Testosteroon 28.63 ( 9.47 . 28.3</text:p>
          </table:table-cell>
          <table:table-cell office:value-type="string">
            <text:p>Testosteroon 28.63 ( 9.47 . 28.30 nmol/L )</text:p>
          </table:table-cell>
          <table:table-cell office:value-type="string">
            <text:p><text:s/>PSA 0.526 ( &lt;3.100 µg/L )</text:p>
          </table:table-cell>
          <table:table-cell office:value-type="string">
            <text:p>Testosteroon</text:p>
          </table:table-cell>
          <table:table-cell office:value-type="float" office:value="28.63">
            <text:p>28,63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82651">
            <text:p>11082651</text:p>
          </table:table-cell>
          <table:table-cell office:value-type="float" office:value="214576404">
            <text:p>214576404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09-02</text:p>
          </table:table-cell>
          <table:table-cell office:value-type="float" office:value="673030449336">
            <text:p>6730304493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ol 48.4 ( 28.0 . 156.0 pmol/L ) Testosteroon 28.94 </text:p>
          </table:table-cell>
          <table:table-cell office:value-type="string">
            <text:p>Testosteroon 28.94 </text:p>
          </table:table-cell>
          <table:table-cell office:value-type="string">
            <text:p>↑ ( 11.40 . 27.90 nmol/L ) Suguh</text:p>
          </table:table-cell>
          <table:table-cell office:value-type="string">
            <text:p>Testosteroon</text:p>
          </table:table-cell>
          <table:table-cell office:value-type="float" office:value="28.94">
            <text:p>28,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32750">
            <text:p>23932750</text:p>
          </table:table-cell>
          <table:table-cell office:value-type="float" office:value="209279051">
            <text:p>209279051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1-08</text:p>
          </table:table-cell>
          <table:table-cell office:value-type="float" office:value="673030488285">
            <text:p>6730304882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29.73 </text:p>
          </table:table-cell>
          <table:table-cell office:value-type="string">
            <text:p>↑ ( 11.40 . 27.90 nmol/L )</text:p>
          </table:table-cell>
          <table:table-cell office:value-type="string">
            <text:p>Testosteroon</text:p>
          </table:table-cell>
          <table:table-cell office:value-type="float" office:value="29.73">
            <text:p>29,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95556">
            <text:p>14595556</text:p>
          </table:table-cell>
          <table:table-cell office:value-type="float" office:value="163420368">
            <text:p>163420368</text:p>
          </table:table-cell>
          <table:table-cell office:value-type="string">
            <text:p>2013-02-21</text:p>
          </table:table-cell>
          <table:table-cell office:value-type="string">
            <text:p>A</text:p>
          </table:table-cell>
          <table:table-cell office:value-type="string">
            <text:p>2012-05-30</text:p>
          </table:table-cell>
          <table:table-cell office:value-type="float" office:value="673030491674">
            <text:p>6730304916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30.21 ( 8.64 . 29.0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30.21">
            <text:p>30,21</text:p>
          </table:table-cell>
          <table:table-cell office:value-type="string">
            <text:p>8.64</text:p>
          </table:table-cell>
          <table:table-cell office:value-type="float" office:value="29">
            <text:p>2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27031">
            <text:p>12827031</text:p>
          </table:table-cell>
          <table:table-cell office:value-type="float" office:value="213323643">
            <text:p>213323643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12-04</text:p>
          </table:table-cell>
          <table:table-cell office:value-type="float" office:value="43796257135">
            <text:p>4379625713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30.60 </text:p>
          </table:table-cell>
          <table:table-cell office:value-type="string">
            <text:p>↑ ( 9.47 . 28.30 nmol/L )</text:p>
          </table:table-cell>
          <table:table-cell office:value-type="string">
            <text:p>Testosteroon</text:p>
          </table:table-cell>
          <table:table-cell table:style-name="ce1" office:value-type="float" office:value="30.6">
            <text:p>30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85479">
            <text:p>23985479</text:p>
          </table:table-cell>
          <table:table-cell office:value-type="float" office:value="201123309">
            <text:p>201123309</text:p>
          </table:table-cell>
          <table:table-cell office:value-type="string">
            <text:p>2013-10-03</text:p>
          </table:table-cell>
          <table:table-cell office:value-type="string">
            <text:p>A</text:p>
          </table:table-cell>
          <table:table-cell office:value-type="string">
            <text:p>2013-10-01</text:p>
          </table:table-cell>
          <table:table-cell office:value-type="float" office:value="673030335349">
            <text:p>6730303353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30.70 </text:p>
          </table:table-cell>
          <table:table-cell office:value-type="string">
            <text:p>↑ ( 11.40 . 27.90 nmol/L )</text:p>
          </table:table-cell>
          <table:table-cell office:value-type="string">
            <text:p>Testosteroon</text:p>
          </table:table-cell>
          <table:table-cell table:style-name="ce1" office:value-type="float" office:value="30.7">
            <text:p>30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91111">
            <text:p>24091111</text:p>
          </table:table-cell>
          <table:table-cell office:value-type="float" office:value="210671882">
            <text:p>210671882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office:value-type="string">
            <text:p>2013-05-31</text:p>
          </table:table-cell>
          <table:table-cell office:value-type="float" office:value="91473847857">
            <text:p>914738478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<text:s/>30.05.201300 : 00 ) VASTUSED : Testosteroon 31.94 </text:p>
          </table:table-cell>
          <table:table-cell office:value-type="string">
            <text:p>Testosteroon 31.94 </text:p>
          </table:table-cell>
          <table:table-cell office:value-type="string">
            <text:p>↑ ( 9.47 . 28.30 nmol/L ) PSA 8.</text:p>
          </table:table-cell>
          <table:table-cell office:value-type="string">
            <text:p>Testosteroon</text:p>
          </table:table-cell>
          <table:table-cell office:value-type="float" office:value="31.94">
            <text:p>31,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37046">
            <text:p>10937046</text:p>
          </table:table-cell>
          <table:table-cell office:value-type="float" office:value="204596931">
            <text:p>204596931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09-27</text:p>
          </table:table-cell>
          <table:table-cell office:value-type="float" office:value="673030480420">
            <text:p>6730304804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31.99 </text:p>
          </table:table-cell>
          <table:table-cell office:value-type="string">
            <text:p>↑ ( 9.47 . 28.30 nmol/L )</text:p>
          </table:table-cell>
          <table:table-cell office:value-type="string">
            <text:p>Testosteroon</text:p>
          </table:table-cell>
          <table:table-cell office:value-type="float" office:value="31.99">
            <text:p>31,9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28945">
            <text:p>14128945</text:p>
          </table:table-cell>
          <table:table-cell office:value-type="float" office:value="161731856">
            <text:p>161731856</text:p>
          </table:table-cell>
          <table:table-cell office:value-type="string">
            <text:p>2013-02-11</text:p>
          </table:table-cell>
          <table:table-cell office:value-type="string">
            <text:p>A</text:p>
          </table:table-cell>
          <table:table-cell office:value-type="string">
            <text:p>2012-08-21</text:p>
          </table:table-cell>
          <table:table-cell office:value-type="float" office:value="673030423685">
            <text:p>6730304236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32.10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32.1">
            <text:p>32,1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96162">
            <text:p>12996162</text:p>
          </table:table-cell>
          <table:table-cell office:value-type="float" office:value="215541268">
            <text:p>215541268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673030362099">
            <text:p>6730303620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33.76 </text:p>
          </table:table-cell>
          <table:table-cell office:value-type="string">
            <text:p>↑ ( 11.40 . 27.90 nmol/L )</text:p>
          </table:table-cell>
          <table:table-cell office:value-type="string">
            <text:p>Testosteroon</text:p>
          </table:table-cell>
          <table:table-cell office:value-type="float" office:value="33.76">
            <text:p>33,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8663">
            <text:p>478663</text:p>
          </table:table-cell>
          <table:table-cell office:value-type="float" office:value="139371890">
            <text:p>139371890</text:p>
          </table:table-cell>
          <table:table-cell office:value-type="string">
            <text:p>2012-09-13</text:p>
          </table:table-cell>
          <table:table-cell office:value-type="string">
            <text:p>S</text:p>
          </table:table-cell>
          <table:table-cell office:value-type="string">
            <text:p>2012-09-11</text:p>
          </table:table-cell>
          <table:table-cell office:value-type="float" office:value="49210283489">
            <text:p>4921028348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33.94 ( 11.40 . 27.9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33.94">
            <text:p>33,94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29920">
            <text:p>10329920</text:p>
          </table:table-cell>
          <table:table-cell office:value-type="float" office:value="185641338">
            <text:p>185641338</text:p>
          </table:table-cell>
          <table:table-cell office:value-type="string">
            <text:p>2013-06-28</text:p>
          </table:table-cell>
          <table:table-cell office:value-type="string">
            <text:p>S</text:p>
          </table:table-cell>
          <table:table-cell office:value-type="string">
            <text:p>2013-06-14</text:p>
          </table:table-cell>
          <table:table-cell office:value-type="float" office:value="40245189453">
            <text:p>4024518945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in 582 mU/L ( 86 . 324 mU/L ) , testosteroon 34.28 nmol/L</text:p>
          </table:table-cell>
          <table:table-cell office:value-type="string">
            <text:p>testosteroon 34.28 nmol/L</text:p>
          </table:table-cell>
          <table:table-cell office:value-type="string">
            <text:p><text:s/>( 11.40 . 27.90 nmol/L )</text:p>
          </table:table-cell>
          <table:table-cell office:value-type="string">
            <text:p>testosteroon</text:p>
          </table:table-cell>
          <table:table-cell office:value-type="float" office:value="34.28">
            <text:p>34,28</text:p>
          </table:table-cell>
          <table:table-cell table:number-columns-repeated="2" office:value-type="string">
            <text:p>NULL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66199">
            <text:p>14766199</text:p>
          </table:table-cell>
          <table:table-cell office:value-type="float" office:value="163276863">
            <text:p>163276863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2012-12-18</text:p>
          </table:table-cell>
          <table:table-cell office:value-type="float" office:value="57622572114">
            <text:p>5762257211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<text:s/>25-OH ) 38.6 ( &gt; 75 nmol/L ) , Testosteroon 36.73 ( 9.47 . 28.3</text:p>
          </table:table-cell>
          <table:table-cell office:value-type="string">
            <text:p>Testosteroon 36.73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36.73">
            <text:p>36,73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69367">
            <text:p>22069367</text:p>
          </table:table-cell>
          <table:table-cell office:value-type="float" office:value="176036839">
            <text:p>176036839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3-15</text:p>
          </table:table-cell>
          <table:table-cell office:value-type="float" office:value="71214632673">
            <text:p>712146326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37.00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37">
            <text:p>37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28990">
            <text:p>24028990</text:p>
          </table:table-cell>
          <table:table-cell office:value-type="float" office:value="160470697">
            <text:p>160470697</text:p>
          </table:table-cell>
          <table:table-cell office:value-type="string">
            <text:p>2013-01-09</text:p>
          </table:table-cell>
          <table:table-cell office:value-type="string">
            <text:p>A</text:p>
          </table:table-cell>
          <table:table-cell office:value-type="string">
            <text:p>2012-12-17</text:p>
          </table:table-cell>
          <table:table-cell office:value-type="float" office:value="673030357970">
            <text:p>6730303579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37.55 ( 9.47 . 28.30 nmol/L )</text:p>
          </table:table-cell>
          <table:table-cell/>
          <table:table-cell office:value-type="string">
            <text:p>Testosteroon</text:p>
          </table:table-cell>
          <table:table-cell office:value-type="float" office:value="37.55">
            <text:p>37,55</text:p>
          </table:table-cell>
          <table:table-cell office:value-type="string">
            <text:p>9.47</text:p>
          </table:table-cell>
          <table:table-cell table:style-name="ce1" office:value-type="string">
            <text:p>28.3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47341">
            <text:p>11247341</text:p>
          </table:table-cell>
          <table:table-cell office:value-type="float" office:value="217332528">
            <text:p>217332528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673030410262">
            <text:p>6730304102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L ) LH 8.51 ( 1.70 . 8.60 U/L ) Testosteroon 37.56 </text:p>
          </table:table-cell>
          <table:table-cell office:value-type="string">
            <text:p>Testosteroon 37.56 </text:p>
          </table:table-cell>
          <table:table-cell office:value-type="string">
            <text:p>↑ ( 11.40 . 27.90 nmol/L )</text:p>
          </table:table-cell>
          <table:table-cell office:value-type="string">
            <text:p>Testosteroon</text:p>
          </table:table-cell>
          <table:table-cell office:value-type="float" office:value="37.56">
            <text:p>37,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89202">
            <text:p>24489202</text:p>
          </table:table-cell>
          <table:table-cell office:value-type="float" office:value="206714365">
            <text:p>206714365</text:p>
          </table:table-cell>
          <table:table-cell office:value-type="string">
            <text:p>2013-07-19</text:p>
          </table:table-cell>
          <table:table-cell office:value-type="string">
            <text:p>A</text:p>
          </table:table-cell>
          <table:table-cell office:value-type="string">
            <text:p>2013-07-17</text:p>
          </table:table-cell>
          <table:table-cell office:value-type="float" office:value="83760471839">
            <text:p>837604718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263.7 ↑ ( 28.0 . 156.0 pmol/L ) Testosteroon 37.81 </text:p>
          </table:table-cell>
          <table:table-cell office:value-type="string">
            <text:p>Testosteroon 37.81 </text:p>
          </table:table-cell>
          <table:table-cell office:value-type="string">
            <text:p>↑ ( 11.40 . 27.90 nmol/L ) hCG (</text:p>
          </table:table-cell>
          <table:table-cell office:value-type="string">
            <text:p>Testosteroon</text:p>
          </table:table-cell>
          <table:table-cell office:value-type="float" office:value="37.81">
            <text:p>37,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84003">
            <text:p>14484003</text:p>
          </table:table-cell>
          <table:table-cell office:value-type="float" office:value="181465178">
            <text:p>181465178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53809293508">
            <text:p>538092935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41.15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41.15">
            <text:p>41,15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04974">
            <text:p>21704974</text:p>
          </table:table-cell>
          <table:table-cell office:value-type="float" office:value="166658762">
            <text:p>166658762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3-07</text:p>
          </table:table-cell>
          <table:table-cell office:value-type="float" office:value="673030457759">
            <text:p>6730304577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Testosteroon 43.36 ( 11.40 . 27.90 nmol/L )</text:p>
          </table:table-cell>
          <table:table-cell/>
          <table:table-cell office:value-type="string">
            <text:p>Testosteroon</text:p>
          </table:table-cell>
          <table:table-cell office:value-type="float" office:value="43.36">
            <text:p>43,36</text:p>
          </table:table-cell>
          <table:table-cell table:style-name="ce1" office:value-type="string">
            <text:p>11.4</text:p>
          </table:table-cell>
          <table:table-cell table:style-name="ce1" office:value-type="string">
            <text:p>27.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28953">
            <text:p>14128953</text:p>
          </table:table-cell>
          <table:table-cell office:value-type="float" office:value="161731856">
            <text:p>161731856</text:p>
          </table:table-cell>
          <table:table-cell office:value-type="string">
            <text:p>2013-02-11</text:p>
          </table:table-cell>
          <table:table-cell office:value-type="string">
            <text:p>A</text:p>
          </table:table-cell>
          <table:table-cell office:value-type="string">
            <text:p>2012-06-12</text:p>
          </table:table-cell>
          <table:table-cell office:value-type="float" office:value="673030423685">
            <text:p>67303042368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63.30 ( 0.29 . 1.67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63.3">
            <text:p>63,3</text:p>
          </table:table-cell>
          <table:table-cell office:value-type="string">
            <text:p>0.29</text:p>
          </table:table-cell>
          <table:table-cell office:value-type="string">
            <text:p>1.67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23357">
            <text:p>7023357</text:p>
          </table:table-cell>
          <table:table-cell office:value-type="float" office:value="124558108">
            <text:p>124558108</text:p>
          </table:table-cell>
          <table:table-cell office:value-type="string">
            <text:p>2012-05-25</text:p>
          </table:table-cell>
          <table:table-cell office:value-type="string">
            <text:p>A</text:p>
          </table:table-cell>
          <table:table-cell office:value-type="string">
            <text:p>2012-05-14</text:p>
          </table:table-cell>
          <table:table-cell office:value-type="float" office:value="40245189453">
            <text:p>4024518945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table:number-columns-repeated="2" office:value-type="string">
            <text:p>S , P-Testosteroon 102.30 ( 8.64 . 29.00 nmol/L )</text:p>
          </table:table-cell>
          <table:table-cell/>
          <table:table-cell office:value-type="string">
            <text:p>S , P-Testosteroon</text:p>
          </table:table-cell>
          <table:table-cell office:value-type="float" office:value="102.3">
            <text:p>102,3</text:p>
          </table:table-cell>
          <table:table-cell office:value-type="string">
            <text:p>8.64</text:p>
          </table:table-cell>
          <table:table-cell office:value-type="float" office:value="29">
            <text:p>2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62414">
            <text:p>4962414</text:p>
          </table:table-cell>
          <table:table-cell office:value-type="float" office:value="131804116">
            <text:p>131804116</text:p>
          </table:table-cell>
          <table:table-cell office:value-type="string">
            <text:p>2012-07-05</text:p>
          </table:table-cell>
          <table:table-cell office:value-type="string">
            <text:p>A</text:p>
          </table:table-cell>
          <table:table-cell office:value-type="string">
            <text:p>2012-06-07</text:p>
          </table:table-cell>
          <table:table-cell office:value-type="float" office:value="32145557846">
            <text:p>3214555784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\s*(?P&lt;low&gt;([0-9])+(\s?[,.]\s?[0-9]+)?)\s*\.(\s?\.)?\s*(?P&lt;high&gt;([0-9])+(\s?[,.]\s?[0-9]+)?)\s*(?P&lt;unit&gt;nmol/(L|l))\s*\)</text:p>
          </table:table-cell>
          <table:table-cell office:value-type="string">
            <text:p>NULL</text:p>
          </table:table-cell>
          <table:table-cell office:value-type="string">
            <text:p>l 220.7 ( 28.0 . 156.0 pmol/L ) S , P-Testosteroon 134.40 ( 8.64</text:p>
          </table:table-cell>
          <table:table-cell office:value-type="string">
            <text:p>S , P-Testosteroon 134.40 ( 8.64 . 29.00 nmol/L )</text:p>
          </table:table-cell>
          <table:table-cell office:value-type="string">
            <text:p><text:s/>S , P-SHBG 200.0 ( 14.5 . 48.4 </text:p>
          </table:table-cell>
          <table:table-cell office:value-type="string">
            <text:p>S , P-Testosteroon</text:p>
          </table:table-cell>
          <table:table-cell office:value-type="float" office:value="134.4">
            <text:p>134,4</text:p>
          </table:table-cell>
          <table:table-cell office:value-type="string">
            <text:p>8.64</text:p>
          </table:table-cell>
          <table:table-cell office:value-type="float" office:value="29">
            <text:p>29</text:p>
          </table:table-cell>
          <table:table-cell office:value-type="string">
            <text:p>n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97910">
            <text:p>24597910</text:p>
          </table:table-cell>
          <table:table-cell office:value-type="float" office:value="194625997">
            <text:p>194625997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2013-04-25</text:p>
          </table:table-cell>
          <table:table-cell office:value-type="float" office:value="37931662140">
            <text:p>379316621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ESTOSTEROON</text:p>
          </table:table-cell>
          <table:table-cell office:value-type="string">
            <text:p>(?P&lt;key&gt;((f)?[Ss]\s*(,\s*(f)?P\s*)?\-?)?[Tt]esto(steroon)?)[-=. ]*(?P&lt;value&gt;([0-9])+(\s?[,.]\s?[0-9]+)?)\s*\(?\s*(?P&lt;unit&gt;nmol/(L|l))?</text:p>
          </table:table-cell>
          <table:table-cell office:value-type="string">
            <text:p>NULL</text:p>
          </table:table-cell>
          <table:table-cell office:value-type="string">
            <text:p>des , mis korratud - LTKH laboris testosteroon 511 </text:p>
          </table:table-cell>
          <table:table-cell office:value-type="string">
            <text:p>s testosteroon 511 </text:p>
          </table:table-cell>
          <table:table-cell office:value-type="string">
            <text:p>, SHBG 19,10 , FAI 2679 !</text:p>
          </table:table-cell>
          <table:table-cell office:value-type="string">
            <text:p>s testosteroon</text:p>
          </table:table-cell>
          <table:table-cell office:value-type="float" office:value="511">
            <text:p>5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T1048576">
          <table:sort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7T19:13:06.04</dc:date>
    <meta:document-statistic meta:table-count="1" meta:cell-count="14682" meta:object-count="0"/>
    <meta:generator>LibreOffice/4.0.0.3$Windows_x86 LibreOffice_project/7545bee9c2a0782548772a21bc84a9dcc583b89</meta:generator>
  </office:meta>
</office:document-meta>
</file>